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39pt"/>
    </style:style>
    <style:style style:name="co2" style:family="table-column">
      <style:table-column-properties fo:break-before="auto" style:column-width="72.9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88.16pt"/>
    </style:style>
    <style:style style:name="co5" style:family="table-column">
      <style:table-column-properties fo:break-before="auto" style:column-width="196.04pt"/>
    </style:style>
    <style:style style:name="co6" style:family="table-column">
      <style:table-column-properties fo:break-before="auto" style:column-width="90.5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tudent_5f_Data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udent_Data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number-columns-repeated="25" table:default-cell-style-name="Default"/>
        <table:table-column table:style-name="co3" table:number-columns-repeated="974" table:default-cell-style-name="Default"/>
        <table:table-row table:style-name="ro1">
          <table:table-cell table:style-name="ce1" office:value-type="string" calcext:value-type="string">
            <text:p>Student_ID</text:p>
          </table:table-cell>
          <table:table-cell table:style-name="ce1" office:value-type="string" calcext:value-type="string">
            <text:p>Full_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Maths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style-name="ce1" office:value-type="string" calcext:value-type="string">
            <text:p>Social_Studi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Attendance</text:p>
          </table:table-cell>
          <table:table-cell table:style-name="ce1" office:value-type="string" calcext:value-type="string">
            <text:p>Status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ttendance</text:p>
          </table:table-cell>
          <table:table-cell table:style-name="ce2" office:value-type="string" calcext:value-type="string">
            <text:p>Result Status</text:p>
          </table:table-cell>
          <table:table-cell table:number-columns-repeated="2"/>
          <table:table-cell table:style-name="ce2" office:value-type="string" calcext:value-type="string">
            <text:p>Total numbers of students</text:p>
          </table:table-cell>
          <table:table-cell table:number-columns-repeated="4"/>
          <table:table-cell table:style-name="ce1" table:formula="of:=COUNTA([.A2:.A501])" office:value-type="float" office:value="500" calcext:value-type="float">
            <text:p>50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TD-1001</text:p>
          </table:table-cell>
          <table:table-cell table:style-name="ce1" office:value-type="string" calcext:value-type="string">
            <text:p>Priya Choudha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69.4" calcext:value-type="float">
            <text:p>69.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]&lt;40;[.H2]&lt;40;[.J2]&lt;40;[.K2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Total number of students in class 6</text:p>
          </table:table-cell>
          <table:table-cell table:number-columns-repeated="4"/>
          <table:table-cell table:style-name="ce1" table:formula="of:=COUNTIF([.D$1:.D$1048576]; &quot;6&quot;)"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TD-1002</text:p>
          </table:table-cell>
          <table:table-cell table:style-name="ce1" office:value-type="string" calcext:value-type="string">
            <text:p>Aarav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75.8" calcext:value-type="float">
            <text:p>75.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]&lt;40;[.H3]&lt;40;[.J3]&lt;40;[.K3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Total number of students in class 7</text:p>
          </table:table-cell>
          <table:table-cell table:number-columns-repeated="4"/>
          <table:table-cell table:style-name="ce1" table:formula="of:=COUNTIF([.D$1:.D$1048576];&quot;7&quot;)" office:value-type="float" office:value="107" calcext:value-type="float">
            <text:p>107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TD-1003</text:p>
          </table:table-cell>
          <table:table-cell table:style-name="ce1" office:value-type="string" calcext:value-type="string">
            <text:p>Sai Iy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]&lt;40;[.H4]&lt;40;[.J4]&lt;40;[.K4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Total number of students in class 8</text:p>
          </table:table-cell>
          <table:table-cell table:number-columns-repeated="4"/>
          <table:table-cell table:style-name="ce1" table:formula="of:=COUNTIF([.D$1:.D$1048576];&quot;8&quot;)"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TD-1004</text:p>
          </table:table-cell>
          <table:table-cell table:style-name="ce1" office:value-type="string" calcext:value-type="string">
            <text:p>Ananya Sing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74.4" calcext:value-type="float">
            <text:p>74.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5]&lt;40;[.H5]&lt;40;[.J5]&lt;40;[.K5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Total number of students in class 9</text:p>
          </table:table-cell>
          <table:table-cell table:number-columns-repeated="4"/>
          <table:table-cell table:style-name="ce1" table:formula="of:=COUNTIF([.D$1:.D$1048576];&quot;9&quot;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TD-1005</text:p>
          </table:table-cell>
          <table:table-cell table:style-name="ce1" office:value-type="string" calcext:value-type="string">
            <text:p>Shreya Kulkarn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68.8" calcext:value-type="float">
            <text:p>68.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6]&lt;40;[.H6]&lt;40;[.J6]&lt;40;[.K6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Total number of students in class 10</text:p>
          </table:table-cell>
          <table:table-cell table:number-columns-repeated="4"/>
          <table:table-cell table:style-name="ce1" table:formula="of:=COUNTIF([.D$1:.D$1048576];&quot;10&quot;)" office:value-type="float" office:value="107" calcext:value-type="float">
            <text:p>107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TD-1006</text:p>
          </table:table-cell>
          <table:table-cell table:style-name="ce1" office:value-type="string" calcext:value-type="string">
            <text:p>Aarav Kulkarni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69.6" calcext:value-type="float">
            <text:p>69.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7]&lt;40;[.H7]&lt;40;[.J7]&lt;40;[.K7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Total numbers of student in chandigarh </text:p>
          </table:table-cell>
          <table:table-cell table:number-columns-repeated="4"/>
          <table:table-cell table:style-name="ce1" table:formula="of:=COUNTIF([.F$1:.F$1048576];&quot;CHANDIGARH&quot;)" office:value-type="float" office:value="69" calcext:value-type="float">
            <text:p>69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TD-1007</text:p>
          </table:table-cell>
          <table:table-cell table:style-name="ce1" office:value-type="string" calcext:value-type="string">
            <text:p>Meera Gupt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72.8" calcext:value-type="float">
            <text:p>72.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8]&lt;40;[.H8]&lt;40;[.J8]&lt;40;[.K8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Total numbers of student in Kolkata </text:p>
          </table:table-cell>
          <table:table-cell table:number-columns-repeated="4"/>
          <table:table-cell table:style-name="ce1" table:formula="of:=COUNTIF([.F$1:.F$1048576];&quot;KOLKATA&quot;)" office:value-type="float" office:value="64" calcext:value-type="float">
            <text:p>6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TD-1008</text:p>
          </table:table-cell>
          <table:table-cell table:style-name="ce1" office:value-type="string" calcext:value-type="string">
            <text:p>Kavya Gupt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63.2" calcext:value-type="float">
            <text:p>63.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9]&lt;40;[.H9]&lt;40;[.J9]&lt;40;[.K9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Total numbers of student in Delhi</text:p>
          </table:table-cell>
          <table:table-cell table:number-columns-repeated="4"/>
          <table:table-cell table:style-name="ce1" table:formula="of:=COUNTIF([.F$1:.F$1048576];&quot;DELHI&quot;)" office:value-type="float" office:value="55" calcext:value-type="float">
            <text:p>5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TD-1009</text:p>
          </table:table-cell>
          <table:table-cell table:style-name="ce1" office:value-type="string" calcext:value-type="string">
            <text:p>Vivaan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62.4" calcext:value-type="float">
            <text:p>62.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0]&lt;40;[.H10]&lt;40;[.J10]&lt;40;[.K10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Total numbers of student in Lucknow </text:p>
          </table:table-cell>
          <table:table-cell table:number-columns-repeated="4"/>
          <table:table-cell table:style-name="ce1" table:formula="of:=COUNTIF([.F$1:.F$1048576];&quot;LUCKNOW&quot;)"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TD-1010</text:p>
          </table:table-cell>
          <table:table-cell table:style-name="ce1" office:value-type="string" calcext:value-type="string">
            <text:p>Ananya Banerje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70.6" calcext:value-type="float">
            <text:p>70.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1]&lt;40;[.H11]&lt;40;[.J11]&lt;40;[.K11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Total numbers of student in Bhopal </text:p>
          </table:table-cell>
          <table:table-cell table:number-columns-repeated="4"/>
          <table:table-cell table:style-name="ce1" table:formula="of:=COUNTIF([.F$1:.F$1048576];&quot;BHOPAL&quot;)" office:value-type="float" office:value="64" calcext:value-type="float">
            <text:p>6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TD-1011</text:p>
          </table:table-cell>
          <table:table-cell table:style-name="ce1" office:value-type="string" calcext:value-type="string">
            <text:p>Aditya Choudha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55.6" calcext:value-type="float">
            <text:p>55.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2]&lt;40;[.H12]&lt;40;[.J12]&lt;40;[.K12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Total numbers of student in Jaipur</text:p>
          </table:table-cell>
          <table:table-cell table:number-columns-repeated="4"/>
          <table:table-cell table:style-name="ce1" table:formula="of:=COUNTIF([.F$1:.F$1048576];&quot;JAIPUR&quot;)" office:value-type="float" office:value="66" calcext:value-type="float">
            <text:p>66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TD-1012</text:p>
          </table:table-cell>
          <table:table-cell table:style-name="ce1" office:value-type="string" calcext:value-type="string">
            <text:p>Priya Pate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61.8" calcext:value-type="float">
            <text:p>61.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3]&lt;40;[.H13]&lt;40;[.J13]&lt;40;[.K13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Total numbers of student in Patna </text:p>
          </table:table-cell>
          <table:table-cell table:number-columns-repeated="4"/>
          <table:table-cell table:style-name="ce1" table:formula="of:=COUNTIF([.F$1:.F$1048576];&quot;PATNA&quot;)" office:value-type="float" office:value="53" calcext:value-type="float">
            <text:p>5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TD-1013</text:p>
          </table:table-cell>
          <table:table-cell table:style-name="ce1" office:value-type="string" calcext:value-type="string">
            <text:p>Sai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59.4" calcext:value-type="float">
            <text:p>59.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4]&lt;40;[.H14]&lt;40;[.J14]&lt;40;[.K14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Total numbers of student in Mumbai </text:p>
          </table:table-cell>
          <table:table-cell table:number-columns-repeated="4"/>
          <table:table-cell table:style-name="ce1" table:formula="of:=COUNTIF([.F$1:.F$1048576];&quot;mumbai&quot;)" office:value-type="float" office:value="64" calcext:value-type="float">
            <text:p>6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TD-1014</text:p>
          </table:table-cell>
          <table:table-cell table:style-name="ce1" office:value-type="string" calcext:value-type="string">
            <text:p>Ananya Yadav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67.8" calcext:value-type="float">
            <text:p>67.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5]&lt;40;[.H15]&lt;40;[.J15]&lt;40;[.K15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students who scored more than 75 marks in Maths.</text:p>
          </table:table-cell>
          <table:table-cell table:number-columns-repeated="4"/>
          <table:table-cell table:style-name="ce1" table:formula="of:=COUNTIF([.G$1:.G$1048576];&quot;&gt;75&quot;)" office:value-type="float" office:value="207" calcext:value-type="float">
            <text:p>207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TD-1015</text:p>
          </table:table-cell>
          <table:table-cell table:style-name="ce1" office:value-type="string" calcext:value-type="string">
            <text:p>Pooja Ja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6]&lt;40;[.H16]&lt;40;[.J16]&lt;40;[.K16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students have Attendance greater than 90%.</text:p>
          </table:table-cell>
          <table:table-cell table:number-columns-repeated="4"/>
          <table:table-cell table:style-name="ce1" table:formula="of:=COUNTIF([.N$1:.N$1048576];&quot;&gt;90&quot;)" office:value-type="float" office:value="135" calcext:value-type="float">
            <text:p>13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TD-1016</text:p>
          </table:table-cell>
          <table:table-cell table:style-name="ce1" office:value-type="string" calcext:value-type="string">
            <text:p>Karan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7]&lt;40;[.H17]&lt;40;[.J17]&lt;40;[.K17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Count students who are Female and studying in Class 10.</text:p>
          </table:table-cell>
          <table:table-cell table:number-columns-repeated="4"/>
          <table:table-cell table:style-name="ce1" table:formula="of:=COUNTIFS([.C$1:.C$1048576];&quot;Female&quot;;[.D$1:.D$1048576];10)" office:value-type="float" office:value="59" calcext:value-type="float">
            <text:p>59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TD-1017</text:p>
          </table:table-cell>
          <table:table-cell table:style-name="ce1" office:value-type="string" calcext:value-type="string">
            <text:p>Rohan Sing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8]&lt;40;[.H18]&lt;40;[.J18]&lt;40;[.K18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Find the number of students who passed but have Attendance below 75%.</text:p>
          </table:table-cell>
          <table:table-cell table:number-columns-repeated="4"/>
          <table:table-cell table:style-name="ce1" table:formula="of:=COUNTIFS([.O$1:.O$1048576];&quot;Pass&quot;;[.N$1:.N$1048576];&quot;&lt;75&quot;)" office:value-type="float" office:value="169" calcext:value-type="float">
            <text:p>169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TD-1018</text:p>
          </table:table-cell>
          <table:table-cell table:style-name="ce1" office:value-type="string" calcext:value-type="string">
            <text:p>Arjun Redd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75.8" calcext:value-type="float">
            <text:p>75.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9]&lt;40;[.H19]&lt;40;[.J19]&lt;40;[.K19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<text:s/>Count students who scored above 80 in both Maths and Science.</text:p>
          </table:table-cell>
          <table:table-cell table:number-columns-repeated="4"/>
          <table:table-cell table:style-name="ce1" table:formula="of:=COUNTIFS([.G$1:.G$1048576];&quot;&gt;80&quot;;[.H$1:.H$1048576];&quot;&gt;80&quot;)"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TD-1019</text:p>
          </table:table-cell>
          <table:table-cell table:style-name="ce1" office:value-type="string" calcext:value-type="string">
            <text:p>Karan Iy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80.6" calcext:value-type="float">
            <text:p>80.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0]&lt;40;[.H20]&lt;40;[.J20]&lt;40;[.K20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Identify how many students belong to Section A in Class 9.</text:p>
          </table:table-cell>
          <table:table-cell table:number-columns-repeated="4"/>
          <table:table-cell table:style-name="ce1" table:formula="of:=COUNTIFS([.D$1:.D$1048576];9;[.E$1:.E$1048576];&quot;A&quot;)" office:value-type="float" office:value="38" calcext:value-type="float">
            <text:p>38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020</text:p>
          </table:table-cell>
          <table:table-cell table:style-name="ce1" office:value-type="string" calcext:value-type="string">
            <text:p>Arjun Sing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72.8" calcext:value-type="float">
            <text:p>72.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1]&lt;40;[.H21]&lt;40;[.J21]&lt;40;[.K21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Calculate the total marks obtained by students from Delhi </text:p>
          </table:table-cell>
          <table:table-cell table:number-columns-repeated="4"/>
          <table:table-cell table:style-name="ce1" table:formula="of:=SUMIF([.F$1:.F$1048576];&quot;Delhi&quot;;[.L$1:.L$1048576])" office:value-type="float" office:value="19058" calcext:value-type="float">
            <text:p>19058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021</text:p>
          </table:table-cell>
          <table:table-cell table:style-name="ce1" office:value-type="string" calcext:value-type="string">
            <text:p>Ishita Kulkarni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2]&lt;40;[.H22]&lt;40;[.J22]&lt;40;[.K22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Find total Maths marks for students of Class 8.</text:p>
          </table:table-cell>
          <table:table-cell table:number-columns-repeated="4"/>
          <table:table-cell table:style-name="ce1" table:formula="of:=SUMIF([.D$1:.D$1048576];8;[.G$1:.G$1048576])" office:value-type="float" office:value="6288" calcext:value-type="float">
            <text:p>6288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022</text:p>
          </table:table-cell>
          <table:table-cell table:style-name="ce1" office:value-type="string" calcext:value-type="string">
            <text:p>Rahul Sing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67.6" calcext:value-type="float">
            <text:p>67.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3]&lt;40;[.H23]&lt;40;[.J23]&lt;40;[.K23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Calculate total marks of Female students from Mumbai.</text:p>
          </table:table-cell>
          <table:table-cell table:number-columns-repeated="4"/>
          <table:table-cell table:style-name="ce1" table:formula="of:=SUMIFS([.L$1:.L$1048576];[.C$1:.C$1048576];&quot;Female&quot;;[.F$1:.F$1048576];&quot;Mumbai&quot;)" office:value-type="float" office:value="10649" calcext:value-type="float">
            <text:p>10649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023</text:p>
          </table:table-cell>
          <table:table-cell table:style-name="ce1" office:value-type="string" calcext:value-type="string">
            <text:p>Sneha Gupt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4]&lt;40;[.H24]&lt;40;[.J24]&lt;40;[.K24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Find the total attendance of students in Section B.</text:p>
          </table:table-cell>
          <table:table-cell table:number-columns-repeated="4"/>
          <table:table-cell table:style-name="ce1" table:formula="of:=SUMIF([.E$1:.E$1048576];&quot;B&quot;;[.N$1:.N$1048576])" office:value-type="float" office:value="13512" calcext:value-type="float">
            <text:p>13512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024</text:p>
          </table:table-cell>
          <table:table-cell table:style-name="ce1" office:value-type="string" calcext:value-type="string">
            <text:p>Shreya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72.8" calcext:value-type="float">
            <text:p>72.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5]&lt;40;[.H25]&lt;40;[.J25]&lt;40;[.K25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Calculate the average percentage of students in Class 10.</text:p>
          </table:table-cell>
          <table:table-cell table:number-columns-repeated="4"/>
          <table:table-cell table:style-name="ce1" table:formula="of:=AVERAGEIF([.D$1:.D$1048576];10;[.M$1:.M$1048576])" office:value-type="float" office:value="70.23738318" calcext:value-type="float">
            <text:p>70.23738318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025</text:p>
          </table:table-cell>
          <table:table-cell table:style-name="ce1" office:value-type="string" calcext:value-type="string">
            <text:p>Ananya Nai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64.8" calcext:value-type="float">
            <text:p>64.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6]&lt;40;[.H26]&lt;40;[.J26]&lt;40;[.K26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Find average marks in English for Male students.</text:p>
          </table:table-cell>
          <table:table-cell table:number-columns-repeated="4"/>
          <table:table-cell table:style-name="ce1" table:formula="of:=AVERAGEIF([.C$1:.C$1048576];&quot;Male&quot;; [.I$1:.I$1048576])" office:value-type="float" office:value="70.036" calcext:value-type="float">
            <text:p>70.036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026</text:p>
          </table:table-cell>
          <table:table-cell table:style-name="ce1" office:value-type="string" calcext:value-type="string">
            <text:p>Neha Kau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68.6" calcext:value-type="float">
            <text:p>68.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7]&lt;40;[.H27]&lt;40;[.J27]&lt;40;[.K27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Calculate average percentage of students from Jaipur.</text:p>
          </table:table-cell>
          <table:table-cell table:number-columns-repeated="4"/>
          <table:table-cell table:style-name="ce1" table:formula="of:=AVERAGEIF([.F$1:.F$1048576];&quot;Jaipur&quot;; [.M$1:.M$1048576])" office:value-type="float" office:value="71.31212121" calcext:value-type="float">
            <text:p>71.31212121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027</text:p>
          </table:table-cell>
          <table:table-cell table:style-name="ce1" office:value-type="string" calcext:value-type="string">
            <text:p>Ishita Yadav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71.2" calcext:value-type="float">
            <text:p>71.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8]&lt;40;[.H28]&lt;40;[.J28]&lt;40;[.K28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Find average attendance of students who passed.</text:p>
          </table:table-cell>
          <table:table-cell table:number-columns-repeated="4"/>
          <table:table-cell table:style-name="ce1" table:formula="of:=AVERAGEIF([.O$1:.O$1048576];&quot;Pass&quot;; [.N$1:.N$1048576])" office:value-type="float" office:value="80.5490982" calcext:value-type="float">
            <text:p>80.5490982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028</text:p>
          </table:table-cell>
          <table:table-cell table:style-name="ce1" office:value-type="string" calcext:value-type="string">
            <text:p>Ritika Nai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77.8" calcext:value-type="float">
            <text:p>77.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9]&lt;40;[.H29]&lt;40;[.J29]&lt;40;[.K29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Retrieve full details of a student using their Student ID.</text:p>
          </table:table-cell>
          <table:table-cell table:number-columns-repeated="4"/>
          <table:table-cell table:style-name="ce1" table:number-matrix-columns-spanned="15" table:number-matrix-rows-spanned="1" table:formula="of:=xlookup(&quot;STD-1019&quot;;[.A$1:.A$1048576];[.A$1:.O$1048576])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29</text:p>
          </table:table-cell>
          <table:table-cell table:style-name="ce1" office:value-type="string" calcext:value-type="string">
            <text:p>Ananya Pate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number-columns-repeated="2" table:style-name="ce1" office:value-type="float" office:value="91" calcext:value-type="float">
            <text:p>9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0]&lt;40;[.H30]&lt;40;[.J30]&lt;40;[.K30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<text:s/>Fetch the percentage of a specific student using their ID.</text:p>
          </table:table-cell>
          <table:table-cell table:number-columns-repeated="4"/>
          <table:table-cell table:style-name="ce1" table:number-matrix-columns-spanned="1" table:number-matrix-rows-spanned="1" table:formula="of:=xlookup(&quot;STD-1025&quot;; [.A$1:.A$1048576]; [.M$1:.M$1048576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030</text:p>
          </table:table-cell>
          <table:table-cell table:style-name="ce1" office:value-type="string" calcext:value-type="string">
            <text:p>Ananya Redd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68.2" calcext:value-type="float">
            <text:p>68.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1]&lt;40;[.H31]&lt;40;[.J31]&lt;40;[.K31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Retrieve the city of a student using Student ID.</text:p>
          </table:table-cell>
          <table:table-cell table:number-columns-repeated="4"/>
          <table:table-cell table:style-name="ce1" table:number-matrix-columns-spanned="1" table:number-matrix-rows-spanned="1" table:formula="of:=xlookup(&quot;STD-1021&quot;; [.A$1:.A$1048576]; [.F$1:.F$1048576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031</text:p>
          </table:table-cell>
          <table:table-cell table:style-name="ce1" office:value-type="string" calcext:value-type="string">
            <text:p>Sneha Gup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64.4" calcext:value-type="float">
            <text:p>64.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2]&lt;40;[.H32]&lt;40;[.J32]&lt;40;[.K32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Display all students whose percentage is greater than 80.</text:p>
          </table:table-cell>
          <table:table-cell table:number-columns-repeated="4"/>
          <table:table-cell table:style-name="ce1" table:formula="of:=IFERROR(__xludf.dummyfunction(&quot;FILTER(A:O, M:M&gt;80)&quot;);&quot;Student_ID&quot;)" office:value-type="string" office:string-value="Student_ID" calcext:value-type="string">
            <text:p>Student_ID</text:p>
          </table:table-cell>
          <table:table-cell table:style-name="ce1" table:formula="of:=IFERROR(__xludf.dummyfunction(&quot;&quot;&quot;COMPUTED_VALUE&quot;&quot;&quot;);&quot;Full_Name&quot;)" office:value-type="string" office:string-value="Full_Name" calcext:value-type="string">
            <text:p>Full_Name</text:p>
          </table:table-cell>
          <table:table-cell table:style-name="ce1" table:formula="of:=IFERROR(__xludf.dummyfunction(&quot;&quot;&quot;COMPUTED_VALUE&quot;&quot;&quot;);&quot;Gender&quot;)" office:value-type="string" office:string-value="Gender" calcext:value-type="string">
            <text:p>Gender</text:p>
          </table:table-cell>
          <table:table-cell table:style-name="ce1" table:formula="of:=IFERROR(__xludf.dummyfunction(&quot;&quot;&quot;COMPUTED_VALUE&quot;&quot;&quot;);&quot;Class&quot;)" office:value-type="string" office:string-value="Class" calcext:value-type="string">
            <text:p>Class</text:p>
          </table:table-cell>
          <table:table-cell table:style-name="ce1" table:formula="of:=IFERROR(__xludf.dummyfunction(&quot;&quot;&quot;COMPUTED_VALUE&quot;&quot;&quot;);&quot;Section&quot;)" office:value-type="string" office:string-value="Section" calcext:value-type="string">
            <text:p>Section</text:p>
          </table:table-cell>
          <table:table-cell table:style-name="ce1" table:formula="of:=IFERROR(__xludf.dummyfunction(&quot;&quot;&quot;COMPUTED_VALUE&quot;&quot;&quot;);&quot;City&quot;)" office:value-type="string" office:string-value="City" calcext:value-type="string">
            <text:p>City</text:p>
          </table:table-cell>
          <table:table-cell table:style-name="ce1" table:formula="of:=IFERROR(__xludf.dummyfunction(&quot;&quot;&quot;COMPUTED_VALUE&quot;&quot;&quot;);&quot;Maths&quot;)" office:value-type="string" office:string-value="Maths" calcext:value-type="string">
            <text:p>Maths</text:p>
          </table:table-cell>
          <table:table-cell table:style-name="ce1" table:formula="of:=IFERROR(__xludf.dummyfunction(&quot;&quot;&quot;COMPUTED_VALUE&quot;&quot;&quot;);&quot;Science&quot;)" office:value-type="string" office:string-value="Science" calcext:value-type="string">
            <text:p>Science</text:p>
          </table:table-cell>
          <table:table-cell table:style-name="ce1" table:formula="of:=IFERROR(__xludf.dummyfunction(&quot;&quot;&quot;COMPUTED_VALUE&quot;&quot;&quot;);&quot;English&quot;)" office:value-type="string" office:string-value="English" calcext:value-type="string">
            <text:p>English</text:p>
          </table:table-cell>
          <table:table-cell table:style-name="ce1" table:formula="of:=IFERROR(__xludf.dummyfunction(&quot;&quot;&quot;COMPUTED_VALUE&quot;&quot;&quot;);&quot;Hindi&quot;)" office:value-type="string" office:string-value="Hindi" calcext:value-type="string">
            <text:p>Hindi</text:p>
          </table:table-cell>
          <table:table-cell table:style-name="ce1" table:formula="of:=IFERROR(__xludf.dummyfunction(&quot;&quot;&quot;COMPUTED_VALUE&quot;&quot;&quot;);&quot;Social_Studies&quot;)" office:value-type="string" office:string-value="Social_Studies" calcext:value-type="string">
            <text:p>Social_Studies</text:p>
          </table:table-cell>
          <table:table-cell table:style-name="ce1" table:formula="of:=IFERROR(__xludf.dummyfunction(&quot;&quot;&quot;COMPUTED_VALUE&quot;&quot;&quot;);&quot;Total&quot;)" office:value-type="string" office:string-value="Total" calcext:value-type="string">
            <text:p>Total</text:p>
          </table:table-cell>
          <table:table-cell table:style-name="ce1" table:formula="of:=IFERROR(__xludf.dummyfunction(&quot;&quot;&quot;COMPUTED_VALUE&quot;&quot;&quot;);&quot;Percentage&quot;)" office:value-type="string" office:string-value="Percentage" calcext:value-type="string">
            <text:p>Percentage</text:p>
          </table:table-cell>
          <table:table-cell table:style-name="ce1" table:formula="of:=IFERROR(__xludf.dummyfunction(&quot;&quot;&quot;COMPUTED_VALUE&quot;&quot;&quot;);&quot;Attendance&quot;)" office:value-type="string" office:string-value="Attendance" calcext:value-type="string">
            <text:p>Attendance</text:p>
          </table:table-cell>
          <table:table-cell table:style-name="ce1" table:formula="of:=IFERROR(__xludf.dummyfunction(&quot;&quot;&quot;COMPUTED_VALUE&quot;&quot;&quot;);&quot;Status&quot;)" office:value-type="string" office:string-value="Status" calcext:value-type="string">
            <text:p>Statu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32</text:p>
          </table:table-cell>
          <table:table-cell table:style-name="ce1" office:value-type="string" calcext:value-type="string">
            <text:p>Simran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74.6" calcext:value-type="float">
            <text:p>74.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3]&lt;40;[.H33]&lt;40;[.J33]&lt;40;[.K33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019&quot;)" office:value-type="string" office:string-value="STD-1019" calcext:value-type="string">
            <text:p>STD-1019</text:p>
          </table:table-cell>
          <table:table-cell table:style-name="ce1" table:formula="of:=IFERROR(__xludf.dummyfunction(&quot;&quot;&quot;COMPUTED_VALUE&quot;&quot;&quot;);&quot;Karan Iyer&quot;)" office:value-type="string" office:string-value="Karan Iyer" calcext:value-type="string">
            <text:p>Karan Iyer</text:p>
          </table:table-cell>
          <table:table-cell table:style-name="ce1" table:formula="of:=IFERROR(__xludf.dummyfunction(&quot;&quot;&quot;COMPUTED_VALUE&quot;&quot;&quot;);&quot;Male&quot;)" office:value-type="string" office:string-value="Male" calcext:value-type="string">
            <text:p>Male</text:p>
          </table:table-cell>
          <table:table-cell table:style-name="ce1" table:formula="of:=IFERROR(__xludf.dummyfunction(&quot;&quot;&quot;COMPUTED_VALUE&quot;&quot;&quot;);&quot;6&quot;)" office:value-type="string" office:string-value="6" calcext:value-type="string">
            <text:p>6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Chandigarh&quot;)" office:value-type="string" office:string-value="Chandigarh" calcext:value-type="string">
            <text:p>Chandigarh</text:p>
          </table:table-cell>
          <table:table-cell table:style-name="ce1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1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1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1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1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1" table:formula="of:=IFERROR(__xludf.dummyfunction(&quot;&quot;&quot;COMPUTED_VALUE&quot;&quot;&quot;);403)" office:value-type="float" office:value="403" calcext:value-type="float">
            <text:p>403</text:p>
          </table:table-cell>
          <table:table-cell table:style-name="ce1" table:formula="of:=IFERROR(__xludf.dummyfunction(&quot;&quot;&quot;COMPUTED_VALUE&quot;&quot;&quot;);80.6)" office:value-type="float" office:value="80.6" calcext:value-type="float">
            <text:p>80.6</text:p>
          </table:table-cell>
          <table:table-cell table:style-name="ce1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33</text:p>
          </table:table-cell>
          <table:table-cell table:style-name="ce1" office:value-type="string" calcext:value-type="string">
            <text:p>Ananya Nai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68.6" calcext:value-type="float">
            <text:p>68.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4]&lt;40;[.H34]&lt;40;[.J34]&lt;40;[.K34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055&quot;)" office:value-type="string" office:string-value="STD-1055" calcext:value-type="string">
            <text:p>STD-1055</text:p>
          </table:table-cell>
          <table:table-cell table:style-name="ce1" table:formula="of:=IFERROR(__xludf.dummyfunction(&quot;&quot;&quot;COMPUTED_VALUE&quot;&quot;&quot;);&quot;Shreya Singh&quot;)" office:value-type="string" office:string-value="Shreya Singh" calcext:value-type="string">
            <text:p>Shreya Singh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Jaipur&quot;)" office:value-type="string" office:string-value="Jaipur" calcext:value-type="string">
            <text:p>Jaipur</text:p>
          </table:table-cell>
          <table:table-cell table:style-name="ce1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1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" table:formula="of:=IFERROR(__xludf.dummyfunction(&quot;&quot;&quot;COMPUTED_VALUE&quot;&quot;&quot;);415)" office:value-type="float" office:value="415" calcext:value-type="float">
            <text:p>415</text:p>
          </table:table-cell>
          <table:table-cell table:style-name="ce1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1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34</text:p>
          </table:table-cell>
          <table:table-cell table:style-name="ce1" office:value-type="string" calcext:value-type="string">
            <text:p>Pooja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69.4" calcext:value-type="float">
            <text:p>69.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5]&lt;40;[.H35]&lt;40;[.J35]&lt;40;[.K35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062&quot;)" office:value-type="string" office:string-value="STD-1062" calcext:value-type="string">
            <text:p>STD-1062</text:p>
          </table:table-cell>
          <table:table-cell table:style-name="ce1" table:formula="of:=IFERROR(__xludf.dummyfunction(&quot;&quot;&quot;COMPUTED_VALUE&quot;&quot;&quot;);&quot;Karan Choudhary&quot;)" office:value-type="string" office:string-value="Karan Choudhary" calcext:value-type="string">
            <text:p>Karan Choudhary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8&quot;)" office:value-type="string" office:string-value="8" calcext:value-type="string">
            <text:p>8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Jaipur&quot;)" office:value-type="string" office:string-value="Jaipur" calcext:value-type="string">
            <text:p>Jaipur</text:p>
          </table:table-cell>
          <table:table-cell table:style-name="ce1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1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1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1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1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1" table:formula="of:=IFERROR(__xludf.dummyfunction(&quot;&quot;&quot;COMPUTED_VALUE&quot;&quot;&quot;);429)" office:value-type="float" office:value="429" calcext:value-type="float">
            <text:p>429</text:p>
          </table:table-cell>
          <table:table-cell table:style-name="ce1" table:formula="of:=IFERROR(__xludf.dummyfunction(&quot;&quot;&quot;COMPUTED_VALUE&quot;&quot;&quot;);85.8)" office:value-type="float" office:value="85.8" calcext:value-type="float">
            <text:p>85.8</text:p>
          </table:table-cell>
          <table:table-cell table:style-name="ce1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35</text:p>
          </table:table-cell>
          <table:table-cell table:style-name="ce1" office:value-type="string" calcext:value-type="string">
            <text:p>Kavya Kulkarni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60.6" calcext:value-type="float">
            <text:p>60.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6]&lt;40;[.H36]&lt;40;[.J36]&lt;40;[.K36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078&quot;)" office:value-type="string" office:string-value="STD-1078" calcext:value-type="string">
            <text:p>STD-1078</text:p>
          </table:table-cell>
          <table:table-cell table:style-name="ce1" table:formula="of:=IFERROR(__xludf.dummyfunction(&quot;&quot;&quot;COMPUTED_VALUE&quot;&quot;&quot;);&quot;Kavya Reddy&quot;)" office:value-type="string" office:string-value="Kavya Reddy" calcext:value-type="string">
            <text:p>Kavya Reddy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10&quot;)" office:value-type="string" office:string-value="10" calcext:value-type="string">
            <text:p>10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Lucknow&quot;)" office:value-type="string" office:string-value="Lucknow" calcext:value-type="string">
            <text:p>Lucknow</text:p>
          </table:table-cell>
          <table:table-cell table:style-name="ce1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1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1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1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1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1" table:formula="of:=IFERROR(__xludf.dummyfunction(&quot;&quot;&quot;COMPUTED_VALUE&quot;&quot;&quot;);414)" office:value-type="float" office:value="414" calcext:value-type="float">
            <text:p>414</text:p>
          </table:table-cell>
          <table:table-cell table:style-name="ce1" table:formula="of:=IFERROR(__xludf.dummyfunction(&quot;&quot;&quot;COMPUTED_VALUE&quot;&quot;&quot;);82.8)" office:value-type="float" office:value="82.8" calcext:value-type="float">
            <text:p>82.8</text:p>
          </table:table-cell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36</text:p>
          </table:table-cell>
          <table:table-cell table:style-name="ce1" office:value-type="string" calcext:value-type="string">
            <text:p>Aditya Redd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73.2" calcext:value-type="float">
            <text:p>73.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7]&lt;40;[.H37]&lt;40;[.J37]&lt;40;[.K37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098&quot;)" office:value-type="string" office:string-value="STD-1098" calcext:value-type="string">
            <text:p>STD-1098</text:p>
          </table:table-cell>
          <table:table-cell table:style-name="ce1" table:formula="of:=IFERROR(__xludf.dummyfunction(&quot;&quot;&quot;COMPUTED_VALUE&quot;&quot;&quot;);&quot;Arjun Banerjee&quot;)" office:value-type="string" office:string-value="Arjun Banerjee" calcext:value-type="string">
            <text:p>Arjun Banerjee</text:p>
          </table:table-cell>
          <table:table-cell table:style-name="ce1" table:formula="of:=IFERROR(__xludf.dummyfunction(&quot;&quot;&quot;COMPUTED_VALUE&quot;&quot;&quot;);&quot;Male&quot;)" office:value-type="string" office:string-value="Male" calcext:value-type="string">
            <text:p>Male</text:p>
          </table:table-cell>
          <table:table-cell table:style-name="ce1" table:formula="of:=IFERROR(__xludf.dummyfunction(&quot;&quot;&quot;COMPUTED_VALUE&quot;&quot;&quot;);&quot;7&quot;)" office:value-type="string" office:string-value="7" calcext:value-type="string">
            <text:p>7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Lucknow&quot;)" office:value-type="string" office:string-value="Lucknow" calcext:value-type="string">
            <text:p>Lucknow</text:p>
          </table:table-cell>
          <table:table-cell table:style-name="ce1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1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1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1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1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1" table:formula="of:=IFERROR(__xludf.dummyfunction(&quot;&quot;&quot;COMPUTED_VALUE&quot;&quot;&quot;);402)" office:value-type="float" office:value="402" calcext:value-type="float">
            <text:p>402</text:p>
          </table:table-cell>
          <table:table-cell table:style-name="ce1" table:formula="of:=IFERROR(__xludf.dummyfunction(&quot;&quot;&quot;COMPUTED_VALUE&quot;&quot;&quot;);80.4)" office:value-type="float" office:value="80.4" calcext:value-type="float">
            <text:p>80.4</text:p>
          </table:table-cell>
          <table:table-cell table:style-name="ce1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37</text:p>
          </table:table-cell>
          <table:table-cell table:style-name="ce1" office:value-type="string" calcext:value-type="string">
            <text:p>Ananya D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8]&lt;40;[.H38]&lt;40;[.J38]&lt;40;[.K38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130&quot;)" office:value-type="string" office:string-value="STD-1130" calcext:value-type="string">
            <text:p>STD-1130</text:p>
          </table:table-cell>
          <table:table-cell table:style-name="ce1" table:formula="of:=IFERROR(__xludf.dummyfunction(&quot;&quot;&quot;COMPUTED_VALUE&quot;&quot;&quot;);&quot;Rahul Choudhary&quot;)" office:value-type="string" office:string-value="Rahul Choudhary" calcext:value-type="string">
            <text:p>Rahul Choudhary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Bhopal&quot;)" office:value-type="string" office:string-value="Bhopal" calcext:value-type="string">
            <text:p>Bhopal</text:p>
          </table:table-cell>
          <table:table-cell table:style-name="ce1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1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1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1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1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1" table:formula="of:=IFERROR(__xludf.dummyfunction(&quot;&quot;&quot;COMPUTED_VALUE&quot;&quot;&quot;);423)" office:value-type="float" office:value="423" calcext:value-type="float">
            <text:p>423</text:p>
          </table:table-cell>
          <table:table-cell table:style-name="ce1" table:formula="of:=IFERROR(__xludf.dummyfunction(&quot;&quot;&quot;COMPUTED_VALUE&quot;&quot;&quot;);84.6)" office:value-type="float" office:value="84.6" calcext:value-type="float">
            <text:p>84.6</text:p>
          </table:table-cell>
          <table:table-cell table:style-name="ce1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38</text:p>
          </table:table-cell>
          <table:table-cell table:style-name="ce1" office:value-type="string" calcext:value-type="string">
            <text:p>Ishita Nai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65.8" calcext:value-type="float">
            <text:p>65.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9]&lt;40;[.H39]&lt;40;[.J39]&lt;40;[.K39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137&quot;)" office:value-type="string" office:string-value="STD-1137" calcext:value-type="string">
            <text:p>STD-1137</text:p>
          </table:table-cell>
          <table:table-cell table:style-name="ce1" table:formula="of:=IFERROR(__xludf.dummyfunction(&quot;&quot;&quot;COMPUTED_VALUE&quot;&quot;&quot;);&quot;Neha Verma&quot;)" office:value-type="string" office:string-value="Neha Verma" calcext:value-type="string">
            <text:p>Neha Verma</text:p>
          </table:table-cell>
          <table:table-cell table:style-name="ce1" table:formula="of:=IFERROR(__xludf.dummyfunction(&quot;&quot;&quot;COMPUTED_VALUE&quot;&quot;&quot;);&quot;Male&quot;)" office:value-type="string" office:string-value="Male" calcext:value-type="string">
            <text:p>Male</text:p>
          </table:table-cell>
          <table:table-cell table:style-name="ce1" table:formula="of:=IFERROR(__xludf.dummyfunction(&quot;&quot;&quot;COMPUTED_VALUE&quot;&quot;&quot;);&quot;6&quot;)" office:value-type="string" office:string-value="6" calcext:value-type="string">
            <text:p>6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Patna&quot;)" office:value-type="string" office:string-value="Patna" calcext:value-type="string">
            <text:p>Patna</text:p>
          </table:table-cell>
          <table:table-cell table:style-name="ce1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1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1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1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1" table:formula="of:=IFERROR(__xludf.dummyfunction(&quot;&quot;&quot;COMPUTED_VALUE&quot;&quot;&quot;);402)" office:value-type="float" office:value="402" calcext:value-type="float">
            <text:p>402</text:p>
          </table:table-cell>
          <table:table-cell table:style-name="ce1" table:formula="of:=IFERROR(__xludf.dummyfunction(&quot;&quot;&quot;COMPUTED_VALUE&quot;&quot;&quot;);80.4)" office:value-type="float" office:value="80.4" calcext:value-type="float">
            <text:p>80.4</text:p>
          </table:table-cell>
          <table:table-cell table:style-name="ce1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39</text:p>
          </table:table-cell>
          <table:table-cell table:style-name="ce1" office:value-type="string" calcext:value-type="string">
            <text:p>Meera Sing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0]&lt;40;[.H40]&lt;40;[.J40]&lt;40;[.K40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154&quot;)" office:value-type="string" office:string-value="STD-1154" calcext:value-type="string">
            <text:p>STD-1154</text:p>
          </table:table-cell>
          <table:table-cell table:style-name="ce1" table:formula="of:=IFERROR(__xludf.dummyfunction(&quot;&quot;&quot;COMPUTED_VALUE&quot;&quot;&quot;);&quot;Ishita Choudhary&quot;)" office:value-type="string" office:string-value="Ishita Choudhary" calcext:value-type="string">
            <text:p>Ishita Choudhary</text:p>
          </table:table-cell>
          <table:table-cell table:style-name="ce1" table:formula="of:=IFERROR(__xludf.dummyfunction(&quot;&quot;&quot;COMPUTED_VALUE&quot;&quot;&quot;);&quot;Male&quot;)" office:value-type="string" office:string-value="Male" calcext:value-type="string">
            <text:p>Male</text:p>
          </table:table-cell>
          <table:table-cell table:style-name="ce1" table:formula="of:=IFERROR(__xludf.dummyfunction(&quot;&quot;&quot;COMPUTED_VALUE&quot;&quot;&quot;);&quot;6&quot;)" office:value-type="string" office:string-value="6" calcext:value-type="string">
            <text:p>6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Delhi&quot;)" office:value-type="string" office:string-value="Delhi" calcext:value-type="string">
            <text:p>Delhi</text:p>
          </table:table-cell>
          <table:table-cell table:style-name="ce1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1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1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1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1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1" table:formula="of:=IFERROR(__xludf.dummyfunction(&quot;&quot;&quot;COMPUTED_VALUE&quot;&quot;&quot;);401)" office:value-type="float" office:value="401" calcext:value-type="float">
            <text:p>401</text:p>
          </table:table-cell>
          <table:table-cell table:style-name="ce1" table:formula="of:=IFERROR(__xludf.dummyfunction(&quot;&quot;&quot;COMPUTED_VALUE&quot;&quot;&quot;);80.2)" office:value-type="float" office:value="80.2" calcext:value-type="float">
            <text:p>80.2</text:p>
          </table:table-cell>
          <table:table-cell table:style-name="ce1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40</text:p>
          </table:table-cell>
          <table:table-cell table:style-name="ce1" office:value-type="string" calcext:value-type="string">
            <text:p>Arjun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65.4" calcext:value-type="float">
            <text:p>65.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1]&lt;40;[.H41]&lt;40;[.J41]&lt;40;[.K41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164&quot;)" office:value-type="string" office:string-value="STD-1164" calcext:value-type="string">
            <text:p>STD-1164</text:p>
          </table:table-cell>
          <table:table-cell table:style-name="ce1" table:formula="of:=IFERROR(__xludf.dummyfunction(&quot;&quot;&quot;COMPUTED_VALUE&quot;&quot;&quot;);&quot;Neha Choudhary&quot;)" office:value-type="string" office:string-value="Neha Choudhary" calcext:value-type="string">
            <text:p>Neha Choudhary</text:p>
          </table:table-cell>
          <table:table-cell table:style-name="ce1" table:formula="of:=IFERROR(__xludf.dummyfunction(&quot;&quot;&quot;COMPUTED_VALUE&quot;&quot;&quot;);&quot;Male&quot;)" office:value-type="string" office:string-value="Male" calcext:value-type="string">
            <text:p>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Chandigarh&quot;)" office:value-type="string" office:string-value="Chandigarh" calcext:value-type="string">
            <text:p>Chandigarh</text:p>
          </table:table-cell>
          <table:table-cell table:style-name="ce1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1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1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1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1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1" table:formula="of:=IFERROR(__xludf.dummyfunction(&quot;&quot;&quot;COMPUTED_VALUE&quot;&quot;&quot;);423)" office:value-type="float" office:value="423" calcext:value-type="float">
            <text:p>423</text:p>
          </table:table-cell>
          <table:table-cell table:style-name="ce1" table:formula="of:=IFERROR(__xludf.dummyfunction(&quot;&quot;&quot;COMPUTED_VALUE&quot;&quot;&quot;);84.6)" office:value-type="float" office:value="84.6" calcext:value-type="float">
            <text:p>84.6</text:p>
          </table:table-cell>
          <table:table-cell table:style-name="ce1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41</text:p>
          </table:table-cell>
          <table:table-cell table:style-name="ce1" office:value-type="string" calcext:value-type="string">
            <text:p>Ananya Kulkarn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75.2" calcext:value-type="float">
            <text:p>75.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2]&lt;40;[.H42]&lt;40;[.J42]&lt;40;[.K42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202&quot;)" office:value-type="string" office:string-value="STD-1202" calcext:value-type="string">
            <text:p>STD-1202</text:p>
          </table:table-cell>
          <table:table-cell table:style-name="ce1" table:formula="of:=IFERROR(__xludf.dummyfunction(&quot;&quot;&quot;COMPUTED_VALUE&quot;&quot;&quot;);&quot;Priya Nair&quot;)" office:value-type="string" office:string-value="Priya Nair" calcext:value-type="string">
            <text:p>Priya Nair</text:p>
          </table:table-cell>
          <table:table-cell table:style-name="ce1" table:formula="of:=IFERROR(__xludf.dummyfunction(&quot;&quot;&quot;COMPUTED_VALUE&quot;&quot;&quot;);&quot;Male&quot;)" office:value-type="string" office:string-value="Male" calcext:value-type="string">
            <text:p>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Bhopal&quot;)" office:value-type="string" office:string-value="Bhopal" calcext:value-type="string">
            <text:p>Bhopal</text:p>
          </table:table-cell>
          <table:table-cell table:style-name="ce1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1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1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1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1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1" table:formula="of:=IFERROR(__xludf.dummyfunction(&quot;&quot;&quot;COMPUTED_VALUE&quot;&quot;&quot;);410)" office:value-type="float" office:value="410" calcext:value-type="float">
            <text:p>410</text:p>
          </table:table-cell>
          <table:table-cell table:style-name="ce1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1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42</text:p>
          </table:table-cell>
          <table:table-cell table:style-name="ce1" office:value-type="string" calcext:value-type="string">
            <text:p>Tanvi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70.8" calcext:value-type="float">
            <text:p>70.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3]&lt;40;[.H43]&lt;40;[.J43]&lt;40;[.K43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204&quot;)" office:value-type="string" office:string-value="STD-1204" calcext:value-type="string">
            <text:p>STD-1204</text:p>
          </table:table-cell>
          <table:table-cell table:style-name="ce1" table:formula="of:=IFERROR(__xludf.dummyfunction(&quot;&quot;&quot;COMPUTED_VALUE&quot;&quot;&quot;);&quot;Ritika Das&quot;)" office:value-type="string" office:string-value="Ritika Das" calcext:value-type="string">
            <text:p>Ritika Das</text:p>
          </table:table-cell>
          <table:table-cell table:style-name="ce1" table:formula="of:=IFERROR(__xludf.dummyfunction(&quot;&quot;&quot;COMPUTED_VALUE&quot;&quot;&quot;);&quot;Male&quot;)" office:value-type="string" office:string-value="Male" calcext:value-type="string">
            <text:p>Male</text:p>
          </table:table-cell>
          <table:table-cell table:style-name="ce1" table:formula="of:=IFERROR(__xludf.dummyfunction(&quot;&quot;&quot;COMPUTED_VALUE&quot;&quot;&quot;);&quot;6&quot;)" office:value-type="string" office:string-value="6" calcext:value-type="string">
            <text:p>6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Lucknow&quot;)" office:value-type="string" office:string-value="Lucknow" calcext:value-type="string">
            <text:p>Lucknow</text:p>
          </table:table-cell>
          <table:table-cell table:style-name="ce1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1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1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1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1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1" table:formula="of:=IFERROR(__xludf.dummyfunction(&quot;&quot;&quot;COMPUTED_VALUE&quot;&quot;&quot;);425)" office:value-type="float" office:value="425" calcext:value-type="float">
            <text:p>425</text:p>
          </table:table-cell>
          <table:table-cell table:style-name="ce1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1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43</text:p>
          </table:table-cell>
          <table:table-cell table:style-name="ce1" office:value-type="string" calcext:value-type="string">
            <text:p>Priya Ja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66.8" calcext:value-type="float">
            <text:p>66.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4]&lt;40;[.H44]&lt;40;[.J44]&lt;40;[.K44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227&quot;)" office:value-type="string" office:string-value="STD-1227" calcext:value-type="string">
            <text:p>STD-1227</text:p>
          </table:table-cell>
          <table:table-cell table:style-name="ce1" table:formula="of:=IFERROR(__xludf.dummyfunction(&quot;&quot;&quot;COMPUTED_VALUE&quot;&quot;&quot;);&quot;Sneha Nair&quot;)" office:value-type="string" office:string-value="Sneha Nair" calcext:value-type="string">
            <text:p>Sneha Nair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10&quot;)" office:value-type="string" office:string-value="10" calcext:value-type="string">
            <text:p>10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Kolkata&quot;)" office:value-type="string" office:string-value="Kolkata" calcext:value-type="string">
            <text:p>Kolkata</text:p>
          </table:table-cell>
          <table:table-cell table:style-name="ce1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1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1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1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1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1" table:formula="of:=IFERROR(__xludf.dummyfunction(&quot;&quot;&quot;COMPUTED_VALUE&quot;&quot;&quot;);402)" office:value-type="float" office:value="402" calcext:value-type="float">
            <text:p>402</text:p>
          </table:table-cell>
          <table:table-cell table:style-name="ce1" table:formula="of:=IFERROR(__xludf.dummyfunction(&quot;&quot;&quot;COMPUTED_VALUE&quot;&quot;&quot;);80.4)" office:value-type="float" office:value="80.4" calcext:value-type="float">
            <text:p>80.4</text:p>
          </table:table-cell>
          <table:table-cell table:style-name="ce1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44</text:p>
          </table:table-cell>
          <table:table-cell table:style-name="ce1" office:value-type="string" calcext:value-type="string">
            <text:p>Meera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0.2" calcext:value-type="float">
            <text:p>70.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5]&lt;40;[.H45]&lt;40;[.J45]&lt;40;[.K45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232&quot;)" office:value-type="string" office:string-value="STD-1232" calcext:value-type="string">
            <text:p>STD-1232</text:p>
          </table:table-cell>
          <table:table-cell table:style-name="ce1" table:formula="of:=IFERROR(__xludf.dummyfunction(&quot;&quot;&quot;COMPUTED_VALUE&quot;&quot;&quot;);&quot;Priya Choudhary&quot;)" office:value-type="string" office:string-value="Priya Choudhary" calcext:value-type="string">
            <text:p>Priya Choudhary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7&quot;)" office:value-type="string" office:string-value="7" calcext:value-type="string">
            <text:p>7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Chandigarh&quot;)" office:value-type="string" office:string-value="Chandigarh" calcext:value-type="string">
            <text:p>Chandigarh</text:p>
          </table:table-cell>
          <table:table-cell table:style-name="ce1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1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1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1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1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1" table:formula="of:=IFERROR(__xludf.dummyfunction(&quot;&quot;&quot;COMPUTED_VALUE&quot;&quot;&quot;);437)" office:value-type="float" office:value="437" calcext:value-type="float">
            <text:p>437</text:p>
          </table:table-cell>
          <table:table-cell table:style-name="ce1" table:formula="of:=IFERROR(__xludf.dummyfunction(&quot;&quot;&quot;COMPUTED_VALUE&quot;&quot;&quot;);87.4)" office:value-type="float" office:value="87.4" calcext:value-type="float">
            <text:p>87.4</text:p>
          </table:table-cell>
          <table:table-cell table:style-name="ce1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45</text:p>
          </table:table-cell>
          <table:table-cell table:style-name="ce1" office:value-type="string" calcext:value-type="string">
            <text:p>Sneha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63.4" calcext:value-type="float">
            <text:p>63.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6]&lt;40;[.H46]&lt;40;[.J46]&lt;40;[.K46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265&quot;)" office:value-type="string" office:string-value="STD-1265" calcext:value-type="string">
            <text:p>STD-1265</text:p>
          </table:table-cell>
          <table:table-cell table:style-name="ce1" table:formula="of:=IFERROR(__xludf.dummyfunction(&quot;&quot;&quot;COMPUTED_VALUE&quot;&quot;&quot;);&quot;Ishita Sharma&quot;)" office:value-type="string" office:string-value="Ishita Sharma" calcext:value-type="string">
            <text:p>Ishita Sharm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7&quot;)" office:value-type="string" office:string-value="7" calcext:value-type="string">
            <text:p>7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Kolkata&quot;)" office:value-type="string" office:string-value="Kolkata" calcext:value-type="string">
            <text:p>Kolkata</text:p>
          </table:table-cell>
          <table:table-cell table:style-name="ce1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1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1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1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1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1" table:formula="of:=IFERROR(__xludf.dummyfunction(&quot;&quot;&quot;COMPUTED_VALUE&quot;&quot;&quot;);404)" office:value-type="float" office:value="404" calcext:value-type="float">
            <text:p>404</text:p>
          </table:table-cell>
          <table:table-cell table:style-name="ce1" table:formula="of:=IFERROR(__xludf.dummyfunction(&quot;&quot;&quot;COMPUTED_VALUE&quot;&quot;&quot;);80.8)" office:value-type="float" office:value="80.8" calcext:value-type="float">
            <text:p>80.8</text:p>
          </table:table-cell>
          <table:table-cell table:style-name="ce1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46</text:p>
          </table:table-cell>
          <table:table-cell table:style-name="ce1" office:value-type="string" calcext:value-type="string">
            <text:p>Ritika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69.4" calcext:value-type="float">
            <text:p>69.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7]&lt;40;[.H47]&lt;40;[.J47]&lt;40;[.K47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269&quot;)" office:value-type="string" office:string-value="STD-1269" calcext:value-type="string">
            <text:p>STD-1269</text:p>
          </table:table-cell>
          <table:table-cell table:style-name="ce1" table:formula="of:=IFERROR(__xludf.dummyfunction(&quot;&quot;&quot;COMPUTED_VALUE&quot;&quot;&quot;);&quot;Aditya Kulkarni&quot;)" office:value-type="string" office:string-value="Aditya Kulkarni" calcext:value-type="string">
            <text:p>Aditya Kulkarni</text:p>
          </table:table-cell>
          <table:table-cell table:style-name="ce1" table:formula="of:=IFERROR(__xludf.dummyfunction(&quot;&quot;&quot;COMPUTED_VALUE&quot;&quot;&quot;);&quot;Male&quot;)" office:value-type="string" office:string-value="Male" calcext:value-type="string">
            <text:p>Male</text:p>
          </table:table-cell>
          <table:table-cell table:style-name="ce1" table:formula="of:=IFERROR(__xludf.dummyfunction(&quot;&quot;&quot;COMPUTED_VALUE&quot;&quot;&quot;);&quot;10&quot;)" office:value-type="string" office:string-value="10" calcext:value-type="string">
            <text:p>10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Chandigarh&quot;)" office:value-type="string" office:string-value="Chandigarh" calcext:value-type="string">
            <text:p>Chandigarh</text:p>
          </table:table-cell>
          <table:table-cell table:style-name="ce1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1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1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1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1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1" table:formula="of:=IFERROR(__xludf.dummyfunction(&quot;&quot;&quot;COMPUTED_VALUE&quot;&quot;&quot;);401)" office:value-type="float" office:value="401" calcext:value-type="float">
            <text:p>401</text:p>
          </table:table-cell>
          <table:table-cell table:style-name="ce1" table:formula="of:=IFERROR(__xludf.dummyfunction(&quot;&quot;&quot;COMPUTED_VALUE&quot;&quot;&quot;);80.2)" office:value-type="float" office:value="80.2" calcext:value-type="float">
            <text:p>80.2</text:p>
          </table:table-cell>
          <table:table-cell table:style-name="ce1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47</text:p>
          </table:table-cell>
          <table:table-cell table:style-name="ce1" office:value-type="string" calcext:value-type="string">
            <text:p>Arjun Banerje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62.4" calcext:value-type="float">
            <text:p>62.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8]&lt;40;[.H48]&lt;40;[.J48]&lt;40;[.K48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288&quot;)" office:value-type="string" office:string-value="STD-1288" calcext:value-type="string">
            <text:p>STD-1288</text:p>
          </table:table-cell>
          <table:table-cell table:style-name="ce1" table:formula="of:=IFERROR(__xludf.dummyfunction(&quot;&quot;&quot;COMPUTED_VALUE&quot;&quot;&quot;);&quot;Rohan Jain&quot;)" office:value-type="string" office:string-value="Rohan Jain" calcext:value-type="string">
            <text:p>Rohan Jain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8&quot;)" office:value-type="string" office:string-value="8" calcext:value-type="string">
            <text:p>8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Jaipur&quot;)" office:value-type="string" office:string-value="Jaipur" calcext:value-type="string">
            <text:p>Jaipur</text:p>
          </table:table-cell>
          <table:table-cell table:style-name="ce1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1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1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1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1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1" table:formula="of:=IFERROR(__xludf.dummyfunction(&quot;&quot;&quot;COMPUTED_VALUE&quot;&quot;&quot;);405)" office:value-type="float" office:value="405" calcext:value-type="float">
            <text:p>405</text:p>
          </table:table-cell>
          <table:table-cell table:style-name="ce1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1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48</text:p>
          </table:table-cell>
          <table:table-cell table:style-name="ce1" office:value-type="string" calcext:value-type="string">
            <text:p>Aditya Iy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9]&lt;40;[.H49]&lt;40;[.J49]&lt;40;[.K49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04&quot;)" office:value-type="string" office:string-value="STD-1304" calcext:value-type="string">
            <text:p>STD-1304</text:p>
          </table:table-cell>
          <table:table-cell table:style-name="ce1" table:formula="of:=IFERROR(__xludf.dummyfunction(&quot;&quot;&quot;COMPUTED_VALUE&quot;&quot;&quot;);&quot;Rohan Das&quot;)" office:value-type="string" office:string-value="Rohan Das" calcext:value-type="string">
            <text:p>Rohan Das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10&quot;)" office:value-type="string" office:string-value="10" calcext:value-type="string">
            <text:p>10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Jaipur&quot;)" office:value-type="string" office:string-value="Jaipur" calcext:value-type="string">
            <text:p>Jaipur</text:p>
          </table:table-cell>
          <table:table-cell table:style-name="ce1" table:formula="of:=IFERROR(__xludf.dummyfunction(&quot;&quot;&quot;COMPUTED_VALUE&quot;&quot;&quot;);53)" office:value-type="float" office:value="53" calcext:value-type="float">
            <text:p>53</text:p>
          </table:table-cell>
          <table:table-cell table:style-name="ce1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1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1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1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1" table:formula="of:=IFERROR(__xludf.dummyfunction(&quot;&quot;&quot;COMPUTED_VALUE&quot;&quot;&quot;);408)" office:value-type="float" office:value="408" calcext:value-type="float">
            <text:p>408</text:p>
          </table:table-cell>
          <table:table-cell table:style-name="ce1" table:formula="of:=IFERROR(__xludf.dummyfunction(&quot;&quot;&quot;COMPUTED_VALUE&quot;&quot;&quot;);81.6)" office:value-type="float" office:value="81.6" calcext:value-type="float">
            <text:p>81.6</text:p>
          </table:table-cell>
          <table:table-cell table:style-name="ce1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49</text:p>
          </table:table-cell>
          <table:table-cell table:style-name="ce1" office:value-type="string" calcext:value-type="string">
            <text:p>Kavya Kulkarni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57.4" calcext:value-type="float">
            <text:p>57.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50]&lt;40;[.H50]&lt;40;[.J50]&lt;40;[.K50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10&quot;)" office:value-type="string" office:string-value="STD-1310" calcext:value-type="string">
            <text:p>STD-1310</text:p>
          </table:table-cell>
          <table:table-cell table:style-name="ce1" table:formula="of:=IFERROR(__xludf.dummyfunction(&quot;&quot;&quot;COMPUTED_VALUE&quot;&quot;&quot;);&quot;Karan Das&quot;)" office:value-type="string" office:string-value="Karan Das" calcext:value-type="string">
            <text:p>Karan Das</text:p>
          </table:table-cell>
          <table:table-cell table:style-name="ce1" table:formula="of:=IFERROR(__xludf.dummyfunction(&quot;&quot;&quot;COMPUTED_VALUE&quot;&quot;&quot;);&quot;Male&quot;)" office:value-type="string" office:string-value="Male" calcext:value-type="string">
            <text:p>Male</text:p>
          </table:table-cell>
          <table:table-cell table:style-name="ce1" table:formula="of:=IFERROR(__xludf.dummyfunction(&quot;&quot;&quot;COMPUTED_VALUE&quot;&quot;&quot;);&quot;10&quot;)" office:value-type="string" office:string-value="10" calcext:value-type="string">
            <text:p>10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Chandigarh&quot;)" office:value-type="string" office:string-value="Chandigarh" calcext:value-type="string">
            <text:p>Chandigarh</text:p>
          </table:table-cell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1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1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1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1" table:formula="of:=IFERROR(__xludf.dummyfunction(&quot;&quot;&quot;COMPUTED_VALUE&quot;&quot;&quot;);401)" office:value-type="float" office:value="401" calcext:value-type="float">
            <text:p>401</text:p>
          </table:table-cell>
          <table:table-cell table:style-name="ce1" table:formula="of:=IFERROR(__xludf.dummyfunction(&quot;&quot;&quot;COMPUTED_VALUE&quot;&quot;&quot;);80.2)" office:value-type="float" office:value="80.2" calcext:value-type="float">
            <text:p>80.2</text:p>
          </table:table-cell>
          <table:table-cell table:style-name="ce1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50</text:p>
          </table:table-cell>
          <table:table-cell table:style-name="ce1" office:value-type="string" calcext:value-type="string">
            <text:p>Simran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69.8" calcext:value-type="float">
            <text:p>69.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51]&lt;40;[.H51]&lt;40;[.J51]&lt;40;[.K51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12&quot;)" office:value-type="string" office:string-value="STD-1312" calcext:value-type="string">
            <text:p>STD-1312</text:p>
          </table:table-cell>
          <table:table-cell table:style-name="ce1" table:formula="of:=IFERROR(__xludf.dummyfunction(&quot;&quot;&quot;COMPUTED_VALUE&quot;&quot;&quot;);&quot;Neha Das&quot;)" office:value-type="string" office:string-value="Neha Das" calcext:value-type="string">
            <text:p>Neha Das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7&quot;)" office:value-type="string" office:string-value="7" calcext:value-type="string">
            <text:p>7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Kolkata&quot;)" office:value-type="string" office:string-value="Kolkata" calcext:value-type="string">
            <text:p>Kolkata</text:p>
          </table:table-cell>
          <table:table-cell table:style-name="ce1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1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1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1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1" table:formula="of:=IFERROR(__xludf.dummyfunction(&quot;&quot;&quot;COMPUTED_VALUE&quot;&quot;&quot;);405)" office:value-type="float" office:value="405" calcext:value-type="float">
            <text:p>405</text:p>
          </table:table-cell>
          <table:table-cell table:style-name="ce1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1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51</text:p>
          </table:table-cell>
          <table:table-cell table:style-name="ce1" office:value-type="string" calcext:value-type="string">
            <text:p>Aditya Pate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52]&lt;40;[.H52]&lt;40;[.J52]&lt;40;[.K52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14&quot;)" office:value-type="string" office:string-value="STD-1314" calcext:value-type="string">
            <text:p>STD-1314</text:p>
          </table:table-cell>
          <table:table-cell table:style-name="ce1" table:formula="of:=IFERROR(__xludf.dummyfunction(&quot;&quot;&quot;COMPUTED_VALUE&quot;&quot;&quot;);&quot;Sai Das&quot;)" office:value-type="string" office:string-value="Sai Das" calcext:value-type="string">
            <text:p>Sai Das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10&quot;)" office:value-type="string" office:string-value="10" calcext:value-type="string">
            <text:p>10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Bhopal&quot;)" office:value-type="string" office:string-value="Bhopal" calcext:value-type="string">
            <text:p>Bhopal</text:p>
          </table:table-cell>
          <table:table-cell table:style-name="ce1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1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1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1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1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1" table:formula="of:=IFERROR(__xludf.dummyfunction(&quot;&quot;&quot;COMPUTED_VALUE&quot;&quot;&quot;);420)" office:value-type="float" office:value="420" calcext:value-type="float">
            <text:p>420</text:p>
          </table:table-cell>
          <table:table-cell table:style-name="ce1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1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52</text:p>
          </table:table-cell>
          <table:table-cell table:style-name="ce1" office:value-type="string" calcext:value-type="string">
            <text:p>Rahul Ja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61.6" calcext:value-type="float">
            <text:p>61.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53]&lt;40;[.H53]&lt;40;[.J53]&lt;40;[.K53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25&quot;)" office:value-type="string" office:string-value="STD-1325" calcext:value-type="string">
            <text:p>STD-1325</text:p>
          </table:table-cell>
          <table:table-cell table:style-name="ce1" table:formula="of:=IFERROR(__xludf.dummyfunction(&quot;&quot;&quot;COMPUTED_VALUE&quot;&quot;&quot;);&quot;Pooja Sharma&quot;)" office:value-type="string" office:string-value="Pooja Sharma" calcext:value-type="string">
            <text:p>Pooja Sharm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Bhopal&quot;)" office:value-type="string" office:string-value="Bhopal" calcext:value-type="string">
            <text:p>Bhopal</text:p>
          </table:table-cell>
          <table:table-cell table:style-name="ce1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1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1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1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1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1" table:formula="of:=IFERROR(__xludf.dummyfunction(&quot;&quot;&quot;COMPUTED_VALUE&quot;&quot;&quot;);407)" office:value-type="float" office:value="407" calcext:value-type="float">
            <text:p>407</text:p>
          </table:table-cell>
          <table:table-cell table:style-name="ce1" table:formula="of:=IFERROR(__xludf.dummyfunction(&quot;&quot;&quot;COMPUTED_VALUE&quot;&quot;&quot;);81.4)" office:value-type="float" office:value="81.4" calcext:value-type="float">
            <text:p>81.4</text:p>
          </table:table-cell>
          <table:table-cell table:style-name="ce1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53</text:p>
          </table:table-cell>
          <table:table-cell table:style-name="ce1" office:value-type="string" calcext:value-type="string">
            <text:p>Karan Kulkarn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54]&lt;40;[.H54]&lt;40;[.J54]&lt;40;[.K54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36&quot;)" office:value-type="string" office:string-value="STD-1336" calcext:value-type="string">
            <text:p>STD-1336</text:p>
          </table:table-cell>
          <table:table-cell table:style-name="ce1" table:formula="of:=IFERROR(__xludf.dummyfunction(&quot;&quot;&quot;COMPUTED_VALUE&quot;&quot;&quot;);&quot;Ritika Sharma&quot;)" office:value-type="string" office:string-value="Ritika Sharma" calcext:value-type="string">
            <text:p>Ritika Sharm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7&quot;)" office:value-type="string" office:string-value="7" calcext:value-type="string">
            <text:p>7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Jaipur&quot;)" office:value-type="string" office:string-value="Jaipur" calcext:value-type="string">
            <text:p>Jaipur</text:p>
          </table:table-cell>
          <table:table-cell table:style-name="ce1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1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1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1" table:formula="of:=IFERROR(__xludf.dummyfunction(&quot;&quot;&quot;COMPUTED_VALUE&quot;&quot;&quot;);431)" office:value-type="float" office:value="431" calcext:value-type="float">
            <text:p>431</text:p>
          </table:table-cell>
          <table:table-cell table:style-name="ce1" table:formula="of:=IFERROR(__xludf.dummyfunction(&quot;&quot;&quot;COMPUTED_VALUE&quot;&quot;&quot;);86.2)" office:value-type="float" office:value="86.2" calcext:value-type="float">
            <text:p>86.2</text:p>
          </table:table-cell>
          <table:table-cell table:style-name="ce1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54</text:p>
          </table:table-cell>
          <table:table-cell table:style-name="ce1" office:value-type="string" calcext:value-type="string">
            <text:p>Kavya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65.6" calcext:value-type="float">
            <text:p>65.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55]&lt;40;[.H55]&lt;40;[.J55]&lt;40;[.K55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50&quot;)" office:value-type="string" office:string-value="STD-1350" calcext:value-type="string">
            <text:p>STD-1350</text:p>
          </table:table-cell>
          <table:table-cell table:style-name="ce1" table:formula="of:=IFERROR(__xludf.dummyfunction(&quot;&quot;&quot;COMPUTED_VALUE&quot;&quot;&quot;);&quot;Aarav Patel&quot;)" office:value-type="string" office:string-value="Aarav Patel" calcext:value-type="string">
            <text:p>Aarav Patel</text:p>
          </table:table-cell>
          <table:table-cell table:style-name="ce1" table:formula="of:=IFERROR(__xludf.dummyfunction(&quot;&quot;&quot;COMPUTED_VALUE&quot;&quot;&quot;);&quot;Male&quot;)" office:value-type="string" office:string-value="Male" calcext:value-type="string">
            <text:p>Male</text:p>
          </table:table-cell>
          <table:table-cell table:style-name="ce1" table:formula="of:=IFERROR(__xludf.dummyfunction(&quot;&quot;&quot;COMPUTED_VALUE&quot;&quot;&quot;);&quot;6&quot;)" office:value-type="string" office:string-value="6" calcext:value-type="string">
            <text:p>6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Patna&quot;)" office:value-type="string" office:string-value="Patna" calcext:value-type="string">
            <text:p>Patna</text:p>
          </table:table-cell>
          <table:table-cell table:style-name="ce1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1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1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1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1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1" table:formula="of:=IFERROR(__xludf.dummyfunction(&quot;&quot;&quot;COMPUTED_VALUE&quot;&quot;&quot;);437)" office:value-type="float" office:value="437" calcext:value-type="float">
            <text:p>437</text:p>
          </table:table-cell>
          <table:table-cell table:style-name="ce1" table:formula="of:=IFERROR(__xludf.dummyfunction(&quot;&quot;&quot;COMPUTED_VALUE&quot;&quot;&quot;);87.4)" office:value-type="float" office:value="87.4" calcext:value-type="float">
            <text:p>87.4</text:p>
          </table:table-cell>
          <table:table-cell table:style-name="ce1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55</text:p>
          </table:table-cell>
          <table:table-cell table:style-name="ce1" office:value-type="string" calcext:value-type="string">
            <text:p>Shreya Sing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56]&lt;40;[.H56]&lt;40;[.J56]&lt;40;[.K56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64&quot;)" office:value-type="string" office:string-value="STD-1364" calcext:value-type="string">
            <text:p>STD-1364</text:p>
          </table:table-cell>
          <table:table-cell table:style-name="ce1" table:formula="of:=IFERROR(__xludf.dummyfunction(&quot;&quot;&quot;COMPUTED_VALUE&quot;&quot;&quot;);&quot;Priya Verma&quot;)" office:value-type="string" office:string-value="Priya Verma" calcext:value-type="string">
            <text:p>Priya Verma</text:p>
          </table:table-cell>
          <table:table-cell table:style-name="ce1" table:formula="of:=IFERROR(__xludf.dummyfunction(&quot;&quot;&quot;COMPUTED_VALUE&quot;&quot;&quot;);&quot;Male&quot;)" office:value-type="string" office:string-value="Male" calcext:value-type="string">
            <text:p>Male</text:p>
          </table:table-cell>
          <table:table-cell table:style-name="ce1" table:formula="of:=IFERROR(__xludf.dummyfunction(&quot;&quot;&quot;COMPUTED_VALUE&quot;&quot;&quot;);&quot;8&quot;)" office:value-type="string" office:string-value="8" calcext:value-type="string">
            <text:p>8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Delhi&quot;)" office:value-type="string" office:string-value="Delhi" calcext:value-type="string">
            <text:p>Delhi</text:p>
          </table:table-cell>
          <table:table-cell table:style-name="ce1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1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1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1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1" table:formula="of:=IFERROR(__xludf.dummyfunction(&quot;&quot;&quot;COMPUTED_VALUE&quot;&quot;&quot;);417)" office:value-type="float" office:value="417" calcext:value-type="float">
            <text:p>417</text:p>
          </table:table-cell>
          <table:table-cell table:style-name="ce1" table:formula="of:=IFERROR(__xludf.dummyfunction(&quot;&quot;&quot;COMPUTED_VALUE&quot;&quot;&quot;);83.4)" office:value-type="float" office:value="83.4" calcext:value-type="float">
            <text:p>83.4</text:p>
          </table:table-cell>
          <table:table-cell table:style-name="ce1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56</text:p>
          </table:table-cell>
          <table:table-cell table:style-name="ce1" office:value-type="string" calcext:value-type="string">
            <text:p>Ananya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59.6" calcext:value-type="float">
            <text:p>59.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57]&lt;40;[.H57]&lt;40;[.J57]&lt;40;[.K57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66&quot;)" office:value-type="string" office:string-value="STD-1366" calcext:value-type="string">
            <text:p>STD-1366</text:p>
          </table:table-cell>
          <table:table-cell table:style-name="ce1" table:formula="of:=IFERROR(__xludf.dummyfunction(&quot;&quot;&quot;COMPUTED_VALUE&quot;&quot;&quot;);&quot;Pooja Verma&quot;)" office:value-type="string" office:string-value="Pooja Verma" calcext:value-type="string">
            <text:p>Pooja Verm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Jaipur&quot;)" office:value-type="string" office:string-value="Jaipur" calcext:value-type="string">
            <text:p>Jaipur</text:p>
          </table:table-cell>
          <table:table-cell table:style-name="ce1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1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1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1" table:formula="of:=IFERROR(__xludf.dummyfunction(&quot;&quot;&quot;COMPUTED_VALUE&quot;&quot;&quot;);401)" office:value-type="float" office:value="401" calcext:value-type="float">
            <text:p>401</text:p>
          </table:table-cell>
          <table:table-cell table:style-name="ce1" table:formula="of:=IFERROR(__xludf.dummyfunction(&quot;&quot;&quot;COMPUTED_VALUE&quot;&quot;&quot;);80.2)" office:value-type="float" office:value="80.2" calcext:value-type="float">
            <text:p>80.2</text:p>
          </table:table-cell>
          <table:table-cell table:style-name="ce1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57</text:p>
          </table:table-cell>
          <table:table-cell table:style-name="ce1" office:value-type="string" calcext:value-type="string">
            <text:p>Vivaan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63.8" calcext:value-type="float">
            <text:p>63.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58]&lt;40;[.H58]&lt;40;[.J58]&lt;40;[.K58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70&quot;)" office:value-type="string" office:string-value="STD-1370" calcext:value-type="string">
            <text:p>STD-1370</text:p>
          </table:table-cell>
          <table:table-cell table:style-name="ce1" table:formula="of:=IFERROR(__xludf.dummyfunction(&quot;&quot;&quot;COMPUTED_VALUE&quot;&quot;&quot;);&quot;Arjun Banerjee&quot;)" office:value-type="string" office:string-value="Arjun Banerjee" calcext:value-type="string">
            <text:p>Arjun Banerjee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7&quot;)" office:value-type="string" office:string-value="7" calcext:value-type="string">
            <text:p>7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Bhopal&quot;)" office:value-type="string" office:string-value="Bhopal" calcext:value-type="string">
            <text:p>Bhopal</text:p>
          </table:table-cell>
          <table:table-cell table:style-name="ce1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1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1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1" table:formula="of:=IFERROR(__xludf.dummyfunction(&quot;&quot;&quot;COMPUTED_VALUE&quot;&quot;&quot;);407)" office:value-type="float" office:value="407" calcext:value-type="float">
            <text:p>407</text:p>
          </table:table-cell>
          <table:table-cell table:style-name="ce1" table:formula="of:=IFERROR(__xludf.dummyfunction(&quot;&quot;&quot;COMPUTED_VALUE&quot;&quot;&quot;);81.4)" office:value-type="float" office:value="81.4" calcext:value-type="float">
            <text:p>81.4</text:p>
          </table:table-cell>
          <table:table-cell table:style-name="ce1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58</text:p>
          </table:table-cell>
          <table:table-cell table:style-name="ce1" office:value-type="string" calcext:value-type="string">
            <text:p>Sneha Gup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61.2" calcext:value-type="float">
            <text:p>61.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59]&lt;40;[.H59]&lt;40;[.J59]&lt;40;[.K59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78&quot;)" office:value-type="string" office:string-value="STD-1378" calcext:value-type="string">
            <text:p>STD-1378</text:p>
          </table:table-cell>
          <table:table-cell table:style-name="ce1" table:formula="of:=IFERROR(__xludf.dummyfunction(&quot;&quot;&quot;COMPUTED_VALUE&quot;&quot;&quot;);&quot;Ritika Patel&quot;)" office:value-type="string" office:string-value="Ritika Patel" calcext:value-type="string">
            <text:p>Ritika Patel</text:p>
          </table:table-cell>
          <table:table-cell table:style-name="ce1" table:formula="of:=IFERROR(__xludf.dummyfunction(&quot;&quot;&quot;COMPUTED_VALUE&quot;&quot;&quot;);&quot;Male&quot;)" office:value-type="string" office:string-value="Male" calcext:value-type="string">
            <text:p>Male</text:p>
          </table:table-cell>
          <table:table-cell table:style-name="ce1" table:formula="of:=IFERROR(__xludf.dummyfunction(&quot;&quot;&quot;COMPUTED_VALUE&quot;&quot;&quot;);&quot;10&quot;)" office:value-type="string" office:string-value="10" calcext:value-type="string">
            <text:p>10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Lucknow&quot;)" office:value-type="string" office:string-value="Lucknow" calcext:value-type="string">
            <text:p>Lucknow</text:p>
          </table:table-cell>
          <table:table-cell table:style-name="ce1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1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1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1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1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1" table:formula="of:=IFERROR(__xludf.dummyfunction(&quot;&quot;&quot;COMPUTED_VALUE&quot;&quot;&quot;);409)" office:value-type="float" office:value="409" calcext:value-type="float">
            <text:p>409</text:p>
          </table:table-cell>
          <table:table-cell table:style-name="ce1" table:formula="of:=IFERROR(__xludf.dummyfunction(&quot;&quot;&quot;COMPUTED_VALUE&quot;&quot;&quot;);81.8)" office:value-type="float" office:value="81.8" calcext:value-type="float">
            <text:p>81.8</text:p>
          </table:table-cell>
          <table:table-cell table:style-name="ce1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59</text:p>
          </table:table-cell>
          <table:table-cell table:style-name="ce1" office:value-type="string" calcext:value-type="string">
            <text:p>Ananya Iy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75.4" calcext:value-type="float">
            <text:p>75.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60]&lt;40;[.H60]&lt;40;[.J60]&lt;40;[.K60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83&quot;)" office:value-type="string" office:string-value="STD-1383" calcext:value-type="string">
            <text:p>STD-1383</text:p>
          </table:table-cell>
          <table:table-cell table:style-name="ce1" table:formula="of:=IFERROR(__xludf.dummyfunction(&quot;&quot;&quot;COMPUTED_VALUE&quot;&quot;&quot;);&quot;Shreya Das&quot;)" office:value-type="string" office:string-value="Shreya Das" calcext:value-type="string">
            <text:p>Shreya Das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6&quot;)" office:value-type="string" office:string-value="6" calcext:value-type="string">
            <text:p>6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Bhopal&quot;)" office:value-type="string" office:string-value="Bhopal" calcext:value-type="string">
            <text:p>Bhopal</text:p>
          </table:table-cell>
          <table:table-cell table:style-name="ce1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1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1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1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1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1" table:formula="of:=IFERROR(__xludf.dummyfunction(&quot;&quot;&quot;COMPUTED_VALUE&quot;&quot;&quot;);415)" office:value-type="float" office:value="415" calcext:value-type="float">
            <text:p>415</text:p>
          </table:table-cell>
          <table:table-cell table:style-name="ce1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1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60</text:p>
          </table:table-cell>
          <table:table-cell table:style-name="ce1" office:value-type="string" calcext:value-type="string">
            <text:p>Ishita Banerje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69.4" calcext:value-type="float">
            <text:p>69.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61]&lt;40;[.H61]&lt;40;[.J61]&lt;40;[.K61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07&quot;)" office:value-type="string" office:string-value="STD-1407" calcext:value-type="string">
            <text:p>STD-1407</text:p>
          </table:table-cell>
          <table:table-cell table:style-name="ce1" table:formula="of:=IFERROR(__xludf.dummyfunction(&quot;&quot;&quot;COMPUTED_VALUE&quot;&quot;&quot;);&quot;Karan Sharma&quot;)" office:value-type="string" office:string-value="Karan Sharma" calcext:value-type="string">
            <text:p>Karan Sharm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6&quot;)" office:value-type="string" office:string-value="6" calcext:value-type="string">
            <text:p>6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Jaipur&quot;)" office:value-type="string" office:string-value="Jaipur" calcext:value-type="string">
            <text:p>Jaipur</text:p>
          </table:table-cell>
          <table:table-cell table:style-name="ce1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1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1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1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1" table:formula="of:=IFERROR(__xludf.dummyfunction(&quot;&quot;&quot;COMPUTED_VALUE&quot;&quot;&quot;);429)" office:value-type="float" office:value="429" calcext:value-type="float">
            <text:p>429</text:p>
          </table:table-cell>
          <table:table-cell table:style-name="ce1" table:formula="of:=IFERROR(__xludf.dummyfunction(&quot;&quot;&quot;COMPUTED_VALUE&quot;&quot;&quot;);85.8)" office:value-type="float" office:value="85.8" calcext:value-type="float">
            <text:p>85.8</text:p>
          </table:table-cell>
          <table:table-cell table:style-name="ce1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61</text:p>
          </table:table-cell>
          <table:table-cell table:style-name="ce1" office:value-type="string" calcext:value-type="string">
            <text:p>Ritika Kulkarni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71.8" calcext:value-type="float">
            <text:p>71.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62]&lt;40;[.H62]&lt;40;[.J62]&lt;40;[.K62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08&quot;)" office:value-type="string" office:string-value="STD-1408" calcext:value-type="string">
            <text:p>STD-1408</text:p>
          </table:table-cell>
          <table:table-cell table:style-name="ce1" table:formula="of:=IFERROR(__xludf.dummyfunction(&quot;&quot;&quot;COMPUTED_VALUE&quot;&quot;&quot;);&quot;Ritika Banerjee&quot;)" office:value-type="string" office:string-value="Ritika Banerjee" calcext:value-type="string">
            <text:p>Ritika Banerjee</text:p>
          </table:table-cell>
          <table:table-cell table:style-name="ce1" table:formula="of:=IFERROR(__xludf.dummyfunction(&quot;&quot;&quot;COMPUTED_VALUE&quot;&quot;&quot;);&quot;Male&quot;)" office:value-type="string" office:string-value="Male" calcext:value-type="string">
            <text:p>Male</text:p>
          </table:table-cell>
          <table:table-cell table:style-name="ce1" table:formula="of:=IFERROR(__xludf.dummyfunction(&quot;&quot;&quot;COMPUTED_VALUE&quot;&quot;&quot;);&quot;6&quot;)" office:value-type="string" office:string-value="6" calcext:value-type="string">
            <text:p>6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Mumbai&quot;)" office:value-type="string" office:string-value="Mumbai" calcext:value-type="string">
            <text:p>Mumbai</text:p>
          </table:table-cell>
          <table:table-cell table:style-name="ce1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1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1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1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1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1" table:formula="of:=IFERROR(__xludf.dummyfunction(&quot;&quot;&quot;COMPUTED_VALUE&quot;&quot;&quot;);407)" office:value-type="float" office:value="407" calcext:value-type="float">
            <text:p>407</text:p>
          </table:table-cell>
          <table:table-cell table:style-name="ce1" table:formula="of:=IFERROR(__xludf.dummyfunction(&quot;&quot;&quot;COMPUTED_VALUE&quot;&quot;&quot;);81.4)" office:value-type="float" office:value="81.4" calcext:value-type="float">
            <text:p>81.4</text:p>
          </table:table-cell>
          <table:table-cell table:style-name="ce1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62</text:p>
          </table:table-cell>
          <table:table-cell table:style-name="ce1" office:value-type="string" calcext:value-type="string">
            <text:p>Karan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85.8" calcext:value-type="float">
            <text:p>85.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63]&lt;40;[.H63]&lt;40;[.J63]&lt;40;[.K63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09&quot;)" office:value-type="string" office:string-value="STD-1409" calcext:value-type="string">
            <text:p>STD-1409</text:p>
          </table:table-cell>
          <table:table-cell table:style-name="ce1" table:formula="of:=IFERROR(__xludf.dummyfunction(&quot;&quot;&quot;COMPUTED_VALUE&quot;&quot;&quot;);&quot;Vivaan Gupta&quot;)" office:value-type="string" office:string-value="Vivaan Gupta" calcext:value-type="string">
            <text:p>Vivaan Gupt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8&quot;)" office:value-type="string" office:string-value="8" calcext:value-type="string">
            <text:p>8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Kolkata&quot;)" office:value-type="string" office:string-value="Kolkata" calcext:value-type="string">
            <text:p>Kolkata</text:p>
          </table:table-cell>
          <table:table-cell table:style-name="ce1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1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1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1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1" table:formula="of:=IFERROR(__xludf.dummyfunction(&quot;&quot;&quot;COMPUTED_VALUE&quot;&quot;&quot;);413)" office:value-type="float" office:value="413" calcext:value-type="float">
            <text:p>413</text:p>
          </table:table-cell>
          <table:table-cell table:style-name="ce1" table:formula="of:=IFERROR(__xludf.dummyfunction(&quot;&quot;&quot;COMPUTED_VALUE&quot;&quot;&quot;);82.6)" office:value-type="float" office:value="82.6" calcext:value-type="float">
            <text:p>82.6</text:p>
          </table:table-cell>
          <table:table-cell table:style-name="ce1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63</text:p>
          </table:table-cell>
          <table:table-cell table:style-name="ce1" office:value-type="string" calcext:value-type="string">
            <text:p>Karan Sha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77.8" calcext:value-type="float">
            <text:p>77.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64]&lt;40;[.H64]&lt;40;[.J64]&lt;40;[.K64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20&quot;)" office:value-type="string" office:string-value="STD-1420" calcext:value-type="string">
            <text:p>STD-1420</text:p>
          </table:table-cell>
          <table:table-cell table:style-name="ce1" table:formula="of:=IFERROR(__xludf.dummyfunction(&quot;&quot;&quot;COMPUTED_VALUE&quot;&quot;&quot;);&quot;Rahul Choudhary&quot;)" office:value-type="string" office:string-value="Rahul Choudhary" calcext:value-type="string">
            <text:p>Rahul Choudhary</text:p>
          </table:table-cell>
          <table:table-cell table:style-name="ce1" table:formula="of:=IFERROR(__xludf.dummyfunction(&quot;&quot;&quot;COMPUTED_VALUE&quot;&quot;&quot;);&quot;Male&quot;)" office:value-type="string" office:string-value="Male" calcext:value-type="string">
            <text:p>Male</text:p>
          </table:table-cell>
          <table:table-cell table:style-name="ce1" table:formula="of:=IFERROR(__xludf.dummyfunction(&quot;&quot;&quot;COMPUTED_VALUE&quot;&quot;&quot;);&quot;6&quot;)" office:value-type="string" office:string-value="6" calcext:value-type="string">
            <text:p>6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Delhi&quot;)" office:value-type="string" office:string-value="Delhi" calcext:value-type="string">
            <text:p>Delhi</text:p>
          </table:table-cell>
          <table:table-cell table:style-name="ce1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1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1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1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1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1" table:formula="of:=IFERROR(__xludf.dummyfunction(&quot;&quot;&quot;COMPUTED_VALUE&quot;&quot;&quot;);427)" office:value-type="float" office:value="427" calcext:value-type="float">
            <text:p>427</text:p>
          </table:table-cell>
          <table:table-cell table:style-name="ce1" table:formula="of:=IFERROR(__xludf.dummyfunction(&quot;&quot;&quot;COMPUTED_VALUE&quot;&quot;&quot;);85.4)" office:value-type="float" office:value="85.4" calcext:value-type="float">
            <text:p>85.4</text:p>
          </table:table-cell>
          <table:table-cell table:style-name="ce1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64</text:p>
          </table:table-cell>
          <table:table-cell table:style-name="ce1" office:value-type="string" calcext:value-type="string">
            <text:p>Karan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71.8" calcext:value-type="float">
            <text:p>71.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65]&lt;40;[.H65]&lt;40;[.J65]&lt;40;[.K65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32&quot;)" office:value-type="string" office:string-value="STD-1432" calcext:value-type="string">
            <text:p>STD-1432</text:p>
          </table:table-cell>
          <table:table-cell table:style-name="ce1" table:formula="of:=IFERROR(__xludf.dummyfunction(&quot;&quot;&quot;COMPUTED_VALUE&quot;&quot;&quot;);&quot;Rohan Yadav&quot;)" office:value-type="string" office:string-value="Rohan Yadav" calcext:value-type="string">
            <text:p>Rohan Yadav</text:p>
          </table:table-cell>
          <table:table-cell table:style-name="ce1" table:formula="of:=IFERROR(__xludf.dummyfunction(&quot;&quot;&quot;COMPUTED_VALUE&quot;&quot;&quot;);&quot;Male&quot;)" office:value-type="string" office:string-value="Male" calcext:value-type="string">
            <text:p>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Chandigarh&quot;)" office:value-type="string" office:string-value="Chandigarh" calcext:value-type="string">
            <text:p>Chandigarh</text:p>
          </table:table-cell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1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1" table:formula="of:=IFERROR(__xludf.dummyfunction(&quot;&quot;&quot;COMPUTED_VALUE&quot;&quot;&quot;);53)" office:value-type="float" office:value="53" calcext:value-type="float">
            <text:p>53</text:p>
          </table:table-cell>
          <table:table-cell table:style-name="ce1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1" table:formula="of:=IFERROR(__xludf.dummyfunction(&quot;&quot;&quot;COMPUTED_VALUE&quot;&quot;&quot;);410)" office:value-type="float" office:value="410" calcext:value-type="float">
            <text:p>410</text:p>
          </table:table-cell>
          <table:table-cell table:style-name="ce1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1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65</text:p>
          </table:table-cell>
          <table:table-cell table:style-name="ce1" office:value-type="string" calcext:value-type="string">
            <text:p>Karan Nai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61.2" calcext:value-type="float">
            <text:p>61.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66]&lt;40;[.H66]&lt;40;[.J66]&lt;40;[.K66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45&quot;)" office:value-type="string" office:string-value="STD-1445" calcext:value-type="string">
            <text:p>STD-1445</text:p>
          </table:table-cell>
          <table:table-cell table:style-name="ce1" table:formula="of:=IFERROR(__xludf.dummyfunction(&quot;&quot;&quot;COMPUTED_VALUE&quot;&quot;&quot;);&quot;Priya Reddy&quot;)" office:value-type="string" office:string-value="Priya Reddy" calcext:value-type="string">
            <text:p>Priya Reddy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Patna&quot;)" office:value-type="string" office:string-value="Patna" calcext:value-type="string">
            <text:p>Patna</text:p>
          </table:table-cell>
          <table:table-cell table:style-name="ce1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1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1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1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1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1" table:formula="of:=IFERROR(__xludf.dummyfunction(&quot;&quot;&quot;COMPUTED_VALUE&quot;&quot;&quot;);419)" office:value-type="float" office:value="419" calcext:value-type="float">
            <text:p>419</text:p>
          </table:table-cell>
          <table:table-cell table:style-name="ce1" table:formula="of:=IFERROR(__xludf.dummyfunction(&quot;&quot;&quot;COMPUTED_VALUE&quot;&quot;&quot;);83.8)" office:value-type="float" office:value="83.8" calcext:value-type="float">
            <text:p>83.8</text:p>
          </table:table-cell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66</text:p>
          </table:table-cell>
          <table:table-cell table:style-name="ce1" office:value-type="string" calcext:value-type="string">
            <text:p>Kavya Yadav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67]&lt;40;[.H67]&lt;40;[.J67]&lt;40;[.K67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61&quot;)" office:value-type="string" office:string-value="STD-1461" calcext:value-type="string">
            <text:p>STD-1461</text:p>
          </table:table-cell>
          <table:table-cell table:style-name="ce1" table:formula="of:=IFERROR(__xludf.dummyfunction(&quot;&quot;&quot;COMPUTED_VALUE&quot;&quot;&quot;);&quot;Aarav Gupta&quot;)" office:value-type="string" office:string-value="Aarav Gupta" calcext:value-type="string">
            <text:p>Aarav Gupt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Mumbai&quot;)" office:value-type="string" office:string-value="Mumbai" calcext:value-type="string">
            <text:p>Mumbai</text:p>
          </table:table-cell>
          <table:table-cell table:style-name="ce1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1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1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1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1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1" table:formula="of:=IFERROR(__xludf.dummyfunction(&quot;&quot;&quot;COMPUTED_VALUE&quot;&quot;&quot;);403)" office:value-type="float" office:value="403" calcext:value-type="float">
            <text:p>403</text:p>
          </table:table-cell>
          <table:table-cell table:style-name="ce1" table:formula="of:=IFERROR(__xludf.dummyfunction(&quot;&quot;&quot;COMPUTED_VALUE&quot;&quot;&quot;);80.6)" office:value-type="float" office:value="80.6" calcext:value-type="float">
            <text:p>80.6</text:p>
          </table:table-cell>
          <table:table-cell table:style-name="ce1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67</text:p>
          </table:table-cell>
          <table:table-cell table:style-name="ce1" office:value-type="string" calcext:value-type="string">
            <text:p>Sneha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69.2" calcext:value-type="float">
            <text:p>69.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68]&lt;40;[.H68]&lt;40;[.J68]&lt;40;[.K68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62&quot;)" office:value-type="string" office:string-value="STD-1462" calcext:value-type="string">
            <text:p>STD-1462</text:p>
          </table:table-cell>
          <table:table-cell table:style-name="ce1" table:formula="of:=IFERROR(__xludf.dummyfunction(&quot;&quot;&quot;COMPUTED_VALUE&quot;&quot;&quot;);&quot;Kavya Verma&quot;)" office:value-type="string" office:string-value="Kavya Verma" calcext:value-type="string">
            <text:p>Kavya Verma</text:p>
          </table:table-cell>
          <table:table-cell table:style-name="ce1" table:formula="of:=IFERROR(__xludf.dummyfunction(&quot;&quot;&quot;COMPUTED_VALUE&quot;&quot;&quot;);&quot;Male&quot;)" office:value-type="string" office:string-value="Male" calcext:value-type="string">
            <text:p>Male</text:p>
          </table:table-cell>
          <table:table-cell table:style-name="ce1" table:formula="of:=IFERROR(__xludf.dummyfunction(&quot;&quot;&quot;COMPUTED_VALUE&quot;&quot;&quot;);&quot;7&quot;)" office:value-type="string" office:string-value="7" calcext:value-type="string">
            <text:p>7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Delhi&quot;)" office:value-type="string" office:string-value="Delhi" calcext:value-type="string">
            <text:p>Delhi</text:p>
          </table:table-cell>
          <table:table-cell table:style-name="ce1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1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1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1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1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1" table:formula="of:=IFERROR(__xludf.dummyfunction(&quot;&quot;&quot;COMPUTED_VALUE&quot;&quot;&quot;);404)" office:value-type="float" office:value="404" calcext:value-type="float">
            <text:p>404</text:p>
          </table:table-cell>
          <table:table-cell table:style-name="ce1" table:formula="of:=IFERROR(__xludf.dummyfunction(&quot;&quot;&quot;COMPUTED_VALUE&quot;&quot;&quot;);80.8)" office:value-type="float" office:value="80.8" calcext:value-type="float">
            <text:p>80.8</text:p>
          </table:table-cell>
          <table:table-cell table:style-name="ce1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68</text:p>
          </table:table-cell>
          <table:table-cell table:style-name="ce1" office:value-type="string" calcext:value-type="string">
            <text:p>Ritika Banerje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73.8" calcext:value-type="float">
            <text:p>73.8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69]&lt;40;[.H69]&lt;40;[.J69]&lt;40;[.K69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71&quot;)" office:value-type="string" office:string-value="STD-1471" calcext:value-type="string">
            <text:p>STD-1471</text:p>
          </table:table-cell>
          <table:table-cell table:style-name="ce1" table:formula="of:=IFERROR(__xludf.dummyfunction(&quot;&quot;&quot;COMPUTED_VALUE&quot;&quot;&quot;);&quot;Sai Patel&quot;)" office:value-type="string" office:string-value="Sai Patel" calcext:value-type="string">
            <text:p>Sai Patel</text:p>
          </table:table-cell>
          <table:table-cell table:style-name="ce1" table:formula="of:=IFERROR(__xludf.dummyfunction(&quot;&quot;&quot;COMPUTED_VALUE&quot;&quot;&quot;);&quot;Male&quot;)" office:value-type="string" office:string-value="Male" calcext:value-type="string">
            <text:p>Male</text:p>
          </table:table-cell>
          <table:table-cell table:style-name="ce1" table:formula="of:=IFERROR(__xludf.dummyfunction(&quot;&quot;&quot;COMPUTED_VALUE&quot;&quot;&quot;);&quot;6&quot;)" office:value-type="string" office:string-value="6" calcext:value-type="string">
            <text:p>6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Bhopal&quot;)" office:value-type="string" office:string-value="Bhopal" calcext:value-type="string">
            <text:p>Bhopal</text:p>
          </table:table-cell>
          <table:table-cell table:style-name="ce1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1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1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1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1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1" table:formula="of:=IFERROR(__xludf.dummyfunction(&quot;&quot;&quot;COMPUTED_VALUE&quot;&quot;&quot;);415)" office:value-type="float" office:value="415" calcext:value-type="float">
            <text:p>415</text:p>
          </table:table-cell>
          <table:table-cell table:style-name="ce1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1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69</text:p>
          </table:table-cell>
          <table:table-cell table:style-name="ce1" office:value-type="string" calcext:value-type="string">
            <text:p>Pooja Kulkarni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67.6" calcext:value-type="float">
            <text:p>67.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70]&lt;40;[.H70]&lt;40;[.J70]&lt;40;[.K70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75&quot;)" office:value-type="string" office:string-value="STD-1475" calcext:value-type="string">
            <text:p>STD-1475</text:p>
          </table:table-cell>
          <table:table-cell table:style-name="ce1" table:formula="of:=IFERROR(__xludf.dummyfunction(&quot;&quot;&quot;COMPUTED_VALUE&quot;&quot;&quot;);&quot;Ritika Yadav&quot;)" office:value-type="string" office:string-value="Ritika Yadav" calcext:value-type="string">
            <text:p>Ritika Yadav</text:p>
          </table:table-cell>
          <table:table-cell table:style-name="ce1" table:formula="of:=IFERROR(__xludf.dummyfunction(&quot;&quot;&quot;COMPUTED_VALUE&quot;&quot;&quot;);&quot;Male&quot;)" office:value-type="string" office:string-value="Male" calcext:value-type="string">
            <text:p>Male</text:p>
          </table:table-cell>
          <table:table-cell table:style-name="ce1" table:formula="of:=IFERROR(__xludf.dummyfunction(&quot;&quot;&quot;COMPUTED_VALUE&quot;&quot;&quot;);&quot;6&quot;)" office:value-type="string" office:string-value="6" calcext:value-type="string">
            <text:p>6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Jaipur&quot;)" office:value-type="string" office:string-value="Jaipur" calcext:value-type="string">
            <text:p>Jaipur</text:p>
          </table:table-cell>
          <table:table-cell table:style-name="ce1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1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1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1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1" table:formula="of:=IFERROR(__xludf.dummyfunction(&quot;&quot;&quot;COMPUTED_VALUE&quot;&quot;&quot;);423)" office:value-type="float" office:value="423" calcext:value-type="float">
            <text:p>423</text:p>
          </table:table-cell>
          <table:table-cell table:style-name="ce1" table:formula="of:=IFERROR(__xludf.dummyfunction(&quot;&quot;&quot;COMPUTED_VALUE&quot;&quot;&quot;);84.6)" office:value-type="float" office:value="84.6" calcext:value-type="float">
            <text:p>84.6</text:p>
          </table:table-cell>
          <table:table-cell table:style-name="ce1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70</text:p>
          </table:table-cell>
          <table:table-cell table:style-name="ce1" office:value-type="string" calcext:value-type="string">
            <text:p>Tanvi Redd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72" calcext:value-type="float">
            <text:p>7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68.4" calcext:value-type="float">
            <text:p>68.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71]&lt;40;[.H71]&lt;40;[.J71]&lt;40;[.K71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81&quot;)" office:value-type="string" office:string-value="STD-1481" calcext:value-type="string">
            <text:p>STD-1481</text:p>
          </table:table-cell>
          <table:table-cell table:style-name="ce1" table:formula="of:=IFERROR(__xludf.dummyfunction(&quot;&quot;&quot;COMPUTED_VALUE&quot;&quot;&quot;);&quot;Ritika Jain&quot;)" office:value-type="string" office:string-value="Ritika Jain" calcext:value-type="string">
            <text:p>Ritika Jain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6&quot;)" office:value-type="string" office:string-value="6" calcext:value-type="string">
            <text:p>6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Chandigarh&quot;)" office:value-type="string" office:string-value="Chandigarh" calcext:value-type="string">
            <text:p>Chandigarh</text:p>
          </table:table-cell>
          <table:table-cell table:style-name="ce1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1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1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1" table:formula="of:=IFERROR(__xludf.dummyfunction(&quot;&quot;&quot;COMPUTED_VALUE&quot;&quot;&quot;);401)" office:value-type="float" office:value="401" calcext:value-type="float">
            <text:p>401</text:p>
          </table:table-cell>
          <table:table-cell table:style-name="ce1" table:formula="of:=IFERROR(__xludf.dummyfunction(&quot;&quot;&quot;COMPUTED_VALUE&quot;&quot;&quot;);80.2)" office:value-type="float" office:value="80.2" calcext:value-type="float">
            <text:p>80.2</text:p>
          </table:table-cell>
          <table:table-cell table:style-name="ce1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71</text:p>
          </table:table-cell>
          <table:table-cell table:style-name="ce1" office:value-type="string" calcext:value-type="string">
            <text:p>Vivaan Gup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65.2" calcext:value-type="float">
            <text:p>65.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72]&lt;40;[.H72]&lt;40;[.J72]&lt;40;[.K72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83&quot;)" office:value-type="string" office:string-value="STD-1483" calcext:value-type="string">
            <text:p>STD-1483</text:p>
          </table:table-cell>
          <table:table-cell table:style-name="ce1" table:formula="of:=IFERROR(__xludf.dummyfunction(&quot;&quot;&quot;COMPUTED_VALUE&quot;&quot;&quot;);&quot;Pooja Yadav&quot;)" office:value-type="string" office:string-value="Pooja Yadav" calcext:value-type="string">
            <text:p>Pooja Yadav</text:p>
          </table:table-cell>
          <table:table-cell table:style-name="ce1" table:formula="of:=IFERROR(__xludf.dummyfunction(&quot;&quot;&quot;COMPUTED_VALUE&quot;&quot;&quot;);&quot;Male&quot;)" office:value-type="string" office:string-value="Male" calcext:value-type="string">
            <text:p>Male</text:p>
          </table:table-cell>
          <table:table-cell table:style-name="ce1" table:formula="of:=IFERROR(__xludf.dummyfunction(&quot;&quot;&quot;COMPUTED_VALUE&quot;&quot;&quot;);&quot;6&quot;)" office:value-type="string" office:string-value="6" calcext:value-type="string">
            <text:p>6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Mumbai&quot;)" office:value-type="string" office:string-value="Mumbai" calcext:value-type="string">
            <text:p>Mumbai</text:p>
          </table:table-cell>
          <table:table-cell table:style-name="ce1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1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1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1" table:formula="of:=IFERROR(__xludf.dummyfunction(&quot;&quot;&quot;COMPUTED_VALUE&quot;&quot;&quot;);403)" office:value-type="float" office:value="403" calcext:value-type="float">
            <text:p>403</text:p>
          </table:table-cell>
          <table:table-cell table:style-name="ce1" table:formula="of:=IFERROR(__xludf.dummyfunction(&quot;&quot;&quot;COMPUTED_VALUE&quot;&quot;&quot;);80.6)" office:value-type="float" office:value="80.6" calcext:value-type="float">
            <text:p>80.6</text:p>
          </table:table-cell>
          <table:table-cell table:style-name="ce1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72</text:p>
          </table:table-cell>
          <table:table-cell table:style-name="ce1" office:value-type="string" calcext:value-type="string">
            <text:p>Arjun Iy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68.6" calcext:value-type="float">
            <text:p>68.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73]&lt;40;[.H73]&lt;40;[.J73]&lt;40;[.K73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87&quot;)" office:value-type="string" office:string-value="STD-1487" calcext:value-type="string">
            <text:p>STD-1487</text:p>
          </table:table-cell>
          <table:table-cell table:style-name="ce1" table:formula="of:=IFERROR(__xludf.dummyfunction(&quot;&quot;&quot;COMPUTED_VALUE&quot;&quot;&quot;);&quot;Simran Choudhary&quot;)" office:value-type="string" office:string-value="Simran Choudhary" calcext:value-type="string">
            <text:p>Simran Choudhary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10&quot;)" office:value-type="string" office:string-value="10" calcext:value-type="string">
            <text:p>10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Bhopal&quot;)" office:value-type="string" office:string-value="Bhopal" calcext:value-type="string">
            <text:p>Bhopal</text:p>
          </table:table-cell>
          <table:table-cell table:style-name="ce1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1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1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1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1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" table:formula="of:=IFERROR(__xludf.dummyfunction(&quot;&quot;&quot;COMPUTED_VALUE&quot;&quot;&quot;);401)" office:value-type="float" office:value="401" calcext:value-type="float">
            <text:p>401</text:p>
          </table:table-cell>
          <table:table-cell table:style-name="ce1" table:formula="of:=IFERROR(__xludf.dummyfunction(&quot;&quot;&quot;COMPUTED_VALUE&quot;&quot;&quot;);80.2)" office:value-type="float" office:value="80.2" calcext:value-type="float">
            <text:p>80.2</text:p>
          </table:table-cell>
          <table:table-cell table:style-name="ce1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73</text:p>
          </table:table-cell>
          <table:table-cell table:style-name="ce1" office:value-type="string" calcext:value-type="string">
            <text:p>Neha Pate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0.2" calcext:value-type="float">
            <text:p>70.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74]&lt;40;[.H74]&lt;40;[.J74]&lt;40;[.K74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98&quot;)" office:value-type="string" office:string-value="STD-1498" calcext:value-type="string">
            <text:p>STD-1498</text:p>
          </table:table-cell>
          <table:table-cell table:style-name="ce1" table:formula="of:=IFERROR(__xludf.dummyfunction(&quot;&quot;&quot;COMPUTED_VALUE&quot;&quot;&quot;);&quot;Meera Iyer&quot;)" office:value-type="string" office:string-value="Meera Iyer" calcext:value-type="string">
            <text:p>Meera Iyer</text:p>
          </table:table-cell>
          <table:table-cell table:style-name="ce1" table:formula="of:=IFERROR(__xludf.dummyfunction(&quot;&quot;&quot;COMPUTED_VALUE&quot;&quot;&quot;);&quot;Male&quot;)" office:value-type="string" office:string-value="Male" calcext:value-type="string">
            <text:p>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Lucknow&quot;)" office:value-type="string" office:string-value="Lucknow" calcext:value-type="string">
            <text:p>Lucknow</text:p>
          </table:table-cell>
          <table:table-cell table:style-name="ce1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1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1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1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1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1" table:formula="of:=IFERROR(__xludf.dummyfunction(&quot;&quot;&quot;COMPUTED_VALUE&quot;&quot;&quot;);402)" office:value-type="float" office:value="402" calcext:value-type="float">
            <text:p>402</text:p>
          </table:table-cell>
          <table:table-cell table:style-name="ce1" table:formula="of:=IFERROR(__xludf.dummyfunction(&quot;&quot;&quot;COMPUTED_VALUE&quot;&quot;&quot;);80.4)" office:value-type="float" office:value="80.4" calcext:value-type="float">
            <text:p>80.4</text:p>
          </table:table-cell>
          <table:table-cell table:style-name="ce1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74</text:p>
          </table:table-cell>
          <table:table-cell table:style-name="ce1" office:value-type="string" calcext:value-type="string">
            <text:p>Pooja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hopal</text:p>
          </table:table-cell>
          <table:table-cell table:number-columns-repeated="2" table:style-name="ce1" office:value-type="float" office:value="88" calcext:value-type="float">
            <text:p>8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78.8" calcext:value-type="float">
            <text:p>78.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75]&lt;40;[.H75]&lt;40;[.J75]&lt;40;[.K75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Show only Female students from Class 9.</text:p>
          </table:table-cell>
          <table:table-cell table:number-columns-repeated="4"/>
          <table:table-cell table:style-name="ce1" table:formula="of:=IFERROR(__xludf.dummyfunction(&quot;FILTER(A2:O501,C2:C501=&quot;&quot;Female&quot;&quot;,D2:D501=&quot;&quot;9&quot;&quot;)&quot;);&quot;STD-1014&quot;)" office:value-type="string" office:string-value="STD-1014" calcext:value-type="string">
            <text:p>STD-1014</text:p>
          </table:table-cell>
          <table:table-cell table:style-name="ce1" table:formula="of:=IFERROR(__xludf.dummyfunction(&quot;&quot;&quot;COMPUTED_VALUE&quot;&quot;&quot;);&quot;Ananya Yadav&quot;)" office:value-type="string" office:string-value="Ananya Yadav" calcext:value-type="string">
            <text:p>Ananya Yadav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Chandigarh&quot;)" office:value-type="string" office:string-value="Chandigarh" calcext:value-type="string">
            <text:p>Chandigarh</text:p>
          </table:table-cell>
          <table:table-cell table:style-name="ce1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1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1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1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1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1" table:formula="of:=IFERROR(__xludf.dummyfunction(&quot;&quot;&quot;COMPUTED_VALUE&quot;&quot;&quot;);339)" office:value-type="float" office:value="339" calcext:value-type="float">
            <text:p>339</text:p>
          </table:table-cell>
          <table:table-cell table:style-name="ce1" table:formula="of:=IFERROR(__xludf.dummyfunction(&quot;&quot;&quot;COMPUTED_VALUE&quot;&quot;&quot;);67.8)" office:value-type="float" office:value="67.8" calcext:value-type="float">
            <text:p>67.8</text:p>
          </table:table-cell>
          <table:table-cell table:style-name="ce1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75</text:p>
          </table:table-cell>
          <table:table-cell table:style-name="ce1" office:value-type="string" calcext:value-type="string">
            <text:p>Arjun Redd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76]&lt;40;[.H76]&lt;40;[.J76]&lt;40;[.K76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018&quot;)" office:value-type="string" office:string-value="STD-1018" calcext:value-type="string">
            <text:p>STD-1018</text:p>
          </table:table-cell>
          <table:table-cell table:style-name="ce1" table:formula="of:=IFERROR(__xludf.dummyfunction(&quot;&quot;&quot;COMPUTED_VALUE&quot;&quot;&quot;);&quot;Arjun Reddy&quot;)" office:value-type="string" office:string-value="Arjun Reddy" calcext:value-type="string">
            <text:p>Arjun Reddy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Patna&quot;)" office:value-type="string" office:string-value="Patna" calcext:value-type="string">
            <text:p>Patna</text:p>
          </table:table-cell>
          <table:table-cell table:style-name="ce1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1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1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1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1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1" table:formula="of:=IFERROR(__xludf.dummyfunction(&quot;&quot;&quot;COMPUTED_VALUE&quot;&quot;&quot;);379)" office:value-type="float" office:value="379" calcext:value-type="float">
            <text:p>379</text:p>
          </table:table-cell>
          <table:table-cell table:style-name="ce1" table:formula="of:=IFERROR(__xludf.dummyfunction(&quot;&quot;&quot;COMPUTED_VALUE&quot;&quot;&quot;);75.8)" office:value-type="float" office:value="75.8" calcext:value-type="float">
            <text:p>75.8</text:p>
          </table:table-cell>
          <table:table-cell table:style-name="ce1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76</text:p>
          </table:table-cell>
          <table:table-cell table:style-name="ce1" office:value-type="string" calcext:value-type="string">
            <text:p>Sneha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68.4" calcext:value-type="float">
            <text:p>68.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77]&lt;40;[.H77]&lt;40;[.J77]&lt;40;[.K77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020&quot;)" office:value-type="string" office:string-value="STD-1020" calcext:value-type="string">
            <text:p>STD-1020</text:p>
          </table:table-cell>
          <table:table-cell table:style-name="ce1" table:formula="of:=IFERROR(__xludf.dummyfunction(&quot;&quot;&quot;COMPUTED_VALUE&quot;&quot;&quot;);&quot;Arjun Singh&quot;)" office:value-type="string" office:string-value="Arjun Singh" calcext:value-type="string">
            <text:p>Arjun Singh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Bhopal&quot;)" office:value-type="string" office:string-value="Bhopal" calcext:value-type="string">
            <text:p>Bhopal</text:p>
          </table:table-cell>
          <table:table-cell table:style-name="ce1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1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1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1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1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" table:formula="of:=IFERROR(__xludf.dummyfunction(&quot;&quot;&quot;COMPUTED_VALUE&quot;&quot;&quot;);364)" office:value-type="float" office:value="364" calcext:value-type="float">
            <text:p>364</text:p>
          </table:table-cell>
          <table:table-cell table:style-name="ce1" table:formula="of:=IFERROR(__xludf.dummyfunction(&quot;&quot;&quot;COMPUTED_VALUE&quot;&quot;&quot;);72.8)" office:value-type="float" office:value="72.8" calcext:value-type="float">
            <text:p>72.8</text:p>
          </table:table-cell>
          <table:table-cell table:style-name="ce1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77</text:p>
          </table:table-cell>
          <table:table-cell table:style-name="ce1" office:value-type="string" calcext:value-type="string">
            <text:p>Sai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60.4" calcext:value-type="float">
            <text:p>60.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78]&lt;40;[.H78]&lt;40;[.J78]&lt;40;[.K78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021&quot;)" office:value-type="string" office:string-value="STD-1021" calcext:value-type="string">
            <text:p>STD-1021</text:p>
          </table:table-cell>
          <table:table-cell table:style-name="ce1" table:formula="of:=IFERROR(__xludf.dummyfunction(&quot;&quot;&quot;COMPUTED_VALUE&quot;&quot;&quot;);&quot;Ishita Kulkarni&quot;)" office:value-type="string" office:string-value="Ishita Kulkarni" calcext:value-type="string">
            <text:p>Ishita Kulkarni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Lucknow&quot;)" office:value-type="string" office:string-value="Lucknow" calcext:value-type="string">
            <text:p>Lucknow</text:p>
          </table:table-cell>
          <table:table-cell table:style-name="ce1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1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1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1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1" table:formula="of:=IFERROR(__xludf.dummyfunction(&quot;&quot;&quot;COMPUTED_VALUE&quot;&quot;&quot;);53)" office:value-type="float" office:value="53" calcext:value-type="float">
            <text:p>53</text:p>
          </table:table-cell>
          <table:table-cell table:style-name="ce1" table:formula="of:=IFERROR(__xludf.dummyfunction(&quot;&quot;&quot;COMPUTED_VALUE&quot;&quot;&quot;);315)" office:value-type="float" office:value="315" calcext:value-type="float">
            <text:p>315</text:p>
          </table:table-cell>
          <table:table-cell table:style-name="ce1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1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78</text:p>
          </table:table-cell>
          <table:table-cell table:style-name="ce1" office:value-type="string" calcext:value-type="string">
            <text:p>Kavya Redd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82.8" calcext:value-type="float">
            <text:p>82.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79]&lt;40;[.H79]&lt;40;[.J79]&lt;40;[.K79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031&quot;)" office:value-type="string" office:string-value="STD-1031" calcext:value-type="string">
            <text:p>STD-1031</text:p>
          </table:table-cell>
          <table:table-cell table:style-name="ce1" table:formula="of:=IFERROR(__xludf.dummyfunction(&quot;&quot;&quot;COMPUTED_VALUE&quot;&quot;&quot;);&quot;Sneha Gupta&quot;)" office:value-type="string" office:string-value="Sneha Gupta" calcext:value-type="string">
            <text:p>Sneha Gupt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Mumbai&quot;)" office:value-type="string" office:string-value="Mumbai" calcext:value-type="string">
            <text:p>Mumbai</text:p>
          </table:table-cell>
          <table:table-cell table:style-name="ce1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1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1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1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1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1" table:formula="of:=IFERROR(__xludf.dummyfunction(&quot;&quot;&quot;COMPUTED_VALUE&quot;&quot;&quot;);322)" office:value-type="float" office:value="322" calcext:value-type="float">
            <text:p>322</text:p>
          </table:table-cell>
          <table:table-cell table:style-name="ce1" table:formula="of:=IFERROR(__xludf.dummyfunction(&quot;&quot;&quot;COMPUTED_VALUE&quot;&quot;&quot;);64.4)" office:value-type="float" office:value="64.4" calcext:value-type="float">
            <text:p>64.4</text:p>
          </table:table-cell>
          <table:table-cell table:style-name="ce1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79</text:p>
          </table:table-cell>
          <table:table-cell table:style-name="ce1" office:value-type="string" calcext:value-type="string">
            <text:p>Rahul Ja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80]&lt;40;[.H80]&lt;40;[.J80]&lt;40;[.K80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055&quot;)" office:value-type="string" office:string-value="STD-1055" calcext:value-type="string">
            <text:p>STD-1055</text:p>
          </table:table-cell>
          <table:table-cell table:style-name="ce1" table:formula="of:=IFERROR(__xludf.dummyfunction(&quot;&quot;&quot;COMPUTED_VALUE&quot;&quot;&quot;);&quot;Shreya Singh&quot;)" office:value-type="string" office:string-value="Shreya Singh" calcext:value-type="string">
            <text:p>Shreya Singh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Jaipur&quot;)" office:value-type="string" office:string-value="Jaipur" calcext:value-type="string">
            <text:p>Jaipur</text:p>
          </table:table-cell>
          <table:table-cell table:style-name="ce1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1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" table:formula="of:=IFERROR(__xludf.dummyfunction(&quot;&quot;&quot;COMPUTED_VALUE&quot;&quot;&quot;);415)" office:value-type="float" office:value="415" calcext:value-type="float">
            <text:p>415</text:p>
          </table:table-cell>
          <table:table-cell table:style-name="ce1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1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80</text:p>
          </table:table-cell>
          <table:table-cell table:style-name="ce1" office:value-type="string" calcext:value-type="string">
            <text:p>Aarav Sha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67.6" calcext:value-type="float">
            <text:p>67.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81]&lt;40;[.H81]&lt;40;[.J81]&lt;40;[.K81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059&quot;)" office:value-type="string" office:string-value="STD-1059" calcext:value-type="string">
            <text:p>STD-1059</text:p>
          </table:table-cell>
          <table:table-cell table:style-name="ce1" table:formula="of:=IFERROR(__xludf.dummyfunction(&quot;&quot;&quot;COMPUTED_VALUE&quot;&quot;&quot;);&quot;Ananya Iyer&quot;)" office:value-type="string" office:string-value="Ananya Iyer" calcext:value-type="string">
            <text:p>Ananya Iyer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Patna&quot;)" office:value-type="string" office:string-value="Patna" calcext:value-type="string">
            <text:p>Patna</text:p>
          </table:table-cell>
          <table:table-cell table:style-name="ce1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1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1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1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1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1" table:formula="of:=IFERROR(__xludf.dummyfunction(&quot;&quot;&quot;COMPUTED_VALUE&quot;&quot;&quot;);377)" office:value-type="float" office:value="377" calcext:value-type="float">
            <text:p>377</text:p>
          </table:table-cell>
          <table:table-cell table:style-name="ce1" table:formula="of:=IFERROR(__xludf.dummyfunction(&quot;&quot;&quot;COMPUTED_VALUE&quot;&quot;&quot;);75.4)" office:value-type="float" office:value="75.4" calcext:value-type="float">
            <text:p>75.4</text:p>
          </table:table-cell>
          <table:table-cell table:style-name="ce1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81</text:p>
          </table:table-cell>
          <table:table-cell table:style-name="ce1" office:value-type="string" calcext:value-type="string">
            <text:p>Vivaan Banerje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82]&lt;40;[.H82]&lt;40;[.J82]&lt;40;[.K82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064&quot;)" office:value-type="string" office:string-value="STD-1064" calcext:value-type="string">
            <text:p>STD-1064</text:p>
          </table:table-cell>
          <table:table-cell table:style-name="ce1" table:formula="of:=IFERROR(__xludf.dummyfunction(&quot;&quot;&quot;COMPUTED_VALUE&quot;&quot;&quot;);&quot;Karan Verma&quot;)" office:value-type="string" office:string-value="Karan Verma" calcext:value-type="string">
            <text:p>Karan Verm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Chandigarh&quot;)" office:value-type="string" office:string-value="Chandigarh" calcext:value-type="string">
            <text:p>Chandigarh</text:p>
          </table:table-cell>
          <table:table-cell table:style-name="ce1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1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1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1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1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1" table:formula="of:=IFERROR(__xludf.dummyfunction(&quot;&quot;&quot;COMPUTED_VALUE&quot;&quot;&quot;);359)" office:value-type="float" office:value="359" calcext:value-type="float">
            <text:p>359</text:p>
          </table:table-cell>
          <table:table-cell table:style-name="ce1" table:formula="of:=IFERROR(__xludf.dummyfunction(&quot;&quot;&quot;COMPUTED_VALUE&quot;&quot;&quot;);71.8)" office:value-type="float" office:value="71.8" calcext:value-type="float">
            <text:p>71.8</text:p>
          </table:table-cell>
          <table:table-cell table:style-name="ce1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82</text:p>
          </table:table-cell>
          <table:table-cell table:style-name="ce1" office:value-type="string" calcext:value-type="string">
            <text:p>Aditya Sha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67.2" calcext:value-type="float">
            <text:p>67.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83]&lt;40;[.H83]&lt;40;[.J83]&lt;40;[.K83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071&quot;)" office:value-type="string" office:string-value="STD-1071" calcext:value-type="string">
            <text:p>STD-1071</text:p>
          </table:table-cell>
          <table:table-cell table:style-name="ce1" table:formula="of:=IFERROR(__xludf.dummyfunction(&quot;&quot;&quot;COMPUTED_VALUE&quot;&quot;&quot;);&quot;Vivaan Gupta&quot;)" office:value-type="string" office:string-value="Vivaan Gupta" calcext:value-type="string">
            <text:p>Vivaan Gupt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Delhi&quot;)" office:value-type="string" office:string-value="Delhi" calcext:value-type="string">
            <text:p>Delhi</text:p>
          </table:table-cell>
          <table:table-cell table:style-name="ce1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1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1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1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1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1" table:formula="of:=IFERROR(__xludf.dummyfunction(&quot;&quot;&quot;COMPUTED_VALUE&quot;&quot;&quot;);326)" office:value-type="float" office:value="326" calcext:value-type="float">
            <text:p>326</text:p>
          </table:table-cell>
          <table:table-cell table:style-name="ce1" table:formula="of:=IFERROR(__xludf.dummyfunction(&quot;&quot;&quot;COMPUTED_VALUE&quot;&quot;&quot;);65.2)" office:value-type="float" office:value="65.2" calcext:value-type="float">
            <text:p>65.2</text:p>
          </table:table-cell>
          <table:table-cell table:style-name="ce1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83</text:p>
          </table:table-cell>
          <table:table-cell table:style-name="ce1" office:value-type="string" calcext:value-type="string">
            <text:p>Priya Sing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6.4" calcext:value-type="float">
            <text:p>76.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84]&lt;40;[.H84]&lt;40;[.J84]&lt;40;[.K84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074&quot;)" office:value-type="string" office:string-value="STD-1074" calcext:value-type="string">
            <text:p>STD-1074</text:p>
          </table:table-cell>
          <table:table-cell table:style-name="ce1" table:formula="of:=IFERROR(__xludf.dummyfunction(&quot;&quot;&quot;COMPUTED_VALUE&quot;&quot;&quot;);&quot;Pooja Verma&quot;)" office:value-type="string" office:string-value="Pooja Verma" calcext:value-type="string">
            <text:p>Pooja Verm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Bhopal&quot;)" office:value-type="string" office:string-value="Bhopal" calcext:value-type="string">
            <text:p>Bhopal</text:p>
          </table:table-cell>
          <table:table-cell table:style-name="ce1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1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1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1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1" table:formula="of:=IFERROR(__xludf.dummyfunction(&quot;&quot;&quot;COMPUTED_VALUE&quot;&quot;&quot;);394)" office:value-type="float" office:value="394" calcext:value-type="float">
            <text:p>394</text:p>
          </table:table-cell>
          <table:table-cell table:style-name="ce1" table:formula="of:=IFERROR(__xludf.dummyfunction(&quot;&quot;&quot;COMPUTED_VALUE&quot;&quot;&quot;);78.8)" office:value-type="float" office:value="78.8" calcext:value-type="float">
            <text:p>78.8</text:p>
          </table:table-cell>
          <table:table-cell table:style-name="ce1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84</text:p>
          </table:table-cell>
          <table:table-cell table:style-name="ce1" office:value-type="string" calcext:value-type="string">
            <text:p>Tanvi Kulkarni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66.6" calcext:value-type="float">
            <text:p>66.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85]&lt;40;[.H85]&lt;40;[.J85]&lt;40;[.K85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108&quot;)" office:value-type="string" office:string-value="STD-1108" calcext:value-type="string">
            <text:p>STD-1108</text:p>
          </table:table-cell>
          <table:table-cell table:style-name="ce1" table:formula="of:=IFERROR(__xludf.dummyfunction(&quot;&quot;&quot;COMPUTED_VALUE&quot;&quot;&quot;);&quot;Pooja Nair&quot;)" office:value-type="string" office:string-value="Pooja Nair" calcext:value-type="string">
            <text:p>Pooja Nair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Kolkata&quot;)" office:value-type="string" office:string-value="Kolkata" calcext:value-type="string">
            <text:p>Kolkata</text:p>
          </table:table-cell>
          <table:table-cell table:style-name="ce1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1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1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1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1" table:formula="of:=IFERROR(__xludf.dummyfunction(&quot;&quot;&quot;COMPUTED_VALUE&quot;&quot;&quot;);327)" office:value-type="float" office:value="327" calcext:value-type="float">
            <text:p>327</text:p>
          </table:table-cell>
          <table:table-cell table:style-name="ce1" table:formula="of:=IFERROR(__xludf.dummyfunction(&quot;&quot;&quot;COMPUTED_VALUE&quot;&quot;&quot;);65.4)" office:value-type="float" office:value="65.4" calcext:value-type="float">
            <text:p>65.4</text:p>
          </table:table-cell>
          <table:table-cell table:style-name="ce1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85</text:p>
          </table:table-cell>
          <table:table-cell table:style-name="ce1" office:value-type="string" calcext:value-type="string">
            <text:p>Rohan Kulkarn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59.6" calcext:value-type="float">
            <text:p>59.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86]&lt;40;[.H86]&lt;40;[.J86]&lt;40;[.K86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130&quot;)" office:value-type="string" office:string-value="STD-1130" calcext:value-type="string">
            <text:p>STD-1130</text:p>
          </table:table-cell>
          <table:table-cell table:style-name="ce1" table:formula="of:=IFERROR(__xludf.dummyfunction(&quot;&quot;&quot;COMPUTED_VALUE&quot;&quot;&quot;);&quot;Rahul Choudhary&quot;)" office:value-type="string" office:string-value="Rahul Choudhary" calcext:value-type="string">
            <text:p>Rahul Choudhary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Bhopal&quot;)" office:value-type="string" office:string-value="Bhopal" calcext:value-type="string">
            <text:p>Bhopal</text:p>
          </table:table-cell>
          <table:table-cell table:style-name="ce1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1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1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1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1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1" table:formula="of:=IFERROR(__xludf.dummyfunction(&quot;&quot;&quot;COMPUTED_VALUE&quot;&quot;&quot;);423)" office:value-type="float" office:value="423" calcext:value-type="float">
            <text:p>423</text:p>
          </table:table-cell>
          <table:table-cell table:style-name="ce1" table:formula="of:=IFERROR(__xludf.dummyfunction(&quot;&quot;&quot;COMPUTED_VALUE&quot;&quot;&quot;);84.6)" office:value-type="float" office:value="84.6" calcext:value-type="float">
            <text:p>84.6</text:p>
          </table:table-cell>
          <table:table-cell table:style-name="ce1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86</text:p>
          </table:table-cell>
          <table:table-cell table:style-name="ce1" office:value-type="string" calcext:value-type="string">
            <text:p>Sai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79.6" calcext:value-type="float">
            <text:p>79.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87]&lt;40;[.H87]&lt;40;[.J87]&lt;40;[.K87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131&quot;)" office:value-type="string" office:string-value="STD-1131" calcext:value-type="string">
            <text:p>STD-1131</text:p>
          </table:table-cell>
          <table:table-cell table:style-name="ce1" table:formula="of:=IFERROR(__xludf.dummyfunction(&quot;&quot;&quot;COMPUTED_VALUE&quot;&quot;&quot;);&quot;Sai Sharma&quot;)" office:value-type="string" office:string-value="Sai Sharma" calcext:value-type="string">
            <text:p>Sai Sharm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Lucknow&quot;)" office:value-type="string" office:string-value="Lucknow" calcext:value-type="string">
            <text:p>Lucknow</text:p>
          </table:table-cell>
          <table:table-cell table:style-name="ce1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1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1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1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1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1" table:formula="of:=IFERROR(__xludf.dummyfunction(&quot;&quot;&quot;COMPUTED_VALUE&quot;&quot;&quot;);290)" office:value-type="float" office:value="290" calcext:value-type="float">
            <text:p>290</text:p>
          </table:table-cell>
          <table:table-cell table:style-name="ce1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1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87</text:p>
          </table:table-cell>
          <table:table-cell table:style-name="ce1" office:value-type="string" calcext:value-type="string">
            <text:p>Simran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88]&lt;40;[.H88]&lt;40;[.J88]&lt;40;[.K88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134&quot;)" office:value-type="string" office:string-value="STD-1134" calcext:value-type="string">
            <text:p>STD-1134</text:p>
          </table:table-cell>
          <table:table-cell table:style-name="ce1" table:formula="of:=IFERROR(__xludf.dummyfunction(&quot;&quot;&quot;COMPUTED_VALUE&quot;&quot;&quot;);&quot;Aarav Gupta&quot;)" office:value-type="string" office:string-value="Aarav Gupta" calcext:value-type="string">
            <text:p>Aarav Gupt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Lucknow&quot;)" office:value-type="string" office:string-value="Lucknow" calcext:value-type="string">
            <text:p>Lucknow</text:p>
          </table:table-cell>
          <table:table-cell table:style-name="ce1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1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1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1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1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1" table:formula="of:=IFERROR(__xludf.dummyfunction(&quot;&quot;&quot;COMPUTED_VALUE&quot;&quot;&quot;);370)" office:value-type="float" office:value="370" calcext:value-type="float">
            <text:p>370</text:p>
          </table:table-cell>
          <table:table-cell table:style-name="ce1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1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88</text:p>
          </table:table-cell>
          <table:table-cell table:style-name="ce1" office:value-type="string" calcext:value-type="string">
            <text:p>Pooja Kulkarni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89]&lt;40;[.H89]&lt;40;[.J89]&lt;40;[.K89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139&quot;)" office:value-type="string" office:string-value="STD-1139" calcext:value-type="string">
            <text:p>STD-1139</text:p>
          </table:table-cell>
          <table:table-cell table:style-name="ce1" table:formula="of:=IFERROR(__xludf.dummyfunction(&quot;&quot;&quot;COMPUTED_VALUE&quot;&quot;&quot;);&quot;Sai Jain&quot;)" office:value-type="string" office:string-value="Sai Jain" calcext:value-type="string">
            <text:p>Sai Jain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Bhopal&quot;)" office:value-type="string" office:string-value="Bhopal" calcext:value-type="string">
            <text:p>Bhopal</text:p>
          </table:table-cell>
          <table:table-cell table:style-name="ce1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1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1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1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1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1" table:formula="of:=IFERROR(__xludf.dummyfunction(&quot;&quot;&quot;COMPUTED_VALUE&quot;&quot;&quot;);360)" office:value-type="float" office:value="360" calcext:value-type="float">
            <text:p>360</text:p>
          </table:table-cell>
          <table:table-cell table:style-name="ce1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1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89</text:p>
          </table:table-cell>
          <table:table-cell table:style-name="ce1" office:value-type="string" calcext:value-type="string">
            <text:p>Simran Sha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63.8" calcext:value-type="float">
            <text:p>63.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90]&lt;40;[.H90]&lt;40;[.J90]&lt;40;[.K90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140&quot;)" office:value-type="string" office:string-value="STD-1140" calcext:value-type="string">
            <text:p>STD-1140</text:p>
          </table:table-cell>
          <table:table-cell table:style-name="ce1" table:formula="of:=IFERROR(__xludf.dummyfunction(&quot;&quot;&quot;COMPUTED_VALUE&quot;&quot;&quot;);&quot;Neha Kulkarni&quot;)" office:value-type="string" office:string-value="Neha Kulkarni" calcext:value-type="string">
            <text:p>Neha Kulkarni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Chandigarh&quot;)" office:value-type="string" office:string-value="Chandigarh" calcext:value-type="string">
            <text:p>Chandigarh</text:p>
          </table:table-cell>
          <table:table-cell table:style-name="ce1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1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1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1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1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1" table:formula="of:=IFERROR(__xludf.dummyfunction(&quot;&quot;&quot;COMPUTED_VALUE&quot;&quot;&quot;);282)" office:value-type="float" office:value="282" calcext:value-type="float">
            <text:p>282</text:p>
          </table:table-cell>
          <table:table-cell table:style-name="ce1" table:formula="of:=IFERROR(__xludf.dummyfunction(&quot;&quot;&quot;COMPUTED_VALUE&quot;&quot;&quot;);56.4)" office:value-type="float" office:value="56.4" calcext:value-type="float">
            <text:p>56.4</text:p>
          </table:table-cell>
          <table:table-cell table:style-name="ce1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90</text:p>
          </table:table-cell>
          <table:table-cell table:style-name="ce1" office:value-type="string" calcext:value-type="string">
            <text:p>Rahul Redd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71.4" calcext:value-type="float">
            <text:p>71.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91]&lt;40;[.H91]&lt;40;[.J91]&lt;40;[.K91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150&quot;)" office:value-type="string" office:string-value="STD-1150" calcext:value-type="string">
            <text:p>STD-1150</text:p>
          </table:table-cell>
          <table:table-cell table:style-name="ce1" table:formula="of:=IFERROR(__xludf.dummyfunction(&quot;&quot;&quot;COMPUTED_VALUE&quot;&quot;&quot;);&quot;Meera Kulkarni&quot;)" office:value-type="string" office:string-value="Meera Kulkarni" calcext:value-type="string">
            <text:p>Meera Kulkarni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Delhi&quot;)" office:value-type="string" office:string-value="Delhi" calcext:value-type="string">
            <text:p>Delhi</text:p>
          </table:table-cell>
          <table:table-cell table:style-name="ce1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1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1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1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1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1" table:formula="of:=IFERROR(__xludf.dummyfunction(&quot;&quot;&quot;COMPUTED_VALUE&quot;&quot;&quot;);350)" office:value-type="float" office:value="350" calcext:value-type="float">
            <text:p>350</text:p>
          </table:table-cell>
          <table:table-cell table:style-name="ce1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1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91</text:p>
          </table:table-cell>
          <table:table-cell table:style-name="ce1" office:value-type="string" calcext:value-type="string">
            <text:p>Karan Redd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73.8" calcext:value-type="float">
            <text:p>73.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92]&lt;40;[.H92]&lt;40;[.J92]&lt;40;[.K92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181&quot;)" office:value-type="string" office:string-value="STD-1181" calcext:value-type="string">
            <text:p>STD-1181</text:p>
          </table:table-cell>
          <table:table-cell table:style-name="ce1" table:formula="of:=IFERROR(__xludf.dummyfunction(&quot;&quot;&quot;COMPUTED_VALUE&quot;&quot;&quot;);&quot;Rahul Verma&quot;)" office:value-type="string" office:string-value="Rahul Verma" calcext:value-type="string">
            <text:p>Rahul Verm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Mumbai&quot;)" office:value-type="string" office:string-value="Mumbai" calcext:value-type="string">
            <text:p>Mumbai</text:p>
          </table:table-cell>
          <table:table-cell table:style-name="ce1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1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1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1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1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1" table:formula="of:=IFERROR(__xludf.dummyfunction(&quot;&quot;&quot;COMPUTED_VALUE&quot;&quot;&quot;);379)" office:value-type="float" office:value="379" calcext:value-type="float">
            <text:p>379</text:p>
          </table:table-cell>
          <table:table-cell table:style-name="ce1" table:formula="of:=IFERROR(__xludf.dummyfunction(&quot;&quot;&quot;COMPUTED_VALUE&quot;&quot;&quot;);75.8)" office:value-type="float" office:value="75.8" calcext:value-type="float">
            <text:p>75.8</text:p>
          </table:table-cell>
          <table:table-cell table:style-name="ce1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92</text:p>
          </table:table-cell>
          <table:table-cell table:style-name="ce1" office:value-type="string" calcext:value-type="string">
            <text:p>Priya Ja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59.8" calcext:value-type="float">
            <text:p>59.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93]&lt;40;[.H93]&lt;40;[.J93]&lt;40;[.K93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203&quot;)" office:value-type="string" office:string-value="STD-1203" calcext:value-type="string">
            <text:p>STD-1203</text:p>
          </table:table-cell>
          <table:table-cell table:style-name="ce1" table:formula="of:=IFERROR(__xludf.dummyfunction(&quot;&quot;&quot;COMPUTED_VALUE&quot;&quot;&quot;);&quot;Rahul Verma&quot;)" office:value-type="string" office:string-value="Rahul Verma" calcext:value-type="string">
            <text:p>Rahul Verm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Chandigarh&quot;)" office:value-type="string" office:string-value="Chandigarh" calcext:value-type="string">
            <text:p>Chandigarh</text:p>
          </table:table-cell>
          <table:table-cell table:style-name="ce1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1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1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1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1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1" table:formula="of:=IFERROR(__xludf.dummyfunction(&quot;&quot;&quot;COMPUTED_VALUE&quot;&quot;&quot;);317)" office:value-type="float" office:value="317" calcext:value-type="float">
            <text:p>317</text:p>
          </table:table-cell>
          <table:table-cell table:style-name="ce1" table:formula="of:=IFERROR(__xludf.dummyfunction(&quot;&quot;&quot;COMPUTED_VALUE&quot;&quot;&quot;);63.4)" office:value-type="float" office:value="63.4" calcext:value-type="float">
            <text:p>63.4</text:p>
          </table:table-cell>
          <table:table-cell table:style-name="ce1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93</text:p>
          </table:table-cell>
          <table:table-cell table:style-name="ce1" office:value-type="string" calcext:value-type="string">
            <text:p>Arjun Gup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75.8" calcext:value-type="float">
            <text:p>75.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94]&lt;40;[.H94]&lt;40;[.J94]&lt;40;[.K94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206&quot;)" office:value-type="string" office:string-value="STD-1206" calcext:value-type="string">
            <text:p>STD-1206</text:p>
          </table:table-cell>
          <table:table-cell table:style-name="ce1" table:formula="of:=IFERROR(__xludf.dummyfunction(&quot;&quot;&quot;COMPUTED_VALUE&quot;&quot;&quot;);&quot;Rahul Jain&quot;)" office:value-type="string" office:string-value="Rahul Jain" calcext:value-type="string">
            <text:p>Rahul Jain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Bhopal&quot;)" office:value-type="string" office:string-value="Bhopal" calcext:value-type="string">
            <text:p>Bhopal</text:p>
          </table:table-cell>
          <table:table-cell table:style-name="ce1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1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1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1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1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1" table:formula="of:=IFERROR(__xludf.dummyfunction(&quot;&quot;&quot;COMPUTED_VALUE&quot;&quot;&quot;);378)" office:value-type="float" office:value="378" calcext:value-type="float">
            <text:p>378</text:p>
          </table:table-cell>
          <table:table-cell table:style-name="ce1" table:formula="of:=IFERROR(__xludf.dummyfunction(&quot;&quot;&quot;COMPUTED_VALUE&quot;&quot;&quot;);75.6)" office:value-type="float" office:value="75.6" calcext:value-type="float">
            <text:p>75.6</text:p>
          </table:table-cell>
          <table:table-cell table:style-name="ce1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94</text:p>
          </table:table-cell>
          <table:table-cell table:style-name="ce1" office:value-type="string" calcext:value-type="string">
            <text:p>Rohan Nai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69.8" calcext:value-type="float">
            <text:p>69.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95]&lt;40;[.H95]&lt;40;[.J95]&lt;40;[.K95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213&quot;)" office:value-type="string" office:string-value="STD-1213" calcext:value-type="string">
            <text:p>STD-1213</text:p>
          </table:table-cell>
          <table:table-cell table:style-name="ce1" table:formula="of:=IFERROR(__xludf.dummyfunction(&quot;&quot;&quot;COMPUTED_VALUE&quot;&quot;&quot;);&quot;Ananya Reddy&quot;)" office:value-type="string" office:string-value="Ananya Reddy" calcext:value-type="string">
            <text:p>Ananya Reddy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Bhopal&quot;)" office:value-type="string" office:string-value="Bhopal" calcext:value-type="string">
            <text:p>Bhopal</text:p>
          </table:table-cell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1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1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1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1" table:formula="of:=IFERROR(__xludf.dummyfunction(&quot;&quot;&quot;COMPUTED_VALUE&quot;&quot;&quot;);361)" office:value-type="float" office:value="361" calcext:value-type="float">
            <text:p>361</text:p>
          </table:table-cell>
          <table:table-cell table:style-name="ce1" table:formula="of:=IFERROR(__xludf.dummyfunction(&quot;&quot;&quot;COMPUTED_VALUE&quot;&quot;&quot;);72.2)" office:value-type="float" office:value="72.2" calcext:value-type="float">
            <text:p>72.2</text:p>
          </table:table-cell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95</text:p>
          </table:table-cell>
          <table:table-cell table:style-name="ce1" office:value-type="string" calcext:value-type="string">
            <text:p>Meera Kulkarni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57.4" calcext:value-type="float">
            <text:p>57.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96]&lt;40;[.H96]&lt;40;[.J96]&lt;40;[.K96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226&quot;)" office:value-type="string" office:string-value="STD-1226" calcext:value-type="string">
            <text:p>STD-1226</text:p>
          </table:table-cell>
          <table:table-cell table:style-name="ce1" table:formula="of:=IFERROR(__xludf.dummyfunction(&quot;&quot;&quot;COMPUTED_VALUE&quot;&quot;&quot;);&quot;Kavya Das&quot;)" office:value-type="string" office:string-value="Kavya Das" calcext:value-type="string">
            <text:p>Kavya Das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Bhopal&quot;)" office:value-type="string" office:string-value="Bhopal" calcext:value-type="string">
            <text:p>Bhopal</text:p>
          </table:table-cell>
          <table:table-cell table:style-name="ce1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1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1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1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1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1" table:formula="of:=IFERROR(__xludf.dummyfunction(&quot;&quot;&quot;COMPUTED_VALUE&quot;&quot;&quot;);362)" office:value-type="float" office:value="362" calcext:value-type="float">
            <text:p>362</text:p>
          </table:table-cell>
          <table:table-cell table:style-name="ce1" table:formula="of:=IFERROR(__xludf.dummyfunction(&quot;&quot;&quot;COMPUTED_VALUE&quot;&quot;&quot;);72.4)" office:value-type="float" office:value="72.4" calcext:value-type="float">
            <text:p>72.4</text:p>
          </table:table-cell>
          <table:table-cell table:style-name="ce1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96</text:p>
          </table:table-cell>
          <table:table-cell table:style-name="ce1" office:value-type="string" calcext:value-type="string">
            <text:p>Aarav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0.2" calcext:value-type="float">
            <text:p>70.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97]&lt;40;[.H97]&lt;40;[.J97]&lt;40;[.K97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244&quot;)" office:value-type="string" office:string-value="STD-1244" calcext:value-type="string">
            <text:p>STD-1244</text:p>
          </table:table-cell>
          <table:table-cell table:style-name="ce1" table:formula="of:=IFERROR(__xludf.dummyfunction(&quot;&quot;&quot;COMPUTED_VALUE&quot;&quot;&quot;);&quot;Karan Verma&quot;)" office:value-type="string" office:string-value="Karan Verma" calcext:value-type="string">
            <text:p>Karan Verm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Chandigarh&quot;)" office:value-type="string" office:string-value="Chandigarh" calcext:value-type="string">
            <text:p>Chandigarh</text:p>
          </table:table-cell>
          <table:table-cell table:style-name="ce1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1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1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1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1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1" table:formula="of:=IFERROR(__xludf.dummyfunction(&quot;&quot;&quot;COMPUTED_VALUE&quot;&quot;&quot;);270)" office:value-type="float" office:value="270" calcext:value-type="float">
            <text:p>270</text:p>
          </table:table-cell>
          <table:table-cell table:style-name="ce1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1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97</text:p>
          </table:table-cell>
          <table:table-cell table:style-name="ce1" office:value-type="string" calcext:value-type="string">
            <text:p>Priya Banerje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60.2" calcext:value-type="float">
            <text:p>60.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98]&lt;40;[.H98]&lt;40;[.J98]&lt;40;[.K98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260&quot;)" office:value-type="string" office:string-value="STD-1260" calcext:value-type="string">
            <text:p>STD-1260</text:p>
          </table:table-cell>
          <table:table-cell table:style-name="ce1" table:formula="of:=IFERROR(__xludf.dummyfunction(&quot;&quot;&quot;COMPUTED_VALUE&quot;&quot;&quot;);&quot;Sai Das&quot;)" office:value-type="string" office:string-value="Sai Das" calcext:value-type="string">
            <text:p>Sai Das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Delhi&quot;)" office:value-type="string" office:string-value="Delhi" calcext:value-type="string">
            <text:p>Delhi</text:p>
          </table:table-cell>
          <table:table-cell table:style-name="ce1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1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1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1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1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1" table:formula="of:=IFERROR(__xludf.dummyfunction(&quot;&quot;&quot;COMPUTED_VALUE&quot;&quot;&quot;);342)" office:value-type="float" office:value="342" calcext:value-type="float">
            <text:p>342</text:p>
          </table:table-cell>
          <table:table-cell table:style-name="ce1" table:formula="of:=IFERROR(__xludf.dummyfunction(&quot;&quot;&quot;COMPUTED_VALUE&quot;&quot;&quot;);68.4)" office:value-type="float" office:value="68.4" calcext:value-type="float">
            <text:p>68.4</text:p>
          </table:table-cell>
          <table:table-cell table:style-name="ce1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98</text:p>
          </table:table-cell>
          <table:table-cell table:style-name="ce1" office:value-type="string" calcext:value-type="string">
            <text:p>Arjun Banerje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80.4" calcext:value-type="float">
            <text:p>80.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99]&lt;40;[.H99]&lt;40;[.J99]&lt;40;[.K99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266&quot;)" office:value-type="string" office:string-value="STD-1266" calcext:value-type="string">
            <text:p>STD-1266</text:p>
          </table:table-cell>
          <table:table-cell table:style-name="ce1" table:formula="of:=IFERROR(__xludf.dummyfunction(&quot;&quot;&quot;COMPUTED_VALUE&quot;&quot;&quot;);&quot;Kavya Jain&quot;)" office:value-type="string" office:string-value="Kavya Jain" calcext:value-type="string">
            <text:p>Kavya Jain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Kolkata&quot;)" office:value-type="string" office:string-value="Kolkata" calcext:value-type="string">
            <text:p>Kolkata</text:p>
          </table:table-cell>
          <table:table-cell table:style-name="ce1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1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1" table:formula="of:=IFERROR(__xludf.dummyfunction(&quot;&quot;&quot;COMPUTED_VALUE&quot;&quot;&quot;);359)" office:value-type="float" office:value="359" calcext:value-type="float">
            <text:p>359</text:p>
          </table:table-cell>
          <table:table-cell table:style-name="ce1" table:formula="of:=IFERROR(__xludf.dummyfunction(&quot;&quot;&quot;COMPUTED_VALUE&quot;&quot;&quot;);71.8)" office:value-type="float" office:value="71.8" calcext:value-type="float">
            <text:p>71.8</text:p>
          </table:table-cell>
          <table:table-cell table:style-name="ce1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099</text:p>
          </table:table-cell>
          <table:table-cell table:style-name="ce1" office:value-type="string" calcext:value-type="string">
            <text:p>Sneha Iy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00]&lt;40;[.H100]&lt;40;[.J100]&lt;40;[.K100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289&quot;)" office:value-type="string" office:string-value="STD-1289" calcext:value-type="string">
            <text:p>STD-1289</text:p>
          </table:table-cell>
          <table:table-cell table:style-name="ce1" table:formula="of:=IFERROR(__xludf.dummyfunction(&quot;&quot;&quot;COMPUTED_VALUE&quot;&quot;&quot;);&quot;Karan Verma&quot;)" office:value-type="string" office:string-value="Karan Verma" calcext:value-type="string">
            <text:p>Karan Verm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Bhopal&quot;)" office:value-type="string" office:string-value="Bhopal" calcext:value-type="string">
            <text:p>Bhopal</text:p>
          </table:table-cell>
          <table:table-cell table:style-name="ce1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1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1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1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1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1" table:formula="of:=IFERROR(__xludf.dummyfunction(&quot;&quot;&quot;COMPUTED_VALUE&quot;&quot;&quot;);345)" office:value-type="float" office:value="345" calcext:value-type="float">
            <text:p>345</text:p>
          </table:table-cell>
          <table:table-cell table:style-name="ce1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1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00</text:p>
          </table:table-cell>
          <table:table-cell table:style-name="ce1" office:value-type="string" calcext:value-type="string">
            <text:p>Tanvi Choudha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67.8" calcext:value-type="float">
            <text:p>67.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01]&lt;40;[.H101]&lt;40;[.J101]&lt;40;[.K101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05&quot;)" office:value-type="string" office:string-value="STD-1305" calcext:value-type="string">
            <text:p>STD-1305</text:p>
          </table:table-cell>
          <table:table-cell table:style-name="ce1" table:formula="of:=IFERROR(__xludf.dummyfunction(&quot;&quot;&quot;COMPUTED_VALUE&quot;&quot;&quot;);&quot;Vivaan Singh&quot;)" office:value-type="string" office:string-value="Vivaan Singh" calcext:value-type="string">
            <text:p>Vivaan Singh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Jaipur&quot;)" office:value-type="string" office:string-value="Jaipur" calcext:value-type="string">
            <text:p>Jaipur</text:p>
          </table:table-cell>
          <table:table-cell table:style-name="ce1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1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1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1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1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1" table:formula="of:=IFERROR(__xludf.dummyfunction(&quot;&quot;&quot;COMPUTED_VALUE&quot;&quot;&quot;);306)" office:value-type="float" office:value="306" calcext:value-type="float">
            <text:p>306</text:p>
          </table:table-cell>
          <table:table-cell table:style-name="ce1" table:formula="of:=IFERROR(__xludf.dummyfunction(&quot;&quot;&quot;COMPUTED_VALUE&quot;&quot;&quot;);61.2)" office:value-type="float" office:value="61.2" calcext:value-type="float">
            <text:p>61.2</text:p>
          </table:table-cell>
          <table:table-cell table:style-name="ce1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01</text:p>
          </table:table-cell>
          <table:table-cell table:style-name="ce1" office:value-type="string" calcext:value-type="string">
            <text:p>Meera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61.6" calcext:value-type="float">
            <text:p>61.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02]&lt;40;[.H102]&lt;40;[.J102]&lt;40;[.K102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09&quot;)" office:value-type="string" office:string-value="STD-1309" calcext:value-type="string">
            <text:p>STD-1309</text:p>
          </table:table-cell>
          <table:table-cell table:style-name="ce1" table:formula="of:=IFERROR(__xludf.dummyfunction(&quot;&quot;&quot;COMPUTED_VALUE&quot;&quot;&quot;);&quot;Ananya Nair&quot;)" office:value-type="string" office:string-value="Ananya Nair" calcext:value-type="string">
            <text:p>Ananya Nair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Mumbai&quot;)" office:value-type="string" office:string-value="Mumbai" calcext:value-type="string">
            <text:p>Mumbai</text:p>
          </table:table-cell>
          <table:table-cell table:style-name="ce1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1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1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1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1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1" table:formula="of:=IFERROR(__xludf.dummyfunction(&quot;&quot;&quot;COMPUTED_VALUE&quot;&quot;&quot;);383)" office:value-type="float" office:value="383" calcext:value-type="float">
            <text:p>383</text:p>
          </table:table-cell>
          <table:table-cell table:style-name="ce1" table:formula="of:=IFERROR(__xludf.dummyfunction(&quot;&quot;&quot;COMPUTED_VALUE&quot;&quot;&quot;);76.6)" office:value-type="float" office:value="76.6" calcext:value-type="float">
            <text:p>76.6</text:p>
          </table:table-cell>
          <table:table-cell table:style-name="ce1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02</text:p>
          </table:table-cell>
          <table:table-cell table:style-name="ce1" office:value-type="string" calcext:value-type="string">
            <text:p>Meera Kau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63.6" calcext:value-type="float">
            <text:p>63.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03]&lt;40;[.H103]&lt;40;[.J103]&lt;40;[.K103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11&quot;)" office:value-type="string" office:string-value="STD-1311" calcext:value-type="string">
            <text:p>STD-1311</text:p>
          </table:table-cell>
          <table:table-cell table:style-name="ce1" table:formula="of:=IFERROR(__xludf.dummyfunction(&quot;&quot;&quot;COMPUTED_VALUE&quot;&quot;&quot;);&quot;Meera Das&quot;)" office:value-type="string" office:string-value="Meera Das" calcext:value-type="string">
            <text:p>Meera Das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Delhi&quot;)" office:value-type="string" office:string-value="Delhi" calcext:value-type="string">
            <text:p>Delhi</text:p>
          </table:table-cell>
          <table:table-cell table:style-name="ce1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1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1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1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1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1" table:formula="of:=IFERROR(__xludf.dummyfunction(&quot;&quot;&quot;COMPUTED_VALUE&quot;&quot;&quot;);267)" office:value-type="float" office:value="267" calcext:value-type="float">
            <text:p>267</text:p>
          </table:table-cell>
          <table:table-cell table:style-name="ce1" table:formula="of:=IFERROR(__xludf.dummyfunction(&quot;&quot;&quot;COMPUTED_VALUE&quot;&quot;&quot;);53.4)" office:value-type="float" office:value="53.4" calcext:value-type="float">
            <text:p>53.4</text:p>
          </table:table-cell>
          <table:table-cell table:style-name="ce1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03</text:p>
          </table:table-cell>
          <table:table-cell table:style-name="ce1" office:value-type="string" calcext:value-type="string">
            <text:p>Arjun Choudha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61.6" calcext:value-type="float">
            <text:p>61.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04]&lt;40;[.H104]&lt;40;[.J104]&lt;40;[.K104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15&quot;)" office:value-type="string" office:string-value="STD-1315" calcext:value-type="string">
            <text:p>STD-1315</text:p>
          </table:table-cell>
          <table:table-cell table:style-name="ce1" table:formula="of:=IFERROR(__xludf.dummyfunction(&quot;&quot;&quot;COMPUTED_VALUE&quot;&quot;&quot;);&quot;Rohan Nair&quot;)" office:value-type="string" office:string-value="Rohan Nair" calcext:value-type="string">
            <text:p>Rohan Nair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Lucknow&quot;)" office:value-type="string" office:string-value="Lucknow" calcext:value-type="string">
            <text:p>Lucknow</text:p>
          </table:table-cell>
          <table:table-cell table:style-name="ce1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1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1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1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1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1" table:formula="of:=IFERROR(__xludf.dummyfunction(&quot;&quot;&quot;COMPUTED_VALUE&quot;&quot;&quot;);316)" office:value-type="float" office:value="316" calcext:value-type="float">
            <text:p>316</text:p>
          </table:table-cell>
          <table:table-cell table:style-name="ce1" table:formula="of:=IFERROR(__xludf.dummyfunction(&quot;&quot;&quot;COMPUTED_VALUE&quot;&quot;&quot;);63.2)" office:value-type="float" office:value="63.2" calcext:value-type="float">
            <text:p>63.2</text:p>
          </table:table-cell>
          <table:table-cell table:style-name="ce1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04</text:p>
          </table:table-cell>
          <table:table-cell table:style-name="ce1" office:value-type="string" calcext:value-type="string">
            <text:p>Ananya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77.4" calcext:value-type="float">
            <text:p>77.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05]&lt;40;[.H105]&lt;40;[.J105]&lt;40;[.K105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16&quot;)" office:value-type="string" office:string-value="STD-1316" calcext:value-type="string">
            <text:p>STD-1316</text:p>
          </table:table-cell>
          <table:table-cell table:style-name="ce1" table:formula="of:=IFERROR(__xludf.dummyfunction(&quot;&quot;&quot;COMPUTED_VALUE&quot;&quot;&quot;);&quot;Sai Choudhary&quot;)" office:value-type="string" office:string-value="Sai Choudhary" calcext:value-type="string">
            <text:p>Sai Choudhary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Jaipur&quot;)" office:value-type="string" office:string-value="Jaipur" calcext:value-type="string">
            <text:p>Jaipur</text:p>
          </table:table-cell>
          <table:table-cell table:style-name="ce1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1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1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1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1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1" table:formula="of:=IFERROR(__xludf.dummyfunction(&quot;&quot;&quot;COMPUTED_VALUE&quot;&quot;&quot;);334)" office:value-type="float" office:value="334" calcext:value-type="float">
            <text:p>334</text:p>
          </table:table-cell>
          <table:table-cell table:style-name="ce1" table:formula="of:=IFERROR(__xludf.dummyfunction(&quot;&quot;&quot;COMPUTED_VALUE&quot;&quot;&quot;);66.8)" office:value-type="float" office:value="66.8" calcext:value-type="float">
            <text:p>66.8</text:p>
          </table:table-cell>
          <table:table-cell table:style-name="ce1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05</text:p>
          </table:table-cell>
          <table:table-cell table:style-name="ce1" office:value-type="string" calcext:value-type="string">
            <text:p>Aditya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77.6" calcext:value-type="float">
            <text:p>77.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06]&lt;40;[.H106]&lt;40;[.J106]&lt;40;[.K106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23&quot;)" office:value-type="string" office:string-value="STD-1323" calcext:value-type="string">
            <text:p>STD-1323</text:p>
          </table:table-cell>
          <table:table-cell table:style-name="ce1" table:formula="of:=IFERROR(__xludf.dummyfunction(&quot;&quot;&quot;COMPUTED_VALUE&quot;&quot;&quot;);&quot;Arjun Singh&quot;)" office:value-type="string" office:string-value="Arjun Singh" calcext:value-type="string">
            <text:p>Arjun Singh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Mumbai&quot;)" office:value-type="string" office:string-value="Mumbai" calcext:value-type="string">
            <text:p>Mumbai</text:p>
          </table:table-cell>
          <table:table-cell table:style-name="ce1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1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1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1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1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1" table:formula="of:=IFERROR(__xludf.dummyfunction(&quot;&quot;&quot;COMPUTED_VALUE&quot;&quot;&quot;);281)" office:value-type="float" office:value="281" calcext:value-type="float">
            <text:p>281</text:p>
          </table:table-cell>
          <table:table-cell table:style-name="ce1" table:formula="of:=IFERROR(__xludf.dummyfunction(&quot;&quot;&quot;COMPUTED_VALUE&quot;&quot;&quot;);56.2)" office:value-type="float" office:value="56.2" calcext:value-type="float">
            <text:p>56.2</text:p>
          </table:table-cell>
          <table:table-cell table:style-name="ce1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06</text:p>
          </table:table-cell>
          <table:table-cell table:style-name="ce1" office:value-type="string" calcext:value-type="string">
            <text:p>Ritika Iy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69.8" calcext:value-type="float">
            <text:p>69.8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07]&lt;40;[.H107]&lt;40;[.J107]&lt;40;[.K107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25&quot;)" office:value-type="string" office:string-value="STD-1325" calcext:value-type="string">
            <text:p>STD-1325</text:p>
          </table:table-cell>
          <table:table-cell table:style-name="ce1" table:formula="of:=IFERROR(__xludf.dummyfunction(&quot;&quot;&quot;COMPUTED_VALUE&quot;&quot;&quot;);&quot;Pooja Sharma&quot;)" office:value-type="string" office:string-value="Pooja Sharma" calcext:value-type="string">
            <text:p>Pooja Sharm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Bhopal&quot;)" office:value-type="string" office:string-value="Bhopal" calcext:value-type="string">
            <text:p>Bhopal</text:p>
          </table:table-cell>
          <table:table-cell table:style-name="ce1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1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1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1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1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1" table:formula="of:=IFERROR(__xludf.dummyfunction(&quot;&quot;&quot;COMPUTED_VALUE&quot;&quot;&quot;);407)" office:value-type="float" office:value="407" calcext:value-type="float">
            <text:p>407</text:p>
          </table:table-cell>
          <table:table-cell table:style-name="ce1" table:formula="of:=IFERROR(__xludf.dummyfunction(&quot;&quot;&quot;COMPUTED_VALUE&quot;&quot;&quot;);81.4)" office:value-type="float" office:value="81.4" calcext:value-type="float">
            <text:p>81.4</text:p>
          </table:table-cell>
          <table:table-cell table:style-name="ce1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07</text:p>
          </table:table-cell>
          <table:table-cell table:style-name="ce1" office:value-type="string" calcext:value-type="string">
            <text:p>Vivaan Redd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78.8" calcext:value-type="float">
            <text:p>78.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08]&lt;40;[.H108]&lt;40;[.J108]&lt;40;[.K108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29&quot;)" office:value-type="string" office:string-value="STD-1329" calcext:value-type="string">
            <text:p>STD-1329</text:p>
          </table:table-cell>
          <table:table-cell table:style-name="ce1" table:formula="of:=IFERROR(__xludf.dummyfunction(&quot;&quot;&quot;COMPUTED_VALUE&quot;&quot;&quot;);&quot;Aarav Singh&quot;)" office:value-type="string" office:string-value="Aarav Singh" calcext:value-type="string">
            <text:p>Aarav Singh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Chandigarh&quot;)" office:value-type="string" office:string-value="Chandigarh" calcext:value-type="string">
            <text:p>Chandigarh</text:p>
          </table:table-cell>
          <table:table-cell table:style-name="ce1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1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1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1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1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1" table:formula="of:=IFERROR(__xludf.dummyfunction(&quot;&quot;&quot;COMPUTED_VALUE&quot;&quot;&quot;);359)" office:value-type="float" office:value="359" calcext:value-type="float">
            <text:p>359</text:p>
          </table:table-cell>
          <table:table-cell table:style-name="ce1" table:formula="of:=IFERROR(__xludf.dummyfunction(&quot;&quot;&quot;COMPUTED_VALUE&quot;&quot;&quot;);71.8)" office:value-type="float" office:value="71.8" calcext:value-type="float">
            <text:p>71.8</text:p>
          </table:table-cell>
          <table:table-cell table:style-name="ce1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08</text:p>
          </table:table-cell>
          <table:table-cell table:style-name="ce1" office:value-type="string" calcext:value-type="string">
            <text:p>Pooja Nai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65.4" calcext:value-type="float">
            <text:p>65.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09]&lt;40;[.H109]&lt;40;[.J109]&lt;40;[.K109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48&quot;)" office:value-type="string" office:string-value="STD-1348" calcext:value-type="string">
            <text:p>STD-1348</text:p>
          </table:table-cell>
          <table:table-cell table:style-name="ce1" table:formula="of:=IFERROR(__xludf.dummyfunction(&quot;&quot;&quot;COMPUTED_VALUE&quot;&quot;&quot;);&quot;Priya Nair&quot;)" office:value-type="string" office:string-value="Priya Nair" calcext:value-type="string">
            <text:p>Priya Nair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Patna&quot;)" office:value-type="string" office:string-value="Patna" calcext:value-type="string">
            <text:p>Patna</text:p>
          </table:table-cell>
          <table:table-cell table:style-name="ce1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1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1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1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1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1" table:formula="of:=IFERROR(__xludf.dummyfunction(&quot;&quot;&quot;COMPUTED_VALUE&quot;&quot;&quot;);282)" office:value-type="float" office:value="282" calcext:value-type="float">
            <text:p>282</text:p>
          </table:table-cell>
          <table:table-cell table:style-name="ce1" table:formula="of:=IFERROR(__xludf.dummyfunction(&quot;&quot;&quot;COMPUTED_VALUE&quot;&quot;&quot;);56.4)" office:value-type="float" office:value="56.4" calcext:value-type="float">
            <text:p>56.4</text:p>
          </table:table-cell>
          <table:table-cell table:style-name="ce1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09</text:p>
          </table:table-cell>
          <table:table-cell table:style-name="ce1" office:value-type="string" calcext:value-type="string">
            <text:p>Rahul Kulkarni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74.8" calcext:value-type="float">
            <text:p>74.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10]&lt;40;[.H110]&lt;40;[.J110]&lt;40;[.K110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52&quot;)" office:value-type="string" office:string-value="STD-1352" calcext:value-type="string">
            <text:p>STD-1352</text:p>
          </table:table-cell>
          <table:table-cell table:style-name="ce1" table:formula="of:=IFERROR(__xludf.dummyfunction(&quot;&quot;&quot;COMPUTED_VALUE&quot;&quot;&quot;);&quot;Pooja Iyer&quot;)" office:value-type="string" office:string-value="Pooja Iyer" calcext:value-type="string">
            <text:p>Pooja Iyer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Lucknow&quot;)" office:value-type="string" office:string-value="Lucknow" calcext:value-type="string">
            <text:p>Lucknow</text:p>
          </table:table-cell>
          <table:table-cell table:style-name="ce1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1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1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1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1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1" table:formula="of:=IFERROR(__xludf.dummyfunction(&quot;&quot;&quot;COMPUTED_VALUE&quot;&quot;&quot;);335)" office:value-type="float" office:value="335" calcext:value-type="float">
            <text:p>335</text:p>
          </table:table-cell>
          <table:table-cell table:style-name="ce1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1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10</text:p>
          </table:table-cell>
          <table:table-cell table:style-name="ce1" office:value-type="string" calcext:value-type="string">
            <text:p>Ishita Iy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.2" calcext:value-type="float">
            <text:p>51.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11]&lt;40;[.H111]&lt;40;[.J111]&lt;40;[.K111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66&quot;)" office:value-type="string" office:string-value="STD-1366" calcext:value-type="string">
            <text:p>STD-1366</text:p>
          </table:table-cell>
          <table:table-cell table:style-name="ce1" table:formula="of:=IFERROR(__xludf.dummyfunction(&quot;&quot;&quot;COMPUTED_VALUE&quot;&quot;&quot;);&quot;Pooja Verma&quot;)" office:value-type="string" office:string-value="Pooja Verma" calcext:value-type="string">
            <text:p>Pooja Verm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Jaipur&quot;)" office:value-type="string" office:string-value="Jaipur" calcext:value-type="string">
            <text:p>Jaipur</text:p>
          </table:table-cell>
          <table:table-cell table:style-name="ce1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1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1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1" table:formula="of:=IFERROR(__xludf.dummyfunction(&quot;&quot;&quot;COMPUTED_VALUE&quot;&quot;&quot;);401)" office:value-type="float" office:value="401" calcext:value-type="float">
            <text:p>401</text:p>
          </table:table-cell>
          <table:table-cell table:style-name="ce1" table:formula="of:=IFERROR(__xludf.dummyfunction(&quot;&quot;&quot;COMPUTED_VALUE&quot;&quot;&quot;);80.2)" office:value-type="float" office:value="80.2" calcext:value-type="float">
            <text:p>80.2</text:p>
          </table:table-cell>
          <table:table-cell table:style-name="ce1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11</text:p>
          </table:table-cell>
          <table:table-cell table:style-name="ce1" office:value-type="string" calcext:value-type="string">
            <text:p>Neha Sing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12]&lt;40;[.H112]&lt;40;[.J112]&lt;40;[.K112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68&quot;)" office:value-type="string" office:string-value="STD-1368" calcext:value-type="string">
            <text:p>STD-1368</text:p>
          </table:table-cell>
          <table:table-cell table:style-name="ce1" table:formula="of:=IFERROR(__xludf.dummyfunction(&quot;&quot;&quot;COMPUTED_VALUE&quot;&quot;&quot;);&quot;Simran Banerjee&quot;)" office:value-type="string" office:string-value="Simran Banerjee" calcext:value-type="string">
            <text:p>Simran Banerjee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Delhi&quot;)" office:value-type="string" office:string-value="Delhi" calcext:value-type="string">
            <text:p>Delhi</text:p>
          </table:table-cell>
          <table:table-cell table:style-name="ce1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1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1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1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1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1" table:formula="of:=IFERROR(__xludf.dummyfunction(&quot;&quot;&quot;COMPUTED_VALUE&quot;&quot;&quot;);344)" office:value-type="float" office:value="344" calcext:value-type="float">
            <text:p>344</text:p>
          </table:table-cell>
          <table:table-cell table:style-name="ce1" table:formula="of:=IFERROR(__xludf.dummyfunction(&quot;&quot;&quot;COMPUTED_VALUE&quot;&quot;&quot;);68.8)" office:value-type="float" office:value="68.8" calcext:value-type="float">
            <text:p>68.8</text:p>
          </table:table-cell>
          <table:table-cell table:style-name="ce1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12</text:p>
          </table:table-cell>
          <table:table-cell table:style-name="ce1" office:value-type="string" calcext:value-type="string">
            <text:p>Meera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55.8" calcext:value-type="float">
            <text:p>55.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13]&lt;40;[.H113]&lt;40;[.J113]&lt;40;[.K113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94&quot;)" office:value-type="string" office:string-value="STD-1394" calcext:value-type="string">
            <text:p>STD-1394</text:p>
          </table:table-cell>
          <table:table-cell table:style-name="ce1" table:formula="of:=IFERROR(__xludf.dummyfunction(&quot;&quot;&quot;COMPUTED_VALUE&quot;&quot;&quot;);&quot;Vivaan Nair&quot;)" office:value-type="string" office:string-value="Vivaan Nair" calcext:value-type="string">
            <text:p>Vivaan Nair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Kolkata&quot;)" office:value-type="string" office:string-value="Kolkata" calcext:value-type="string">
            <text:p>Kolkata</text:p>
          </table:table-cell>
          <table:table-cell table:style-name="ce1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1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1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1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1" table:formula="of:=IFERROR(__xludf.dummyfunction(&quot;&quot;&quot;COMPUTED_VALUE&quot;&quot;&quot;);342)" office:value-type="float" office:value="342" calcext:value-type="float">
            <text:p>342</text:p>
          </table:table-cell>
          <table:table-cell table:style-name="ce1" table:formula="of:=IFERROR(__xludf.dummyfunction(&quot;&quot;&quot;COMPUTED_VALUE&quot;&quot;&quot;);68.4)" office:value-type="float" office:value="68.4" calcext:value-type="float">
            <text:p>68.4</text:p>
          </table:table-cell>
          <table:table-cell table:style-name="ce1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13</text:p>
          </table:table-cell>
          <table:table-cell table:style-name="ce1" office:value-type="string" calcext:value-type="string">
            <text:p>Karan Redd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14]&lt;40;[.H114]&lt;40;[.J114]&lt;40;[.K114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398&quot;)" office:value-type="string" office:string-value="STD-1398" calcext:value-type="string">
            <text:p>STD-1398</text:p>
          </table:table-cell>
          <table:table-cell table:style-name="ce1" table:formula="of:=IFERROR(__xludf.dummyfunction(&quot;&quot;&quot;COMPUTED_VALUE&quot;&quot;&quot;);&quot;Vivaan Singh&quot;)" office:value-type="string" office:string-value="Vivaan Singh" calcext:value-type="string">
            <text:p>Vivaan Singh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Kolkata&quot;)" office:value-type="string" office:string-value="Kolkata" calcext:value-type="string">
            <text:p>Kolkata</text:p>
          </table:table-cell>
          <table:table-cell table:style-name="ce1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1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1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1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1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1" table:formula="of:=IFERROR(__xludf.dummyfunction(&quot;&quot;&quot;COMPUTED_VALUE&quot;&quot;&quot;);332)" office:value-type="float" office:value="332" calcext:value-type="float">
            <text:p>332</text:p>
          </table:table-cell>
          <table:table-cell table:style-name="ce1" table:formula="of:=IFERROR(__xludf.dummyfunction(&quot;&quot;&quot;COMPUTED_VALUE&quot;&quot;&quot;);66.4)" office:value-type="float" office:value="66.4" calcext:value-type="float">
            <text:p>66.4</text:p>
          </table:table-cell>
          <table:table-cell table:style-name="ce1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14</text:p>
          </table:table-cell>
          <table:table-cell table:style-name="ce1" office:value-type="string" calcext:value-type="string">
            <text:p>Rahul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61.6" calcext:value-type="float">
            <text:p>61.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15]&lt;40;[.H115]&lt;40;[.J115]&lt;40;[.K115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04&quot;)" office:value-type="string" office:string-value="STD-1404" calcext:value-type="string">
            <text:p>STD-1404</text:p>
          </table:table-cell>
          <table:table-cell table:style-name="ce1" table:formula="of:=IFERROR(__xludf.dummyfunction(&quot;&quot;&quot;COMPUTED_VALUE&quot;&quot;&quot;);&quot;Vivaan Banerjee&quot;)" office:value-type="string" office:string-value="Vivaan Banerjee" calcext:value-type="string">
            <text:p>Vivaan Banerjee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Bhopal&quot;)" office:value-type="string" office:string-value="Bhopal" calcext:value-type="string">
            <text:p>Bhopal</text:p>
          </table:table-cell>
          <table:table-cell table:style-name="ce1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1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1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1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1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1" table:formula="of:=IFERROR(__xludf.dummyfunction(&quot;&quot;&quot;COMPUTED_VALUE&quot;&quot;&quot;);353)" office:value-type="float" office:value="353" calcext:value-type="float">
            <text:p>353</text:p>
          </table:table-cell>
          <table:table-cell table:style-name="ce1" table:formula="of:=IFERROR(__xludf.dummyfunction(&quot;&quot;&quot;COMPUTED_VALUE&quot;&quot;&quot;);70.6)" office:value-type="float" office:value="70.6" calcext:value-type="float">
            <text:p>70.6</text:p>
          </table:table-cell>
          <table:table-cell table:style-name="ce1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15</text:p>
          </table:table-cell>
          <table:table-cell table:style-name="ce1" office:value-type="string" calcext:value-type="string">
            <text:p>Sai Sing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16]&lt;40;[.H116]&lt;40;[.J116]&lt;40;[.K116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30&quot;)" office:value-type="string" office:string-value="STD-1430" calcext:value-type="string">
            <text:p>STD-1430</text:p>
          </table:table-cell>
          <table:table-cell table:style-name="ce1" table:formula="of:=IFERROR(__xludf.dummyfunction(&quot;&quot;&quot;COMPUTED_VALUE&quot;&quot;&quot;);&quot;Kavya Jain&quot;)" office:value-type="string" office:string-value="Kavya Jain" calcext:value-type="string">
            <text:p>Kavya Jain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Lucknow&quot;)" office:value-type="string" office:string-value="Lucknow" calcext:value-type="string">
            <text:p>Lucknow</text:p>
          </table:table-cell>
          <table:table-cell table:style-name="ce1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1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1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1" table:formula="of:=IFERROR(__xludf.dummyfunction(&quot;&quot;&quot;COMPUTED_VALUE&quot;&quot;&quot;);53)" office:value-type="float" office:value="53" calcext:value-type="float">
            <text:p>53</text:p>
          </table:table-cell>
          <table:table-cell table:style-name="ce1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1" table:formula="of:=IFERROR(__xludf.dummyfunction(&quot;&quot;&quot;COMPUTED_VALUE&quot;&quot;&quot;);339)" office:value-type="float" office:value="339" calcext:value-type="float">
            <text:p>339</text:p>
          </table:table-cell>
          <table:table-cell table:style-name="ce1" table:formula="of:=IFERROR(__xludf.dummyfunction(&quot;&quot;&quot;COMPUTED_VALUE&quot;&quot;&quot;);67.8)" office:value-type="float" office:value="67.8" calcext:value-type="float">
            <text:p>67.8</text:p>
          </table:table-cell>
          <table:table-cell table:style-name="ce1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16</text:p>
          </table:table-cell>
          <table:table-cell table:style-name="ce1" office:value-type="string" calcext:value-type="string">
            <text:p>Shreya Ja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72.4" calcext:value-type="float">
            <text:p>72.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17]&lt;40;[.H117]&lt;40;[.J117]&lt;40;[.K117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37&quot;)" office:value-type="string" office:string-value="STD-1437" calcext:value-type="string">
            <text:p>STD-1437</text:p>
          </table:table-cell>
          <table:table-cell table:style-name="ce1" table:formula="of:=IFERROR(__xludf.dummyfunction(&quot;&quot;&quot;COMPUTED_VALUE&quot;&quot;&quot;);&quot;Neha Gupta&quot;)" office:value-type="string" office:string-value="Neha Gupta" calcext:value-type="string">
            <text:p>Neha Gupt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Patna&quot;)" office:value-type="string" office:string-value="Patna" calcext:value-type="string">
            <text:p>Patna</text:p>
          </table:table-cell>
          <table:table-cell table:style-name="ce1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1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1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1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1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1" table:formula="of:=IFERROR(__xludf.dummyfunction(&quot;&quot;&quot;COMPUTED_VALUE&quot;&quot;&quot;);380)" office:value-type="float" office:value="380" calcext:value-type="float">
            <text:p>380</text:p>
          </table:table-cell>
          <table:table-cell table:style-name="ce1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1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17</text:p>
          </table:table-cell>
          <table:table-cell table:style-name="ce1" office:value-type="string" calcext:value-type="string">
            <text:p>Ananya Iy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18]&lt;40;[.H118]&lt;40;[.J118]&lt;40;[.K118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45&quot;)" office:value-type="string" office:string-value="STD-1445" calcext:value-type="string">
            <text:p>STD-1445</text:p>
          </table:table-cell>
          <table:table-cell table:style-name="ce1" table:formula="of:=IFERROR(__xludf.dummyfunction(&quot;&quot;&quot;COMPUTED_VALUE&quot;&quot;&quot;);&quot;Priya Reddy&quot;)" office:value-type="string" office:string-value="Priya Reddy" calcext:value-type="string">
            <text:p>Priya Reddy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Patna&quot;)" office:value-type="string" office:string-value="Patna" calcext:value-type="string">
            <text:p>Patna</text:p>
          </table:table-cell>
          <table:table-cell table:style-name="ce1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1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1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1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1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1" table:formula="of:=IFERROR(__xludf.dummyfunction(&quot;&quot;&quot;COMPUTED_VALUE&quot;&quot;&quot;);419)" office:value-type="float" office:value="419" calcext:value-type="float">
            <text:p>419</text:p>
          </table:table-cell>
          <table:table-cell table:style-name="ce1" table:formula="of:=IFERROR(__xludf.dummyfunction(&quot;&quot;&quot;COMPUTED_VALUE&quot;&quot;&quot;);83.8)" office:value-type="float" office:value="83.8" calcext:value-type="float">
            <text:p>83.8</text:p>
          </table:table-cell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18</text:p>
          </table:table-cell>
          <table:table-cell table:style-name="ce1" office:value-type="string" calcext:value-type="string">
            <text:p>Priya Banerje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95" calcext:value-type="float">
            <text:p>95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76.8" calcext:value-type="float">
            <text:p>76.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19]&lt;40;[.H119]&lt;40;[.J119]&lt;40;[.K119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53&quot;)" office:value-type="string" office:string-value="STD-1453" calcext:value-type="string">
            <text:p>STD-1453</text:p>
          </table:table-cell>
          <table:table-cell table:style-name="ce1" table:formula="of:=IFERROR(__xludf.dummyfunction(&quot;&quot;&quot;COMPUTED_VALUE&quot;&quot;&quot;);&quot;Rahul Das&quot;)" office:value-type="string" office:string-value="Rahul Das" calcext:value-type="string">
            <text:p>Rahul Das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Kolkata&quot;)" office:value-type="string" office:string-value="Kolkata" calcext:value-type="string">
            <text:p>Kolkata</text:p>
          </table:table-cell>
          <table:table-cell table:style-name="ce1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1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1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1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1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1" table:formula="of:=IFERROR(__xludf.dummyfunction(&quot;&quot;&quot;COMPUTED_VALUE&quot;&quot;&quot;);309)" office:value-type="float" office:value="309" calcext:value-type="float">
            <text:p>309</text:p>
          </table:table-cell>
          <table:table-cell table:style-name="ce1" table:formula="of:=IFERROR(__xludf.dummyfunction(&quot;&quot;&quot;COMPUTED_VALUE&quot;&quot;&quot;);61.8)" office:value-type="float" office:value="61.8" calcext:value-type="float">
            <text:p>61.8</text:p>
          </table:table-cell>
          <table:table-cell table:style-name="ce1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19</text:p>
          </table:table-cell>
          <table:table-cell table:style-name="ce1" office:value-type="string" calcext:value-type="string">
            <text:p>Rohan Gupt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78.2" calcext:value-type="float">
            <text:p>78.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20]&lt;40;[.H120]&lt;40;[.J120]&lt;40;[.K120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61&quot;)" office:value-type="string" office:string-value="STD-1461" calcext:value-type="string">
            <text:p>STD-1461</text:p>
          </table:table-cell>
          <table:table-cell table:style-name="ce1" table:formula="of:=IFERROR(__xludf.dummyfunction(&quot;&quot;&quot;COMPUTED_VALUE&quot;&quot;&quot;);&quot;Aarav Gupta&quot;)" office:value-type="string" office:string-value="Aarav Gupta" calcext:value-type="string">
            <text:p>Aarav Gupta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Mumbai&quot;)" office:value-type="string" office:string-value="Mumbai" calcext:value-type="string">
            <text:p>Mumbai</text:p>
          </table:table-cell>
          <table:table-cell table:style-name="ce1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1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1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1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1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1" table:formula="of:=IFERROR(__xludf.dummyfunction(&quot;&quot;&quot;COMPUTED_VALUE&quot;&quot;&quot;);403)" office:value-type="float" office:value="403" calcext:value-type="float">
            <text:p>403</text:p>
          </table:table-cell>
          <table:table-cell table:style-name="ce1" table:formula="of:=IFERROR(__xludf.dummyfunction(&quot;&quot;&quot;COMPUTED_VALUE&quot;&quot;&quot;);80.6)" office:value-type="float" office:value="80.6" calcext:value-type="float">
            <text:p>80.6</text:p>
          </table:table-cell>
          <table:table-cell table:style-name="ce1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20</text:p>
          </table:table-cell>
          <table:table-cell table:style-name="ce1" office:value-type="string" calcext:value-type="string">
            <text:p>Rahul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72.4" calcext:value-type="float">
            <text:p>72.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21]&lt;40;[.H121]&lt;40;[.J121]&lt;40;[.K121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66&quot;)" office:value-type="string" office:string-value="STD-1466" calcext:value-type="string">
            <text:p>STD-1466</text:p>
          </table:table-cell>
          <table:table-cell table:style-name="ce1" table:formula="of:=IFERROR(__xludf.dummyfunction(&quot;&quot;&quot;COMPUTED_VALUE&quot;&quot;&quot;);&quot;Ananya Jain&quot;)" office:value-type="string" office:string-value="Ananya Jain" calcext:value-type="string">
            <text:p>Ananya Jain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Mumbai&quot;)" office:value-type="string" office:string-value="Mumbai" calcext:value-type="string">
            <text:p>Mumbai</text:p>
          </table:table-cell>
          <table:table-cell table:style-name="ce1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1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1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1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1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1" table:formula="of:=IFERROR(__xludf.dummyfunction(&quot;&quot;&quot;COMPUTED_VALUE&quot;&quot;&quot;);365)" office:value-type="float" office:value="365" calcext:value-type="float">
            <text:p>365</text:p>
          </table:table-cell>
          <table:table-cell table:style-name="ce1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1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21</text:p>
          </table:table-cell>
          <table:table-cell table:style-name="ce1" office:value-type="string" calcext:value-type="string">
            <text:p>Rohan Gup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88" calcext:value-type="float">
            <text:p>88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77.8" calcext:value-type="float">
            <text:p>77.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22]&lt;40;[.H122]&lt;40;[.J122]&lt;40;[.K122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76&quot;)" office:value-type="string" office:string-value="STD-1476" calcext:value-type="string">
            <text:p>STD-1476</text:p>
          </table:table-cell>
          <table:table-cell table:style-name="ce1" table:formula="of:=IFERROR(__xludf.dummyfunction(&quot;&quot;&quot;COMPUTED_VALUE&quot;&quot;&quot;);&quot;Kavya Singh&quot;)" office:value-type="string" office:string-value="Kavya Singh" calcext:value-type="string">
            <text:p>Kavya Singh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1" table:formula="of:=IFERROR(__xludf.dummyfunction(&quot;&quot;&quot;COMPUTED_VALUE&quot;&quot;&quot;);&quot;Delhi&quot;)" office:value-type="string" office:string-value="Delhi" calcext:value-type="string">
            <text:p>Delhi</text:p>
          </table:table-cell>
          <table:table-cell table:style-name="ce1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1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1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1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1" table:formula="of:=IFERROR(__xludf.dummyfunction(&quot;&quot;&quot;COMPUTED_VALUE&quot;&quot;&quot;);351)" office:value-type="float" office:value="351" calcext:value-type="float">
            <text:p>351</text:p>
          </table:table-cell>
          <table:table-cell table:style-name="ce1" table:formula="of:=IFERROR(__xludf.dummyfunction(&quot;&quot;&quot;COMPUTED_VALUE&quot;&quot;&quot;);70.2)" office:value-type="float" office:value="70.2" calcext:value-type="float">
            <text:p>70.2</text:p>
          </table:table-cell>
          <table:table-cell table:style-name="ce1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22</text:p>
          </table:table-cell>
          <table:table-cell table:style-name="ce1" office:value-type="string" calcext:value-type="string">
            <text:p>Ishita Nai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59.6" calcext:value-type="float">
            <text:p>59.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23]&lt;40;[.H123]&lt;40;[.J123]&lt;40;[.K123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80&quot;)" office:value-type="string" office:string-value="STD-1480" calcext:value-type="string">
            <text:p>STD-1480</text:p>
          </table:table-cell>
          <table:table-cell table:style-name="ce1" table:formula="of:=IFERROR(__xludf.dummyfunction(&quot;&quot;&quot;COMPUTED_VALUE&quot;&quot;&quot;);&quot;Vivaan Banerjee&quot;)" office:value-type="string" office:string-value="Vivaan Banerjee" calcext:value-type="string">
            <text:p>Vivaan Banerjee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A&quot;)" office:value-type="string" office:string-value="A" calcext:value-type="string">
            <text:p>A</text:p>
          </table:table-cell>
          <table:table-cell table:style-name="ce1" table:formula="of:=IFERROR(__xludf.dummyfunction(&quot;&quot;&quot;COMPUTED_VALUE&quot;&quot;&quot;);&quot;Chandigarh&quot;)" office:value-type="string" office:string-value="Chandigarh" calcext:value-type="string">
            <text:p>Chandigarh</text:p>
          </table:table-cell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1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1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1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1" table:formula="of:=IFERROR(__xludf.dummyfunction(&quot;&quot;&quot;COMPUTED_VALUE&quot;&quot;&quot;);341)" office:value-type="float" office:value="341" calcext:value-type="float">
            <text:p>341</text:p>
          </table:table-cell>
          <table:table-cell table:style-name="ce1" table:formula="of:=IFERROR(__xludf.dummyfunction(&quot;&quot;&quot;COMPUTED_VALUE&quot;&quot;&quot;);68.2)" office:value-type="float" office:value="68.2" calcext:value-type="float">
            <text:p>68.2</text:p>
          </table:table-cell>
          <table:table-cell table:style-name="ce1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23</text:p>
          </table:table-cell>
          <table:table-cell table:style-name="ce1" office:value-type="string" calcext:value-type="string">
            <text:p>Arjun Kau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0.2" calcext:value-type="float">
            <text:p>70.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24]&lt;40;[.H124]&lt;40;[.J124]&lt;40;[.K124]&lt;40);&quot;FAIL&quot;;&quot;PASS&quot;)" office:value-type="string" office:string-value="PASS" calcext:value-type="string">
            <text:p>PASS</text:p>
          </table:table-cell>
          <table:table-cell table:number-columns-repeated="7"/>
          <table:table-cell table:style-name="ce1" table:formula="of:=IFERROR(__xludf.dummyfunction(&quot;&quot;&quot;COMPUTED_VALUE&quot;&quot;&quot;);&quot;STD-1482&quot;)" office:value-type="string" office:string-value="STD-1482" calcext:value-type="string">
            <text:p>STD-1482</text:p>
          </table:table-cell>
          <table:table-cell table:style-name="ce1" table:formula="of:=IFERROR(__xludf.dummyfunction(&quot;&quot;&quot;COMPUTED_VALUE&quot;&quot;&quot;);&quot;Shreya Singh&quot;)" office:value-type="string" office:string-value="Shreya Singh" calcext:value-type="string">
            <text:p>Shreya Singh</text:p>
          </table:table-cell>
          <table:table-cell table:style-name="ce1" table:formula="of:=IFERROR(__xludf.dummyfunction(&quot;&quot;&quot;COMPUTED_VALUE&quot;&quot;&quot;);&quot;Female&quot;)" office:value-type="string" office:string-value="Female" calcext:value-type="string">
            <text:p>Female</text:p>
          </table:table-cell>
          <table:table-cell table:style-name="ce1" table:formula="of:=IFERROR(__xludf.dummyfunction(&quot;&quot;&quot;COMPUTED_VALUE&quot;&quot;&quot;);&quot;9&quot;)" office:value-type="string" office:string-value="9" calcext:value-type="string">
            <text:p>9</text:p>
          </table:table-cell>
          <table:table-cell table:style-name="ce1" table:formula="of:=IFERROR(__xludf.dummyfunction(&quot;&quot;&quot;COMPUTED_VALUE&quot;&quot;&quot;);&quot;C&quot;)" office:value-type="string" office:string-value="C" calcext:value-type="string">
            <text:p>C</text:p>
          </table:table-cell>
          <table:table-cell table:style-name="ce1" table:formula="of:=IFERROR(__xludf.dummyfunction(&quot;&quot;&quot;COMPUTED_VALUE&quot;&quot;&quot;);&quot;Delhi&quot;)" office:value-type="string" office:string-value="Delhi" calcext:value-type="string">
            <text:p>Delhi</text:p>
          </table:table-cell>
          <table:table-cell table:style-name="ce1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1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1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1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1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1" table:formula="of:=IFERROR(__xludf.dummyfunction(&quot;&quot;&quot;COMPUTED_VALUE&quot;&quot;&quot;);390)" office:value-type="float" office:value="390" calcext:value-type="float">
            <text:p>390</text:p>
          </table:table-cell>
          <table:table-cell table:style-name="ce1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1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1" table:formula="of:=IFERROR(__xludf.dummyfunction(&quot;&quot;&quot;COMPUTED_VALUE&quot;&quot;&quot;);&quot;Pass&quot;)" office:value-type="string" office:string-value="Pass" calcext:value-type="string">
            <text:p>Pass</text:p>
          </table:table-cell>
          <table:table-cell table:number-columns-repeated="984"/>
        </table:table-row>
        <table:table-row table:style-name="ro2">
          <table:table-cell table:style-name="ce1" office:value-type="string" calcext:value-type="string">
            <text:p>STD-1124</text:p>
          </table:table-cell>
          <table:table-cell table:style-name="ce1" office:value-type="string" calcext:value-type="string">
            <text:p>Arjun Gupt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61.8" calcext:value-type="float">
            <text:p>61.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25]&lt;40;[.H125]&lt;40;[.J125]&lt;40;[.K12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25</text:p>
          </table:table-cell>
          <table:table-cell table:style-name="ce1" office:value-type="string" calcext:value-type="string">
            <text:p>Meera Nai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56.6" calcext:value-type="float">
            <text:p>56.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26]&lt;40;[.H126]&lt;40;[.J126]&lt;40;[.K126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Generate a summary showing average precentage for class 6</text:p>
          </table:table-cell>
          <table:table-cell table:number-columns-repeated="4"/>
          <table:table-cell table:style-name="ce1" table:formula="of:=AVERAGEIF([.D$1:.D$1048576];6;[.M$1:.M$1048576])" office:value-type="float" office:value="70.47346939" calcext:value-type="float">
            <text:p>70.47346939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126</text:p>
          </table:table-cell>
          <table:table-cell table:style-name="ce1" office:value-type="string" calcext:value-type="string">
            <text:p>Simran Ja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69.4" calcext:value-type="float">
            <text:p>69.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27]&lt;40;[.H127]&lt;40;[.J127]&lt;40;[.K127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Generate a summary showing average precentage for class 7</text:p>
          </table:table-cell>
          <table:table-cell table:number-columns-repeated="4"/>
          <table:table-cell table:style-name="ce1" table:formula="of:=AVERAGEIF([.D$1:.D$1048576];7;[.M$1:.M$1048576])" office:value-type="float" office:value="69.58878505" calcext:value-type="float">
            <text:p>69.58878505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127</text:p>
          </table:table-cell>
          <table:table-cell table:style-name="ce1" office:value-type="string" calcext:value-type="string">
            <text:p>Rohan Iy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28]&lt;40;[.H128]&lt;40;[.J128]&lt;40;[.K128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Generate a summary showing average precentage for class 8</text:p>
          </table:table-cell>
          <table:table-cell table:number-columns-repeated="4"/>
          <table:table-cell table:style-name="ce1" table:formula="of:=AVERAGEIF([.D$1:.D$1048576];8;[.M$1:.M$1048576])" office:value-type="float" office:value="67.91363636" calcext:value-type="float">
            <text:p>67.91363636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128</text:p>
          </table:table-cell>
          <table:table-cell table:style-name="ce1" office:value-type="string" calcext:value-type="string">
            <text:p>Simran Pat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77.6" calcext:value-type="float">
            <text:p>77.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29]&lt;40;[.H129]&lt;40;[.J129]&lt;40;[.K129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Generate a summary showing average precentage for class 9</text:p>
          </table:table-cell>
          <table:table-cell table:number-columns-repeated="4"/>
          <table:table-cell table:style-name="ce1" table:formula="of:=AVERAGEIF([.D$1:.D$1048576];9;[.M$1:.M$1048576])" office:value-type="float" office:value="69.896" calcext:value-type="float">
            <text:p>69.896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129</text:p>
          </table:table-cell>
          <table:table-cell table:style-name="ce1" office:value-type="string" calcext:value-type="string">
            <text:p>Rahul Yadav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30]&lt;40;[.H130]&lt;40;[.J130]&lt;40;[.K130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Generate a summary showing average precentage for class 10</text:p>
          </table:table-cell>
          <table:table-cell table:number-columns-repeated="4"/>
          <table:table-cell table:style-name="ce1" table:formula="of:=AVERAGEIF([.D$1:.D$1048576];10;[.M$1:.M$1048576])" office:value-type="float" office:value="70.23738318" calcext:value-type="float">
            <text:p>70.23738318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130</text:p>
          </table:table-cell>
          <table:table-cell table:style-name="ce1" office:value-type="string" calcext:value-type="string">
            <text:p>Rahul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84.6" calcext:value-type="float">
            <text:p>84.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31]&lt;40;[.H131]&lt;40;[.J131]&lt;40;[.K13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31</text:p>
          </table:table-cell>
          <table:table-cell table:style-name="ce1" office:value-type="string" calcext:value-type="string">
            <text:p>Sai Sha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32]&lt;40;[.H132]&lt;40;[.J132]&lt;40;[.K132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Genrate a report showing student in chandigarh </text:p>
          </table:table-cell>
          <table:table-cell table:number-columns-repeated="4"/>
          <table:table-cell table:style-name="ce1" table:formula="of:=COUNTIF([.F$1:.F$1048576];&quot;CHANDIGARH&quot;)" office:value-type="float" office:value="69" calcext:value-type="float">
            <text:p>69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132</text:p>
          </table:table-cell>
          <table:table-cell table:style-name="ce1" office:value-type="string" calcext:value-type="string">
            <text:p>Ishita Iy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66.6" calcext:value-type="float">
            <text:p>66.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33]&lt;40;[.H133]&lt;40;[.J133]&lt;40;[.K133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Genrate a report showing student in Kolkata </text:p>
          </table:table-cell>
          <table:table-cell table:number-columns-repeated="4"/>
          <table:table-cell table:style-name="ce1" table:formula="of:=COUNTIF([.F$1:.F$1048576];&quot;KOLKATA&quot;)" office:value-type="float" office:value="64" calcext:value-type="float">
            <text:p>64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133</text:p>
          </table:table-cell>
          <table:table-cell table:style-name="ce1" office:value-type="string" calcext:value-type="string">
            <text:p>Ananya Yadav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78.6" calcext:value-type="float">
            <text:p>78.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34]&lt;40;[.H134]&lt;40;[.J134]&lt;40;[.K134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Genrate a report showing student in Delhi</text:p>
          </table:table-cell>
          <table:table-cell table:number-columns-repeated="4"/>
          <table:table-cell table:style-name="ce1" table:formula="of:=COUNTIF([.F$1:.F$1048576];&quot;DELHI&quot;)" office:value-type="float" office:value="55" calcext:value-type="float">
            <text:p>55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134</text:p>
          </table:table-cell>
          <table:table-cell table:style-name="ce1" office:value-type="string" calcext:value-type="string">
            <text:p>Aarav Gup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35]&lt;40;[.H135]&lt;40;[.J135]&lt;40;[.K135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Genrate a report showing <text:s/>student in Lucknow</text:p>
          </table:table-cell>
          <table:table-cell table:number-columns-repeated="4"/>
          <table:table-cell table:style-name="ce1" table:formula="of:=COUNTIF([.F$1:.F$1048576];&quot;LUCKNOW&quot;)" office:value-type="float" office:value="65" calcext:value-type="float">
            <text:p>65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135</text:p>
          </table:table-cell>
          <table:table-cell table:style-name="ce1" office:value-type="string" calcext:value-type="string">
            <text:p>Aditya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71.2" calcext:value-type="float">
            <text:p>71.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36]&lt;40;[.H136]&lt;40;[.J136]&lt;40;[.K136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Genrate a report showing student in Bhopal </text:p>
          </table:table-cell>
          <table:table-cell table:number-columns-repeated="4"/>
          <table:table-cell table:style-name="ce1" table:formula="of:=COUNTIF([.F$1:.F$1048576];&quot;BHOPAL&quot;)" office:value-type="float" office:value="64" calcext:value-type="float">
            <text:p>64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136</text:p>
          </table:table-cell>
          <table:table-cell table:style-name="ce1" office:value-type="string" calcext:value-type="string">
            <text:p>Ritika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37]&lt;40;[.H137]&lt;40;[.J137]&lt;40;[.K137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Genrate a report showing student in Jaipur</text:p>
          </table:table-cell>
          <table:table-cell table:number-columns-repeated="4"/>
          <table:table-cell table:style-name="ce1" table:formula="of:=COUNTIF([.F$1:.F$1048576];&quot;JAIPUR&quot;)" office:value-type="float" office:value="66" calcext:value-type="float">
            <text:p>66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137</text:p>
          </table:table-cell>
          <table:table-cell table:style-name="ce1" office:value-type="string" calcext:value-type="string">
            <text:p>Neha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80.4" calcext:value-type="float">
            <text:p>80.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38]&lt;40;[.H138]&lt;40;[.J138]&lt;40;[.K138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Genrate a report showing student in Patna </text:p>
          </table:table-cell>
          <table:table-cell table:number-columns-repeated="4"/>
          <table:table-cell table:style-name="ce1" table:formula="of:=COUNTIF([.F$1:.F$1048576];&quot;PATNA&quot;)" office:value-type="float" office:value="53" calcext:value-type="float">
            <text:p>53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138</text:p>
          </table:table-cell>
          <table:table-cell table:style-name="ce1" office:value-type="string" calcext:value-type="string">
            <text:p>Vivaan Iy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76.8" calcext:value-type="float">
            <text:p>76.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39]&lt;40;[.H139]&lt;40;[.J139]&lt;40;[.K139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Genrate a report showing <text:s/>student in Mumbai </text:p>
          </table:table-cell>
          <table:table-cell table:number-columns-repeated="4"/>
          <table:table-cell table:style-name="ce1" table:formula="of:=COUNTIF([.F$1:.F$1048576];&quot;MUMBAI&quot;)" office:value-type="float" office:value="64" calcext:value-type="float">
            <text:p>64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139</text:p>
          </table:table-cell>
          <table:table-cell table:style-name="ce1" office:value-type="string" calcext:value-type="string">
            <text:p>Sai Ja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40]&lt;40;[.H140]&lt;40;[.J140]&lt;40;[.K14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40</text:p>
          </table:table-cell>
          <table:table-cell table:style-name="ce1" office:value-type="string" calcext:value-type="string">
            <text:p>Neha Kulkarni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56.4" calcext:value-type="float">
            <text:p>56.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41]&lt;40;[.H141]&lt;40;[.J141]&lt;40;[.K141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Count how many unique cities are present in the dataset.</text:p>
          </table:table-cell>
          <table:table-cell table:number-columns-repeated="4"/>
          <table:table-cell table:style-name="ce1" table:number-matrix-columns-spanned="1" table:number-matrix-rows-spanned="1" table:formula="of:=COUNTA(unique([.F$1:.F$1048576]))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141</text:p>
          </table:table-cell>
          <table:table-cell table:style-name="ce1" office:value-type="string" calcext:value-type="string">
            <text:p>Aarav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64.8" calcext:value-type="float">
            <text:p>64.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42]&lt;40;[.H142]&lt;40;[.J142]&lt;40;[.K14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42</text:p>
          </table:table-cell>
          <table:table-cell table:style-name="ce1" office:value-type="string" calcext:value-type="string">
            <text:p>Ishita Redd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72.6" calcext:value-type="float">
            <text:p>72.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43]&lt;40;[.H143]&lt;40;[.J143]&lt;40;[.K143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Identify if any student record has missing values.</text:p>
          </table:table-cell>
          <table:table-cell table:number-columns-repeated="4"/>
          <table:table-cell table:style-name="ce1" table:formula="of:=COUNTBLANK([.A2:.O501])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143</text:p>
          </table:table-cell>
          <table:table-cell table:style-name="ce1" office:value-type="string" calcext:value-type="string">
            <text:p>Arjun Pat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44]&lt;40;[.H144]&lt;40;[.J144]&lt;40;[.K14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44</text:p>
          </table:table-cell>
          <table:table-cell table:style-name="ce1" office:value-type="string" calcext:value-type="string">
            <text:p>Ritika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65.8" calcext:value-type="float">
            <text:p>65.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45]&lt;40;[.H145]&lt;40;[.J145]&lt;40;[.K145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Create a report showing total number of Pass</text:p>
          </table:table-cell>
          <table:table-cell table:number-columns-repeated="4"/>
          <table:table-cell table:style-name="ce1" table:formula="of:=COUNTIF([.O$1:.O$1048576];&quot;Pass&quot;)" office:value-type="float" office:value="499" calcext:value-type="float">
            <text:p>499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145</text:p>
          </table:table-cell>
          <table:table-cell table:style-name="ce1" office:value-type="string" calcext:value-type="string">
            <text:p>Ananya Yadav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62.4" calcext:value-type="float">
            <text:p>62.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46]&lt;40;[.H146]&lt;40;[.J146]&lt;40;[.K146]&lt;40);&quot;FAIL&quot;;&quot;PASS&quot;)" office:value-type="string" office:string-value="PASS" calcext:value-type="string">
            <text:p>PASS</text:p>
          </table:table-cell>
          <table:table-cell table:number-columns-repeated="2"/>
          <table:table-cell table:style-name="ce2" office:value-type="string" calcext:value-type="string">
            <text:p>Create a report showing total numberof fail</text:p>
          </table:table-cell>
          <table:table-cell table:number-columns-repeated="4"/>
          <table:table-cell table:style-name="ce1" table:formula="of:=COUNTIF([.O$1:.O$1048576];&quot;FAIL&quot;)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TD-1146</text:p>
          </table:table-cell>
          <table:table-cell table:style-name="ce1" office:value-type="string" calcext:value-type="string">
            <text:p>Kavya Iy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73.8" calcext:value-type="float">
            <text:p>73.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47]&lt;40;[.H147]&lt;40;[.J147]&lt;40;[.K14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47</text:p>
          </table:table-cell>
          <table:table-cell table:style-name="ce1" office:value-type="string" calcext:value-type="string">
            <text:p>Priya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68.2" calcext:value-type="float">
            <text:p>68.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48]&lt;40;[.H148]&lt;40;[.J148]&lt;40;[.K14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48</text:p>
          </table:table-cell>
          <table:table-cell table:style-name="ce1" office:value-type="string" calcext:value-type="string">
            <text:p>Kavya Choudha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6.4" calcext:value-type="float">
            <text:p>76.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49]&lt;40;[.H149]&lt;40;[.J149]&lt;40;[.K14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49</text:p>
          </table:table-cell>
          <table:table-cell table:style-name="ce1" office:value-type="string" calcext:value-type="string">
            <text:p>Tanvi Banerje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72" calcext:value-type="float">
            <text:p>7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50]&lt;40;[.H150]&lt;40;[.J150]&lt;40;[.K15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50</text:p>
          </table:table-cell>
          <table:table-cell table:style-name="ce1" office:value-type="string" calcext:value-type="string">
            <text:p>Meera Kulkarni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51]&lt;40;[.H151]&lt;40;[.J151]&lt;40;[.K15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51</text:p>
          </table:table-cell>
          <table:table-cell table:style-name="ce1" office:value-type="string" calcext:value-type="string">
            <text:p>Neha Banerje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68.4" calcext:value-type="float">
            <text:p>68.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52]&lt;40;[.H152]&lt;40;[.J152]&lt;40;[.K15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52</text:p>
          </table:table-cell>
          <table:table-cell table:style-name="ce1" office:value-type="string" calcext:value-type="string">
            <text:p>Neha Nai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66.6" calcext:value-type="float">
            <text:p>66.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53]&lt;40;[.H153]&lt;40;[.J153]&lt;40;[.K15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53</text:p>
          </table:table-cell>
          <table:table-cell table:style-name="ce1" office:value-type="string" calcext:value-type="string">
            <text:p>Neha Kau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54]&lt;40;[.H154]&lt;40;[.J154]&lt;40;[.K15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54</text:p>
          </table:table-cell>
          <table:table-cell table:style-name="ce1" office:value-type="string" calcext:value-type="string">
            <text:p>Ishita Choudha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80.2" calcext:value-type="float">
            <text:p>80.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55]&lt;40;[.H155]&lt;40;[.J155]&lt;40;[.K15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55</text:p>
          </table:table-cell>
          <table:table-cell table:style-name="ce1" office:value-type="string" calcext:value-type="string">
            <text:p>Tanvi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69.6" calcext:value-type="float">
            <text:p>69.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56]&lt;40;[.H156]&lt;40;[.J156]&lt;40;[.K15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56</text:p>
          </table:table-cell>
          <table:table-cell table:style-name="ce1" office:value-type="string" calcext:value-type="string">
            <text:p>Tanvi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58.2" calcext:value-type="float">
            <text:p>58.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57]&lt;40;[.H157]&lt;40;[.J157]&lt;40;[.K15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57</text:p>
          </table:table-cell>
          <table:table-cell table:style-name="ce1" office:value-type="string" calcext:value-type="string">
            <text:p>Aarav Iy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62.2" calcext:value-type="float">
            <text:p>62.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58]&lt;40;[.H158]&lt;40;[.J158]&lt;40;[.K15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58</text:p>
          </table:table-cell>
          <table:table-cell table:style-name="ce1" office:value-type="string" calcext:value-type="string">
            <text:p>Aditya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70.8" calcext:value-type="float">
            <text:p>70.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59]&lt;40;[.H159]&lt;40;[.J159]&lt;40;[.K15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59</text:p>
          </table:table-cell>
          <table:table-cell table:style-name="ce1" office:value-type="string" calcext:value-type="string">
            <text:p>Karan Kau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56.8" calcext:value-type="float">
            <text:p>56.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60]&lt;40;[.H160]&lt;40;[.J160]&lt;40;[.K16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60</text:p>
          </table:table-cell>
          <table:table-cell table:style-name="ce1" office:value-type="string" calcext:value-type="string">
            <text:p>Shreya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61]&lt;40;[.H161]&lt;40;[.J161]&lt;40;[.K16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61</text:p>
          </table:table-cell>
          <table:table-cell table:style-name="ce1" office:value-type="string" calcext:value-type="string">
            <text:p>Vivaan Iy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68.2" calcext:value-type="float">
            <text:p>68.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62]&lt;40;[.H162]&lt;40;[.J162]&lt;40;[.K16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62</text:p>
          </table:table-cell>
          <table:table-cell table:style-name="ce1" office:value-type="string" calcext:value-type="string">
            <text:p>Kavya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63]&lt;40;[.H163]&lt;40;[.J163]&lt;40;[.K16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63</text:p>
          </table:table-cell>
          <table:table-cell table:style-name="ce1" office:value-type="string" calcext:value-type="string">
            <text:p>Kavya Ja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69.8" calcext:value-type="float">
            <text:p>69.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64]&lt;40;[.H164]&lt;40;[.J164]&lt;40;[.K16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64</text:p>
          </table:table-cell>
          <table:table-cell table:style-name="ce1" office:value-type="string" calcext:value-type="string">
            <text:p>Neha Choudha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84.6" calcext:value-type="float">
            <text:p>84.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65]&lt;40;[.H165]&lt;40;[.J165]&lt;40;[.K16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65</text:p>
          </table:table-cell>
          <table:table-cell table:style-name="ce1" office:value-type="string" calcext:value-type="string">
            <text:p>Sneha Sha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52.8" calcext:value-type="float">
            <text:p>52.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66]&lt;40;[.H166]&lt;40;[.J166]&lt;40;[.K16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66</text:p>
          </table:table-cell>
          <table:table-cell table:style-name="ce1" office:value-type="string" calcext:value-type="string">
            <text:p>Priya Iy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71.6" calcext:value-type="float">
            <text:p>71.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67]&lt;40;[.H167]&lt;40;[.J167]&lt;40;[.K16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67</text:p>
          </table:table-cell>
          <table:table-cell table:style-name="ce1" office:value-type="string" calcext:value-type="string">
            <text:p>Meera Sing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57.2" calcext:value-type="float">
            <text:p>57.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68]&lt;40;[.H168]&lt;40;[.J168]&lt;40;[.K16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68</text:p>
          </table:table-cell>
          <table:table-cell table:style-name="ce1" office:value-type="string" calcext:value-type="string">
            <text:p>Aditya Kulkarni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66.8" calcext:value-type="float">
            <text:p>66.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69]&lt;40;[.H169]&lt;40;[.J169]&lt;40;[.K16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69</text:p>
          </table:table-cell>
          <table:table-cell table:style-name="ce1" office:value-type="string" calcext:value-type="string">
            <text:p>Karan Banerje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6.4" calcext:value-type="float">
            <text:p>76.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70]&lt;40;[.H170]&lt;40;[.J170]&lt;40;[.K17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70</text:p>
          </table:table-cell>
          <table:table-cell table:style-name="ce1" office:value-type="string" calcext:value-type="string">
            <text:p>Karan Nai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71]&lt;40;[.H171]&lt;40;[.J171]&lt;40;[.K17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71</text:p>
          </table:table-cell>
          <table:table-cell table:style-name="ce1" office:value-type="string" calcext:value-type="string">
            <text:p>Vivaan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69.8" calcext:value-type="float">
            <text:p>69.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72]&lt;40;[.H172]&lt;40;[.J172]&lt;40;[.K17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72</text:p>
          </table:table-cell>
          <table:table-cell table:style-name="ce1" office:value-type="string" calcext:value-type="string">
            <text:p>Rohan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73]&lt;40;[.H173]&lt;40;[.J173]&lt;40;[.K17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73</text:p>
          </table:table-cell>
          <table:table-cell table:style-name="ce1" office:value-type="string" calcext:value-type="string">
            <text:p>Aditya Sha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64.2" calcext:value-type="float">
            <text:p>64.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74]&lt;40;[.H174]&lt;40;[.J174]&lt;40;[.K17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74</text:p>
          </table:table-cell>
          <table:table-cell table:style-name="ce1" office:value-type="string" calcext:value-type="string">
            <text:p>Vivaan Iy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68.6" calcext:value-type="float">
            <text:p>68.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75]&lt;40;[.H175]&lt;40;[.J175]&lt;40;[.K17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75</text:p>
          </table:table-cell>
          <table:table-cell table:style-name="ce1" office:value-type="string" calcext:value-type="string">
            <text:p>Rahul Sha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70.4" calcext:value-type="float">
            <text:p>70.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76]&lt;40;[.H176]&lt;40;[.J176]&lt;40;[.K17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76</text:p>
          </table:table-cell>
          <table:table-cell table:style-name="ce1" office:value-type="string" calcext:value-type="string">
            <text:p>Rahul Ja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70.6" calcext:value-type="float">
            <text:p>70.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77]&lt;40;[.H177]&lt;40;[.J177]&lt;40;[.K17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77</text:p>
          </table:table-cell>
          <table:table-cell table:style-name="ce1" office:value-type="string" calcext:value-type="string">
            <text:p>Meera Ja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77.8" calcext:value-type="float">
            <text:p>77.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78]&lt;40;[.H178]&lt;40;[.J178]&lt;40;[.K17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78</text:p>
          </table:table-cell>
          <table:table-cell table:style-name="ce1" office:value-type="string" calcext:value-type="string">
            <text:p>Ritika Sing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73.2" calcext:value-type="float">
            <text:p>73.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79]&lt;40;[.H179]&lt;40;[.J179]&lt;40;[.K17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79</text:p>
          </table:table-cell>
          <table:table-cell table:style-name="ce1" office:value-type="string" calcext:value-type="string">
            <text:p>Ishita Sha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66.8" calcext:value-type="float">
            <text:p>66.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80]&lt;40;[.H180]&lt;40;[.J180]&lt;40;[.K18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80</text:p>
          </table:table-cell>
          <table:table-cell table:style-name="ce1" office:value-type="string" calcext:value-type="string">
            <text:p>Rahul Choudha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62.8" calcext:value-type="float">
            <text:p>62.8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81]&lt;40;[.H181]&lt;40;[.J181]&lt;40;[.K18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81</text:p>
          </table:table-cell>
          <table:table-cell table:style-name="ce1" office:value-type="string" calcext:value-type="string">
            <text:p>Rahul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75.8" calcext:value-type="float">
            <text:p>75.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82]&lt;40;[.H182]&lt;40;[.J182]&lt;40;[.K18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82</text:p>
          </table:table-cell>
          <table:table-cell table:style-name="ce1" office:value-type="string" calcext:value-type="string">
            <text:p>Vivaan Kulkarn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64.4" calcext:value-type="float">
            <text:p>64.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83]&lt;40;[.H183]&lt;40;[.J183]&lt;40;[.K18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83</text:p>
          </table:table-cell>
          <table:table-cell table:style-name="ce1" office:value-type="string" calcext:value-type="string">
            <text:p>Ananya Banerje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84]&lt;40;[.H184]&lt;40;[.J184]&lt;40;[.K18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84</text:p>
          </table:table-cell>
          <table:table-cell table:style-name="ce1" office:value-type="string" calcext:value-type="string">
            <text:p>Karan Yadav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85]&lt;40;[.H185]&lt;40;[.J185]&lt;40;[.K18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85</text:p>
          </table:table-cell>
          <table:table-cell table:style-name="ce1" office:value-type="string" calcext:value-type="string">
            <text:p>Vivaan Kau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71.8" calcext:value-type="float">
            <text:p>71.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86]&lt;40;[.H186]&lt;40;[.J186]&lt;40;[.K18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86</text:p>
          </table:table-cell>
          <table:table-cell table:style-name="ce1" office:value-type="string" calcext:value-type="string">
            <text:p>Tanvi Nai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65.8" calcext:value-type="float">
            <text:p>65.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87]&lt;40;[.H187]&lt;40;[.J187]&lt;40;[.K18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87</text:p>
          </table:table-cell>
          <table:table-cell table:style-name="ce1" office:value-type="string" calcext:value-type="string">
            <text:p>Ritika Gupt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70.8" calcext:value-type="float">
            <text:p>70.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88]&lt;40;[.H188]&lt;40;[.J188]&lt;40;[.K18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88</text:p>
          </table:table-cell>
          <table:table-cell table:style-name="ce1" office:value-type="string" calcext:value-type="string">
            <text:p>Ishita Banerje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71.6" calcext:value-type="float">
            <text:p>71.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89]&lt;40;[.H189]&lt;40;[.J189]&lt;40;[.K18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89</text:p>
          </table:table-cell>
          <table:table-cell table:style-name="ce1" office:value-type="string" calcext:value-type="string">
            <text:p>Kavya Pate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72.8" calcext:value-type="float">
            <text:p>72.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90]&lt;40;[.H190]&lt;40;[.J190]&lt;40;[.K19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90</text:p>
          </table:table-cell>
          <table:table-cell table:style-name="ce1" office:value-type="string" calcext:value-type="string">
            <text:p>Aarav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57.8" calcext:value-type="float">
            <text:p>57.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91]&lt;40;[.H191]&lt;40;[.J191]&lt;40;[.K19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91</text:p>
          </table:table-cell>
          <table:table-cell table:style-name="ce1" office:value-type="string" calcext:value-type="string">
            <text:p>Aarav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76.6" calcext:value-type="float">
            <text:p>76.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92]&lt;40;[.H192]&lt;40;[.J192]&lt;40;[.K19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92</text:p>
          </table:table-cell>
          <table:table-cell table:style-name="ce1" office:value-type="string" calcext:value-type="string">
            <text:p>Neha Ja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71.4" calcext:value-type="float">
            <text:p>71.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93]&lt;40;[.H193]&lt;40;[.J193]&lt;40;[.K19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93</text:p>
          </table:table-cell>
          <table:table-cell table:style-name="ce1" office:value-type="string" calcext:value-type="string">
            <text:p>Pooja Iy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59.2" calcext:value-type="float">
            <text:p>59.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94]&lt;40;[.H194]&lt;40;[.J194]&lt;40;[.K19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94</text:p>
          </table:table-cell>
          <table:table-cell table:style-name="ce1" office:value-type="string" calcext:value-type="string">
            <text:p>Aarav Pat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76.6" calcext:value-type="float">
            <text:p>76.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95]&lt;40;[.H195]&lt;40;[.J195]&lt;40;[.K19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95</text:p>
          </table:table-cell>
          <table:table-cell table:style-name="ce1" office:value-type="string" calcext:value-type="string">
            <text:p>Aditya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96]&lt;40;[.H196]&lt;40;[.J196]&lt;40;[.K19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96</text:p>
          </table:table-cell>
          <table:table-cell table:style-name="ce1" office:value-type="string" calcext:value-type="string">
            <text:p>Kavya Nai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58.2" calcext:value-type="float">
            <text:p>58.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197]&lt;40;[.H197]&lt;40;[.J197]&lt;40;[.K19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97</text:p>
          </table:table-cell>
          <table:table-cell table:style-name="ce1" office:value-type="string" calcext:value-type="string">
            <text:p>Rahul Ja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78.4" calcext:value-type="float">
            <text:p>78.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98]&lt;40;[.H198]&lt;40;[.J198]&lt;40;[.K19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98</text:p>
          </table:table-cell>
          <table:table-cell table:style-name="ce1" office:value-type="string" calcext:value-type="string">
            <text:p>Arjun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74.2" calcext:value-type="float">
            <text:p>74.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199]&lt;40;[.H199]&lt;40;[.J199]&lt;40;[.K19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199</text:p>
          </table:table-cell>
          <table:table-cell table:style-name="ce1" office:value-type="string" calcext:value-type="string">
            <text:p>Ritika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67.6" calcext:value-type="float">
            <text:p>67.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00]&lt;40;[.H200]&lt;40;[.J200]&lt;40;[.K20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00</text:p>
          </table:table-cell>
          <table:table-cell table:style-name="ce1" office:value-type="string" calcext:value-type="string">
            <text:p>Meera Kulkarn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65.2" calcext:value-type="float">
            <text:p>65.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01]&lt;40;[.H201]&lt;40;[.J201]&lt;40;[.K20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01</text:p>
          </table:table-cell>
          <table:table-cell table:style-name="ce1" office:value-type="string" calcext:value-type="string">
            <text:p>Tanvi Pate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02]&lt;40;[.H202]&lt;40;[.J202]&lt;40;[.K20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02</text:p>
          </table:table-cell>
          <table:table-cell table:style-name="ce1" office:value-type="string" calcext:value-type="string">
            <text:p>Priya Nai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03]&lt;40;[.H203]&lt;40;[.J203]&lt;40;[.K20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03</text:p>
          </table:table-cell>
          <table:table-cell table:style-name="ce1" office:value-type="string" calcext:value-type="string">
            <text:p>Rahul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63.4" calcext:value-type="float">
            <text:p>63.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04]&lt;40;[.H204]&lt;40;[.J204]&lt;40;[.K20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04</text:p>
          </table:table-cell>
          <table:table-cell table:style-name="ce1" office:value-type="string" calcext:value-type="string">
            <text:p>Ritika D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05]&lt;40;[.H205]&lt;40;[.J205]&lt;40;[.K20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05</text:p>
          </table:table-cell>
          <table:table-cell table:style-name="ce1" office:value-type="string" calcext:value-type="string">
            <text:p>Ananya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55.6" calcext:value-type="float">
            <text:p>55.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06]&lt;40;[.H206]&lt;40;[.J206]&lt;40;[.K20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06</text:p>
          </table:table-cell>
          <table:table-cell table:style-name="ce1" office:value-type="string" calcext:value-type="string">
            <text:p>Rahul Ja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75.6" calcext:value-type="float">
            <text:p>75.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07]&lt;40;[.H207]&lt;40;[.J207]&lt;40;[.K20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07</text:p>
          </table:table-cell>
          <table:table-cell table:style-name="ce1" office:value-type="string" calcext:value-type="string">
            <text:p>Shreya Gup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67.8" calcext:value-type="float">
            <text:p>67.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08]&lt;40;[.H208]&lt;40;[.J208]&lt;40;[.K20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08</text:p>
          </table:table-cell>
          <table:table-cell table:style-name="ce1" office:value-type="string" calcext:value-type="string">
            <text:p>Aditya Sha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74.4" calcext:value-type="float">
            <text:p>74.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09]&lt;40;[.H209]&lt;40;[.J209]&lt;40;[.K20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09</text:p>
          </table:table-cell>
          <table:table-cell table:style-name="ce1" office:value-type="string" calcext:value-type="string">
            <text:p>Sai Kau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78.6" calcext:value-type="float">
            <text:p>78.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10]&lt;40;[.H210]&lt;40;[.J210]&lt;40;[.K21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10</text:p>
          </table:table-cell>
          <table:table-cell table:style-name="ce1" office:value-type="string" calcext:value-type="string">
            <text:p>Meera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66.8" calcext:value-type="float">
            <text:p>66.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11]&lt;40;[.H211]&lt;40;[.J211]&lt;40;[.K21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11</text:p>
          </table:table-cell>
          <table:table-cell table:style-name="ce1" office:value-type="string" calcext:value-type="string">
            <text:p>Simran Nai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69.4" calcext:value-type="float">
            <text:p>69.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12]&lt;40;[.H212]&lt;40;[.J212]&lt;40;[.K21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12</text:p>
          </table:table-cell>
          <table:table-cell table:style-name="ce1" office:value-type="string" calcext:value-type="string">
            <text:p>Neha Sha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75.8" calcext:value-type="float">
            <text:p>75.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13]&lt;40;[.H213]&lt;40;[.J213]&lt;40;[.K21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13</text:p>
          </table:table-cell>
          <table:table-cell table:style-name="ce1" office:value-type="string" calcext:value-type="string">
            <text:p>Ananya Redd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72.2" calcext:value-type="float">
            <text:p>72.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14]&lt;40;[.H214]&lt;40;[.J214]&lt;40;[.K21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14</text:p>
          </table:table-cell>
          <table:table-cell table:style-name="ce1" office:value-type="string" calcext:value-type="string">
            <text:p>Rohan Kulkarn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60.2" calcext:value-type="float">
            <text:p>60.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15]&lt;40;[.H215]&lt;40;[.J215]&lt;40;[.K21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15</text:p>
          </table:table-cell>
          <table:table-cell table:style-name="ce1" office:value-type="string" calcext:value-type="string">
            <text:p>Priya Redd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58.2" calcext:value-type="float">
            <text:p>58.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16]&lt;40;[.H216]&lt;40;[.J216]&lt;40;[.K21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16</text:p>
          </table:table-cell>
          <table:table-cell table:style-name="ce1" office:value-type="string" calcext:value-type="string">
            <text:p>Aditya D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76.8" calcext:value-type="float">
            <text:p>76.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17]&lt;40;[.H217]&lt;40;[.J217]&lt;40;[.K21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17</text:p>
          </table:table-cell>
          <table:table-cell table:style-name="ce1" office:value-type="string" calcext:value-type="string">
            <text:p>Aditya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61.2" calcext:value-type="float">
            <text:p>61.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18]&lt;40;[.H218]&lt;40;[.J218]&lt;40;[.K21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18</text:p>
          </table:table-cell>
          <table:table-cell table:style-name="ce1" office:value-type="string" calcext:value-type="string">
            <text:p>Aditya Kulkarni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62.6" calcext:value-type="float">
            <text:p>62.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19]&lt;40;[.H219]&lt;40;[.J219]&lt;40;[.K21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19</text:p>
          </table:table-cell>
          <table:table-cell table:style-name="ce1" office:value-type="string" calcext:value-type="string">
            <text:p>Sai Kau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20]&lt;40;[.H220]&lt;40;[.J220]&lt;40;[.K22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20</text:p>
          </table:table-cell>
          <table:table-cell table:style-name="ce1" office:value-type="string" calcext:value-type="string">
            <text:p>Priya Ja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69.6" calcext:value-type="float">
            <text:p>69.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21]&lt;40;[.H221]&lt;40;[.J221]&lt;40;[.K22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21</text:p>
          </table:table-cell>
          <table:table-cell table:style-name="ce1" office:value-type="string" calcext:value-type="string">
            <text:p>Rahul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66.8" calcext:value-type="float">
            <text:p>66.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22]&lt;40;[.H222]&lt;40;[.J222]&lt;40;[.K22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22</text:p>
          </table:table-cell>
          <table:table-cell table:style-name="ce1" office:value-type="string" calcext:value-type="string">
            <text:p>Sneha Yadav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66.4" calcext:value-type="float">
            <text:p>66.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23]&lt;40;[.H223]&lt;40;[.J223]&lt;40;[.K22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23</text:p>
          </table:table-cell>
          <table:table-cell table:style-name="ce1" office:value-type="string" calcext:value-type="string">
            <text:p>Rohan Choudha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65.2" calcext:value-type="float">
            <text:p>65.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24]&lt;40;[.H224]&lt;40;[.J224]&lt;40;[.K22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24</text:p>
          </table:table-cell>
          <table:table-cell table:style-name="ce1" office:value-type="string" calcext:value-type="string">
            <text:p>Ananya Ja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79.6" calcext:value-type="float">
            <text:p>79.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25]&lt;40;[.H225]&lt;40;[.J225]&lt;40;[.K22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25</text:p>
          </table:table-cell>
          <table:table-cell table:style-name="ce1" office:value-type="string" calcext:value-type="string">
            <text:p>Arjun Gup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2" table:style-name="ce1" office:value-type="float" office:value="49" calcext:value-type="float">
            <text:p>49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59.6" calcext:value-type="float">
            <text:p>59.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26]&lt;40;[.H226]&lt;40;[.J226]&lt;40;[.K22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26</text:p>
          </table:table-cell>
          <table:table-cell table:style-name="ce1" office:value-type="string" calcext:value-type="string">
            <text:p>Kavya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72.4" calcext:value-type="float">
            <text:p>72.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27]&lt;40;[.H227]&lt;40;[.J227]&lt;40;[.K22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27</text:p>
          </table:table-cell>
          <table:table-cell table:style-name="ce1" office:value-type="string" calcext:value-type="string">
            <text:p>Sneha Nai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80.4" calcext:value-type="float">
            <text:p>80.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28]&lt;40;[.H228]&lt;40;[.J228]&lt;40;[.K22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28</text:p>
          </table:table-cell>
          <table:table-cell table:style-name="ce1" office:value-type="string" calcext:value-type="string">
            <text:p>Aditya Iy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29]&lt;40;[.H229]&lt;40;[.J229]&lt;40;[.K22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29</text:p>
          </table:table-cell>
          <table:table-cell table:style-name="ce1" office:value-type="string" calcext:value-type="string">
            <text:p>Simran Sing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68.8" calcext:value-type="float">
            <text:p>68.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30]&lt;40;[.H230]&lt;40;[.J230]&lt;40;[.K23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30</text:p>
          </table:table-cell>
          <table:table-cell table:style-name="ce1" office:value-type="string" calcext:value-type="string">
            <text:p>Rahul D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71.6" calcext:value-type="float">
            <text:p>71.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31]&lt;40;[.H231]&lt;40;[.J231]&lt;40;[.K23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31</text:p>
          </table:table-cell>
          <table:table-cell table:style-name="ce1" office:value-type="string" calcext:value-type="string">
            <text:p>Aditya Redd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77.6" calcext:value-type="float">
            <text:p>77.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32]&lt;40;[.H232]&lt;40;[.J232]&lt;40;[.K23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32</text:p>
          </table:table-cell>
          <table:table-cell table:style-name="ce1" office:value-type="string" calcext:value-type="string">
            <text:p>Priya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87.4" calcext:value-type="float">
            <text:p>87.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33]&lt;40;[.H233]&lt;40;[.J233]&lt;40;[.K23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33</text:p>
          </table:table-cell>
          <table:table-cell table:style-name="ce1" office:value-type="string" calcext:value-type="string">
            <text:p>Ritika Kulkarni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65.2" calcext:value-type="float">
            <text:p>65.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34]&lt;40;[.H234]&lt;40;[.J234]&lt;40;[.K23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34</text:p>
          </table:table-cell>
          <table:table-cell table:style-name="ce1" office:value-type="string" calcext:value-type="string">
            <text:p>Priya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65.8" calcext:value-type="float">
            <text:p>65.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35]&lt;40;[.H235]&lt;40;[.J235]&lt;40;[.K23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35</text:p>
          </table:table-cell>
          <table:table-cell table:style-name="ce1" office:value-type="string" calcext:value-type="string">
            <text:p>Aditya Nai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36]&lt;40;[.H236]&lt;40;[.J236]&lt;40;[.K23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36</text:p>
          </table:table-cell>
          <table:table-cell table:style-name="ce1" office:value-type="string" calcext:value-type="string">
            <text:p>Rahul Sha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72.6" calcext:value-type="float">
            <text:p>72.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37]&lt;40;[.H237]&lt;40;[.J237]&lt;40;[.K23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37</text:p>
          </table:table-cell>
          <table:table-cell table:style-name="ce1" office:value-type="string" calcext:value-type="string">
            <text:p>Tanvi Pat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68.4" calcext:value-type="float">
            <text:p>68.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38]&lt;40;[.H238]&lt;40;[.J238]&lt;40;[.K23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38</text:p>
          </table:table-cell>
          <table:table-cell table:style-name="ce1" office:value-type="string" calcext:value-type="string">
            <text:p>Pooja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61.6" calcext:value-type="float">
            <text:p>61.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39]&lt;40;[.H239]&lt;40;[.J239]&lt;40;[.K23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39</text:p>
          </table:table-cell>
          <table:table-cell table:style-name="ce1" office:value-type="string" calcext:value-type="string">
            <text:p>Meera Redd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68.6" calcext:value-type="float">
            <text:p>68.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40]&lt;40;[.H240]&lt;40;[.J240]&lt;40;[.K24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40</text:p>
          </table:table-cell>
          <table:table-cell table:style-name="ce1" office:value-type="string" calcext:value-type="string">
            <text:p>Sai Yadav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72.6" calcext:value-type="float">
            <text:p>72.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41]&lt;40;[.H241]&lt;40;[.J241]&lt;40;[.K24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41</text:p>
          </table:table-cell>
          <table:table-cell table:style-name="ce1" office:value-type="string" calcext:value-type="string">
            <text:p>Kavya Ja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79.2" calcext:value-type="float">
            <text:p>79.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42]&lt;40;[.H242]&lt;40;[.J242]&lt;40;[.K24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42</text:p>
          </table:table-cell>
          <table:table-cell table:style-name="ce1" office:value-type="string" calcext:value-type="string">
            <text:p>Kavya Iy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74.6" calcext:value-type="float">
            <text:p>74.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43]&lt;40;[.H243]&lt;40;[.J243]&lt;40;[.K24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43</text:p>
          </table:table-cell>
          <table:table-cell table:style-name="ce1" office:value-type="string" calcext:value-type="string">
            <text:p>Aarav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75.4" calcext:value-type="float">
            <text:p>75.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44]&lt;40;[.H244]&lt;40;[.J244]&lt;40;[.K24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44</text:p>
          </table:table-cell>
          <table:table-cell table:style-name="ce1" office:value-type="string" calcext:value-type="string">
            <text:p>Karan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45]&lt;40;[.H245]&lt;40;[.J245]&lt;40;[.K24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45</text:p>
          </table:table-cell>
          <table:table-cell table:style-name="ce1" office:value-type="string" calcext:value-type="string">
            <text:p>Rohan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69.2" calcext:value-type="float">
            <text:p>69.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46]&lt;40;[.H246]&lt;40;[.J246]&lt;40;[.K24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46</text:p>
          </table:table-cell>
          <table:table-cell table:style-name="ce1" office:value-type="string" calcext:value-type="string">
            <text:p>Ritika Kulkarn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68.8" calcext:value-type="float">
            <text:p>68.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47]&lt;40;[.H247]&lt;40;[.J247]&lt;40;[.K24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47</text:p>
          </table:table-cell>
          <table:table-cell table:style-name="ce1" office:value-type="string" calcext:value-type="string">
            <text:p>Ananya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74.6" calcext:value-type="float">
            <text:p>74.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48]&lt;40;[.H248]&lt;40;[.J248]&lt;40;[.K24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48</text:p>
          </table:table-cell>
          <table:table-cell table:style-name="ce1" office:value-type="string" calcext:value-type="string">
            <text:p>Kavya Gupt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49]&lt;40;[.H249]&lt;40;[.J249]&lt;40;[.K24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49</text:p>
          </table:table-cell>
          <table:table-cell table:style-name="ce1" office:value-type="string" calcext:value-type="string">
            <text:p>Rahul Iy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65.4" calcext:value-type="float">
            <text:p>65.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50]&lt;40;[.H250]&lt;40;[.J250]&lt;40;[.K25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50</text:p>
          </table:table-cell>
          <table:table-cell table:style-name="ce1" office:value-type="string" calcext:value-type="string">
            <text:p>Tanvi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77.6" calcext:value-type="float">
            <text:p>77.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51]&lt;40;[.H251]&lt;40;[.J251]&lt;40;[.K25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51</text:p>
          </table:table-cell>
          <table:table-cell table:style-name="ce1" office:value-type="string" calcext:value-type="string">
            <text:p>Shreya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ucknow</text:p>
          </table:table-cell>
          <table:table-cell table:number-columns-repeated="2" table:style-name="ce1" office:value-type="float" office:value="92" calcext:value-type="float">
            <text:p>9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79.6" calcext:value-type="float">
            <text:p>79.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52]&lt;40;[.H252]&lt;40;[.J252]&lt;40;[.K25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52</text:p>
          </table:table-cell>
          <table:table-cell table:style-name="ce1" office:value-type="string" calcext:value-type="string">
            <text:p>Simran Choudha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71.8" calcext:value-type="float">
            <text:p>71.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53]&lt;40;[.H253]&lt;40;[.J253]&lt;40;[.K25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53</text:p>
          </table:table-cell>
          <table:table-cell table:style-name="ce1" office:value-type="string" calcext:value-type="string">
            <text:p>Ishita Sing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54]&lt;40;[.H254]&lt;40;[.J254]&lt;40;[.K25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54</text:p>
          </table:table-cell>
          <table:table-cell table:style-name="ce1" office:value-type="string" calcext:value-type="string">
            <text:p>Aarav Sing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74.8" calcext:value-type="float">
            <text:p>74.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55]&lt;40;[.H255]&lt;40;[.J255]&lt;40;[.K25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55</text:p>
          </table:table-cell>
          <table:table-cell table:style-name="ce1" office:value-type="string" calcext:value-type="string">
            <text:p>Pooja Iy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25" calcext:value-type="float">
            <text:p>325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56]&lt;40;[.H256]&lt;40;[.J256]&lt;40;[.K25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56</text:p>
          </table:table-cell>
          <table:table-cell table:style-name="ce1" office:value-type="string" calcext:value-type="string">
            <text:p>Tanvi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66" calcext:value-type="float">
            <text:p>66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57]&lt;40;[.H257]&lt;40;[.J257]&lt;40;[.K25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57</text:p>
          </table:table-cell>
          <table:table-cell table:style-name="ce1" office:value-type="string" calcext:value-type="string">
            <text:p>Aarav Ja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72.2" calcext:value-type="float">
            <text:p>72.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58]&lt;40;[.H258]&lt;40;[.J258]&lt;40;[.K25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58</text:p>
          </table:table-cell>
          <table:table-cell table:style-name="ce1" office:value-type="string" calcext:value-type="string">
            <text:p>Sai Sing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68.4" calcext:value-type="float">
            <text:p>68.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59]&lt;40;[.H259]&lt;40;[.J259]&lt;40;[.K25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59</text:p>
          </table:table-cell>
          <table:table-cell table:style-name="ce1" office:value-type="string" calcext:value-type="string">
            <text:p>Kavya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72.2" calcext:value-type="float">
            <text:p>72.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60]&lt;40;[.H260]&lt;40;[.J260]&lt;40;[.K26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60</text:p>
          </table:table-cell>
          <table:table-cell table:style-name="ce1" office:value-type="string" calcext:value-type="string">
            <text:p>Sai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68.4" calcext:value-type="float">
            <text:p>68.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61]&lt;40;[.H261]&lt;40;[.J261]&lt;40;[.K26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61</text:p>
          </table:table-cell>
          <table:table-cell table:style-name="ce1" office:value-type="string" calcext:value-type="string">
            <text:p>Priya Nai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62]&lt;40;[.H262]&lt;40;[.J262]&lt;40;[.K26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62</text:p>
          </table:table-cell>
          <table:table-cell table:style-name="ce1" office:value-type="string" calcext:value-type="string">
            <text:p>Ritika Nai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74.2" calcext:value-type="float">
            <text:p>74.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63]&lt;40;[.H263]&lt;40;[.J263]&lt;40;[.K26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63</text:p>
          </table:table-cell>
          <table:table-cell table:style-name="ce1" office:value-type="string" calcext:value-type="string">
            <text:p>Tanvi Ja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67.6" calcext:value-type="float">
            <text:p>67.6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64]&lt;40;[.H264]&lt;40;[.J264]&lt;40;[.K26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64</text:p>
          </table:table-cell>
          <table:table-cell table:style-name="ce1" office:value-type="string" calcext:value-type="string">
            <text:p>Ishita Nai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76.8" calcext:value-type="float">
            <text:p>76.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65]&lt;40;[.H265]&lt;40;[.J265]&lt;40;[.K26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65</text:p>
          </table:table-cell>
          <table:table-cell table:style-name="ce1" office:value-type="string" calcext:value-type="string">
            <text:p>Ishita Sha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80.8" calcext:value-type="float">
            <text:p>80.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66]&lt;40;[.H266]&lt;40;[.J266]&lt;40;[.K26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66</text:p>
          </table:table-cell>
          <table:table-cell table:style-name="ce1" office:value-type="string" calcext:value-type="string">
            <text:p>Kavya Ja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71.8" calcext:value-type="float">
            <text:p>71.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67]&lt;40;[.H267]&lt;40;[.J267]&lt;40;[.K26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67</text:p>
          </table:table-cell>
          <table:table-cell table:style-name="ce1" office:value-type="string" calcext:value-type="string">
            <text:p>Neha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62.4" calcext:value-type="float">
            <text:p>62.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68]&lt;40;[.H268]&lt;40;[.J268]&lt;40;[.K26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68</text:p>
          </table:table-cell>
          <table:table-cell table:style-name="ce1" office:value-type="string" calcext:value-type="string">
            <text:p>Priya Redd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67.8" calcext:value-type="float">
            <text:p>67.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69]&lt;40;[.H269]&lt;40;[.J269]&lt;40;[.K26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69</text:p>
          </table:table-cell>
          <table:table-cell table:style-name="ce1" office:value-type="string" calcext:value-type="string">
            <text:p>Aditya Kulkarn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80.2" calcext:value-type="float">
            <text:p>80.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70]&lt;40;[.H270]&lt;40;[.J270]&lt;40;[.K27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70</text:p>
          </table:table-cell>
          <table:table-cell table:style-name="ce1" office:value-type="string" calcext:value-type="string">
            <text:p>Aditya Pat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59.8" calcext:value-type="float">
            <text:p>59.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71]&lt;40;[.H271]&lt;40;[.J271]&lt;40;[.K27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71</text:p>
          </table:table-cell>
          <table:table-cell table:style-name="ce1" office:value-type="string" calcext:value-type="string">
            <text:p>Ishita Nai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78.6" calcext:value-type="float">
            <text:p>78.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72]&lt;40;[.H272]&lt;40;[.J272]&lt;40;[.K27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72</text:p>
          </table:table-cell>
          <table:table-cell table:style-name="ce1" office:value-type="string" calcext:value-type="string">
            <text:p>Rahul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64.8" calcext:value-type="float">
            <text:p>64.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73]&lt;40;[.H273]&lt;40;[.J273]&lt;40;[.K27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73</text:p>
          </table:table-cell>
          <table:table-cell table:style-name="ce1" office:value-type="string" calcext:value-type="string">
            <text:p>Tanvi Pat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74]&lt;40;[.H274]&lt;40;[.J274]&lt;40;[.K27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74</text:p>
          </table:table-cell>
          <table:table-cell table:style-name="ce1" office:value-type="string" calcext:value-type="string">
            <text:p>Kavya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75]&lt;40;[.H275]&lt;40;[.J275]&lt;40;[.K27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75</text:p>
          </table:table-cell>
          <table:table-cell table:style-name="ce1" office:value-type="string" calcext:value-type="string">
            <text:p>Meera Iy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72.2" calcext:value-type="float">
            <text:p>72.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76]&lt;40;[.H276]&lt;40;[.J276]&lt;40;[.K27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76</text:p>
          </table:table-cell>
          <table:table-cell table:style-name="ce1" office:value-type="string" calcext:value-type="string">
            <text:p>Meera Sing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65.6" calcext:value-type="float">
            <text:p>65.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77]&lt;40;[.H277]&lt;40;[.J277]&lt;40;[.K27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77</text:p>
          </table:table-cell>
          <table:table-cell table:style-name="ce1" office:value-type="string" calcext:value-type="string">
            <text:p>Ishita Banerje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0" calcext:value-type="float">
            <text:p>320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78]&lt;40;[.H278]&lt;40;[.J278]&lt;40;[.K27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78</text:p>
          </table:table-cell>
          <table:table-cell table:style-name="ce1" office:value-type="string" calcext:value-type="string">
            <text:p>Karan Kau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6.4" calcext:value-type="float">
            <text:p>76.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79]&lt;40;[.H279]&lt;40;[.J279]&lt;40;[.K27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79</text:p>
          </table:table-cell>
          <table:table-cell table:style-name="ce1" office:value-type="string" calcext:value-type="string">
            <text:p>Sai Iy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76.8" calcext:value-type="float">
            <text:p>76.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80]&lt;40;[.H280]&lt;40;[.J280]&lt;40;[.K28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80</text:p>
          </table:table-cell>
          <table:table-cell table:style-name="ce1" office:value-type="string" calcext:value-type="string">
            <text:p>Simran Nai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61.8" calcext:value-type="float">
            <text:p>61.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81]&lt;40;[.H281]&lt;40;[.J281]&lt;40;[.K28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81</text:p>
          </table:table-cell>
          <table:table-cell table:style-name="ce1" office:value-type="string" calcext:value-type="string">
            <text:p>Neha D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67.6" calcext:value-type="float">
            <text:p>67.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82]&lt;40;[.H282]&lt;40;[.J282]&lt;40;[.K28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82</text:p>
          </table:table-cell>
          <table:table-cell table:style-name="ce1" office:value-type="string" calcext:value-type="string">
            <text:p>Arjun Ja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83]&lt;40;[.H283]&lt;40;[.J283]&lt;40;[.K28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83</text:p>
          </table:table-cell>
          <table:table-cell table:style-name="ce1" office:value-type="string" calcext:value-type="string">
            <text:p>Simran Sing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58.2" calcext:value-type="float">
            <text:p>58.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84]&lt;40;[.H284]&lt;40;[.J284]&lt;40;[.K28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84</text:p>
          </table:table-cell>
          <table:table-cell table:style-name="ce1" office:value-type="string" calcext:value-type="string">
            <text:p>Ananya Redd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85]&lt;40;[.H285]&lt;40;[.J285]&lt;40;[.K28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85</text:p>
          </table:table-cell>
          <table:table-cell table:style-name="ce1" office:value-type="string" calcext:value-type="string">
            <text:p>Rahul Kulkarn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64.8" calcext:value-type="float">
            <text:p>64.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86]&lt;40;[.H286]&lt;40;[.J286]&lt;40;[.K28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86</text:p>
          </table:table-cell>
          <table:table-cell table:style-name="ce1" office:value-type="string" calcext:value-type="string">
            <text:p>Sai Pat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87]&lt;40;[.H287]&lt;40;[.J287]&lt;40;[.K28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87</text:p>
          </table:table-cell>
          <table:table-cell table:style-name="ce1" office:value-type="string" calcext:value-type="string">
            <text:p>Simran Ja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2"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88]&lt;40;[.H288]&lt;40;[.J288]&lt;40;[.K28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88</text:p>
          </table:table-cell>
          <table:table-cell table:style-name="ce1" office:value-type="string" calcext:value-type="string">
            <text:p>Rohan Ja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289]&lt;40;[.H289]&lt;40;[.J289]&lt;40;[.K28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89</text:p>
          </table:table-cell>
          <table:table-cell table:style-name="ce1" office:value-type="string" calcext:value-type="string">
            <text:p>Karan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90]&lt;40;[.H290]&lt;40;[.J290]&lt;40;[.K29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90</text:p>
          </table:table-cell>
          <table:table-cell table:style-name="ce1" office:value-type="string" calcext:value-type="string">
            <text:p>Sneha Pate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72.6" calcext:value-type="float">
            <text:p>72.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91]&lt;40;[.H291]&lt;40;[.J291]&lt;40;[.K29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91</text:p>
          </table:table-cell>
          <table:table-cell table:style-name="ce1" office:value-type="string" calcext:value-type="string">
            <text:p>Neha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60.4" calcext:value-type="float">
            <text:p>60.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92]&lt;40;[.H292]&lt;40;[.J292]&lt;40;[.K29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92</text:p>
          </table:table-cell>
          <table:table-cell table:style-name="ce1" office:value-type="string" calcext:value-type="string">
            <text:p>Aarav Sha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56.4" calcext:value-type="float">
            <text:p>56.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93]&lt;40;[.H293]&lt;40;[.J293]&lt;40;[.K29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93</text:p>
          </table:table-cell>
          <table:table-cell table:style-name="ce1" office:value-type="string" calcext:value-type="string">
            <text:p>Aarav D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62.8" calcext:value-type="float">
            <text:p>62.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94]&lt;40;[.H294]&lt;40;[.J294]&lt;40;[.K29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94</text:p>
          </table:table-cell>
          <table:table-cell table:style-name="ce1" office:value-type="string" calcext:value-type="string">
            <text:p>Pooja Kulkarn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66.6" calcext:value-type="float">
            <text:p>66.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95]&lt;40;[.H295]&lt;40;[.J295]&lt;40;[.K29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95</text:p>
          </table:table-cell>
          <table:table-cell table:style-name="ce1" office:value-type="string" calcext:value-type="string">
            <text:p>Sneha Sing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78.6" calcext:value-type="float">
            <text:p>78.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96]&lt;40;[.H296]&lt;40;[.J296]&lt;40;[.K29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96</text:p>
          </table:table-cell>
          <table:table-cell table:style-name="ce1" office:value-type="string" calcext:value-type="string">
            <text:p>Pooja Sha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71.2" calcext:value-type="float">
            <text:p>71.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97]&lt;40;[.H297]&lt;40;[.J297]&lt;40;[.K29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97</text:p>
          </table:table-cell>
          <table:table-cell table:style-name="ce1" office:value-type="string" calcext:value-type="string">
            <text:p>Vivaan Choudha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98]&lt;40;[.H298]&lt;40;[.J298]&lt;40;[.K29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98</text:p>
          </table:table-cell>
          <table:table-cell table:style-name="ce1" office:value-type="string" calcext:value-type="string">
            <text:p>Shreya Ja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299]&lt;40;[.H299]&lt;40;[.J299]&lt;40;[.K29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299</text:p>
          </table:table-cell>
          <table:table-cell table:style-name="ce1" office:value-type="string" calcext:value-type="string">
            <text:p>Shreya Kau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67.2" calcext:value-type="float">
            <text:p>67.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00]&lt;40;[.H300]&lt;40;[.J300]&lt;40;[.K30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00</text:p>
          </table:table-cell>
          <table:table-cell table:style-name="ce1" office:value-type="string" calcext:value-type="string">
            <text:p>Rohan Kau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67.8" calcext:value-type="float">
            <text:p>67.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01]&lt;40;[.H301]&lt;40;[.J301]&lt;40;[.K30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01</text:p>
          </table:table-cell>
          <table:table-cell table:style-name="ce1" office:value-type="string" calcext:value-type="string">
            <text:p>Arjun Kau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69.2" calcext:value-type="float">
            <text:p>69.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02]&lt;40;[.H302]&lt;40;[.J302]&lt;40;[.K30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02</text:p>
          </table:table-cell>
          <table:table-cell table:style-name="ce1" office:value-type="string" calcext:value-type="string">
            <text:p>Vivaan Nai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77.6" calcext:value-type="float">
            <text:p>77.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03]&lt;40;[.H303]&lt;40;[.J303]&lt;40;[.K30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03</text:p>
          </table:table-cell>
          <table:table-cell table:style-name="ce1" office:value-type="string" calcext:value-type="string">
            <text:p>Priya Nai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60.4" calcext:value-type="float">
            <text:p>60.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04]&lt;40;[.H304]&lt;40;[.J304]&lt;40;[.K30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04</text:p>
          </table:table-cell>
          <table:table-cell table:style-name="ce1" office:value-type="string" calcext:value-type="string">
            <text:p>Rohan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81.6" calcext:value-type="float">
            <text:p>81.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05]&lt;40;[.H305]&lt;40;[.J305]&lt;40;[.K30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05</text:p>
          </table:table-cell>
          <table:table-cell table:style-name="ce1" office:value-type="string" calcext:value-type="string">
            <text:p>Vivaan Sing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61.2" calcext:value-type="float">
            <text:p>61.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06]&lt;40;[.H306]&lt;40;[.J306]&lt;40;[.K30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06</text:p>
          </table:table-cell>
          <table:table-cell table:style-name="ce1" office:value-type="string" calcext:value-type="string">
            <text:p>Neha Ja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07]&lt;40;[.H307]&lt;40;[.J307]&lt;40;[.K30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07</text:p>
          </table:table-cell>
          <table:table-cell table:style-name="ce1" office:value-type="string" calcext:value-type="string">
            <text:p>Karan Nai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76.2" calcext:value-type="float">
            <text:p>76.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08]&lt;40;[.H308]&lt;40;[.J308]&lt;40;[.K30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08</text:p>
          </table:table-cell>
          <table:table-cell table:style-name="ce1" office:value-type="string" calcext:value-type="string">
            <text:p>Pooja D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79.2" calcext:value-type="float">
            <text:p>79.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09]&lt;40;[.H309]&lt;40;[.J309]&lt;40;[.K30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09</text:p>
          </table:table-cell>
          <table:table-cell table:style-name="ce1" office:value-type="string" calcext:value-type="string">
            <text:p>Ananya Nai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76.6" calcext:value-type="float">
            <text:p>76.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10]&lt;40;[.H310]&lt;40;[.J310]&lt;40;[.K31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10</text:p>
          </table:table-cell>
          <table:table-cell table:style-name="ce1" office:value-type="string" calcext:value-type="string">
            <text:p>Karan D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80.2" calcext:value-type="float">
            <text:p>80.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11]&lt;40;[.H311]&lt;40;[.J311]&lt;40;[.K31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11</text:p>
          </table:table-cell>
          <table:table-cell table:style-name="ce1" office:value-type="string" calcext:value-type="string">
            <text:p>Meera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53.4" calcext:value-type="float">
            <text:p>53.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12]&lt;40;[.H312]&lt;40;[.J312]&lt;40;[.K31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12</text:p>
          </table:table-cell>
          <table:table-cell table:style-name="ce1" office:value-type="string" calcext:value-type="string">
            <text:p>Neha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13]&lt;40;[.H313]&lt;40;[.J313]&lt;40;[.K31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13</text:p>
          </table:table-cell>
          <table:table-cell table:style-name="ce1" office:value-type="string" calcext:value-type="string">
            <text:p>Sai Sha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14]&lt;40;[.H314]&lt;40;[.J314]&lt;40;[.K31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14</text:p>
          </table:table-cell>
          <table:table-cell table:style-name="ce1" office:value-type="string" calcext:value-type="string">
            <text:p>Sai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15]&lt;40;[.H315]&lt;40;[.J315]&lt;40;[.K31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15</text:p>
          </table:table-cell>
          <table:table-cell table:style-name="ce1" office:value-type="string" calcext:value-type="string">
            <text:p>Rohan Nai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63.2" calcext:value-type="float">
            <text:p>63.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16]&lt;40;[.H316]&lt;40;[.J316]&lt;40;[.K31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16</text:p>
          </table:table-cell>
          <table:table-cell table:style-name="ce1" office:value-type="string" calcext:value-type="string">
            <text:p>Sai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66.8" calcext:value-type="float">
            <text:p>66.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17]&lt;40;[.H317]&lt;40;[.J317]&lt;40;[.K31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17</text:p>
          </table:table-cell>
          <table:table-cell table:style-name="ce1" office:value-type="string" calcext:value-type="string">
            <text:p>Kavya Redd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68.6" calcext:value-type="float">
            <text:p>68.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18]&lt;40;[.H318]&lt;40;[.J318]&lt;40;[.K31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18</text:p>
          </table:table-cell>
          <table:table-cell table:style-name="ce1" office:value-type="string" calcext:value-type="string">
            <text:p>Vivaan Yadav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67.6" calcext:value-type="float">
            <text:p>67.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19]&lt;40;[.H319]&lt;40;[.J319]&lt;40;[.K31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19</text:p>
          </table:table-cell>
          <table:table-cell table:style-name="ce1" office:value-type="string" calcext:value-type="string">
            <text:p>Ritika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73.2" calcext:value-type="float">
            <text:p>73.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20]&lt;40;[.H320]&lt;40;[.J320]&lt;40;[.K32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20</text:p>
          </table:table-cell>
          <table:table-cell table:style-name="ce1" office:value-type="string" calcext:value-type="string">
            <text:p>Arjun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72.2" calcext:value-type="float">
            <text:p>72.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21]&lt;40;[.H321]&lt;40;[.J321]&lt;40;[.K32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21</text:p>
          </table:table-cell>
          <table:table-cell table:style-name="ce1" office:value-type="string" calcext:value-type="string">
            <text:p>Sai Choudha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72.2" calcext:value-type="float">
            <text:p>72.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22]&lt;40;[.H322]&lt;40;[.J322]&lt;40;[.K32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22</text:p>
          </table:table-cell>
          <table:table-cell table:style-name="ce1" office:value-type="string" calcext:value-type="string">
            <text:p>Neha Ja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70.8" calcext:value-type="float">
            <text:p>70.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23]&lt;40;[.H323]&lt;40;[.J323]&lt;40;[.K32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23</text:p>
          </table:table-cell>
          <table:table-cell table:style-name="ce1" office:value-type="string" calcext:value-type="string">
            <text:p>Arjun Sing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56.2" calcext:value-type="float">
            <text:p>56.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24]&lt;40;[.H324]&lt;40;[.J324]&lt;40;[.K32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24</text:p>
          </table:table-cell>
          <table:table-cell table:style-name="ce1" office:value-type="string" calcext:value-type="string">
            <text:p>Vivaan Pat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70.4" calcext:value-type="float">
            <text:p>70.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25]&lt;40;[.H325]&lt;40;[.J325]&lt;40;[.K32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25</text:p>
          </table:table-cell>
          <table:table-cell table:style-name="ce1" office:value-type="string" calcext:value-type="string">
            <text:p>Pooja Sha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81.4" calcext:value-type="float">
            <text:p>81.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26]&lt;40;[.H326]&lt;40;[.J326]&lt;40;[.K32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26</text:p>
          </table:table-cell>
          <table:table-cell table:style-name="ce1" office:value-type="string" calcext:value-type="string">
            <text:p>Shreya Sing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60.2" calcext:value-type="float">
            <text:p>60.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27]&lt;40;[.H327]&lt;40;[.J327]&lt;40;[.K32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27</text:p>
          </table:table-cell>
          <table:table-cell table:style-name="ce1" office:value-type="string" calcext:value-type="string">
            <text:p>Rahul Iy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67.8" calcext:value-type="float">
            <text:p>67.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28]&lt;40;[.H328]&lt;40;[.J328]&lt;40;[.K32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28</text:p>
          </table:table-cell>
          <table:table-cell table:style-name="ce1" office:value-type="string" calcext:value-type="string">
            <text:p>Tanvi Gupt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77.6" calcext:value-type="float">
            <text:p>77.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29]&lt;40;[.H329]&lt;40;[.J329]&lt;40;[.K32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29</text:p>
          </table:table-cell>
          <table:table-cell table:style-name="ce1" office:value-type="string" calcext:value-type="string">
            <text:p>Aarav Sing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71.8" calcext:value-type="float">
            <text:p>71.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30]&lt;40;[.H330]&lt;40;[.J330]&lt;40;[.K33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30</text:p>
          </table:table-cell>
          <table:table-cell table:style-name="ce1" office:value-type="string" calcext:value-type="string">
            <text:p>Pooja Pate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68.8" calcext:value-type="float">
            <text:p>68.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31]&lt;40;[.H331]&lt;40;[.J331]&lt;40;[.K33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31</text:p>
          </table:table-cell>
          <table:table-cell table:style-name="ce1" office:value-type="string" calcext:value-type="string">
            <text:p>Arjun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58.6" calcext:value-type="float">
            <text:p>58.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32]&lt;40;[.H332]&lt;40;[.J332]&lt;40;[.K33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32</text:p>
          </table:table-cell>
          <table:table-cell table:style-name="ce1" office:value-type="string" calcext:value-type="string">
            <text:p>Tanvi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68.2" calcext:value-type="float">
            <text:p>68.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33]&lt;40;[.H333]&lt;40;[.J333]&lt;40;[.K33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33</text:p>
          </table:table-cell>
          <table:table-cell table:style-name="ce1" office:value-type="string" calcext:value-type="string">
            <text:p>Kavya Gup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63.4" calcext:value-type="float">
            <text:p>63.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34]&lt;40;[.H334]&lt;40;[.J334]&lt;40;[.K33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34</text:p>
          </table:table-cell>
          <table:table-cell table:style-name="ce1" office:value-type="string" calcext:value-type="string">
            <text:p>Shreya Choudha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75.8" calcext:value-type="float">
            <text:p>75.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35]&lt;40;[.H335]&lt;40;[.J335]&lt;40;[.K33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35</text:p>
          </table:table-cell>
          <table:table-cell table:style-name="ce1" office:value-type="string" calcext:value-type="string">
            <text:p>Shreya Iy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36]&lt;40;[.H336]&lt;40;[.J336]&lt;40;[.K33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36</text:p>
          </table:table-cell>
          <table:table-cell table:style-name="ce1" office:value-type="string" calcext:value-type="string">
            <text:p>Ritika Sha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86.2" calcext:value-type="float">
            <text:p>86.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37]&lt;40;[.H337]&lt;40;[.J337]&lt;40;[.K33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37</text:p>
          </table:table-cell>
          <table:table-cell table:style-name="ce1" office:value-type="string" calcext:value-type="string">
            <text:p>Shreya Sing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74.8" calcext:value-type="float">
            <text:p>74.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38]&lt;40;[.H338]&lt;40;[.J338]&lt;40;[.K33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38</text:p>
          </table:table-cell>
          <table:table-cell table:style-name="ce1" office:value-type="string" calcext:value-type="string">
            <text:p>Simran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39]&lt;40;[.H339]&lt;40;[.J339]&lt;40;[.K33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39</text:p>
          </table:table-cell>
          <table:table-cell table:style-name="ce1" office:value-type="string" calcext:value-type="string">
            <text:p>Simran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40]&lt;40;[.H340]&lt;40;[.J340]&lt;40;[.K34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40</text:p>
          </table:table-cell>
          <table:table-cell table:style-name="ce1" office:value-type="string" calcext:value-type="string">
            <text:p>Vivaan Pate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63.2" calcext:value-type="float">
            <text:p>63.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41]&lt;40;[.H341]&lt;40;[.J341]&lt;40;[.K34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41</text:p>
          </table:table-cell>
          <table:table-cell table:style-name="ce1" office:value-type="string" calcext:value-type="string">
            <text:p>Priya Choudha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75.2" calcext:value-type="float">
            <text:p>75.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42]&lt;40;[.H342]&lt;40;[.J342]&lt;40;[.K34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42</text:p>
          </table:table-cell>
          <table:table-cell table:style-name="ce1" office:value-type="string" calcext:value-type="string">
            <text:p>Simran Banerje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0.2" calcext:value-type="float">
            <text:p>70.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43]&lt;40;[.H343]&lt;40;[.J343]&lt;40;[.K34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43</text:p>
          </table:table-cell>
          <table:table-cell table:style-name="ce1" office:value-type="string" calcext:value-type="string">
            <text:p>Simran Yadav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70.6" calcext:value-type="float">
            <text:p>70.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44]&lt;40;[.H344]&lt;40;[.J344]&lt;40;[.K34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44</text:p>
          </table:table-cell>
          <table:table-cell table:style-name="ce1" office:value-type="string" calcext:value-type="string">
            <text:p>Ananya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62.6" calcext:value-type="float">
            <text:p>62.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45]&lt;40;[.H345]&lt;40;[.J345]&lt;40;[.K34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45</text:p>
          </table:table-cell>
          <table:table-cell table:style-name="ce1" office:value-type="string" calcext:value-type="string">
            <text:p>Vivaan Gup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72.4" calcext:value-type="float">
            <text:p>72.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46]&lt;40;[.H346]&lt;40;[.J346]&lt;40;[.K34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46</text:p>
          </table:table-cell>
          <table:table-cell table:style-name="ce1" office:value-type="string" calcext:value-type="string">
            <text:p>Sneha Kau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65.2" calcext:value-type="float">
            <text:p>65.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47]&lt;40;[.H347]&lt;40;[.J347]&lt;40;[.K34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47</text:p>
          </table:table-cell>
          <table:table-cell table:style-name="ce1" office:value-type="string" calcext:value-type="string">
            <text:p>Tanvi Kau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60.8" calcext:value-type="float">
            <text:p>60.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48]&lt;40;[.H348]&lt;40;[.J348]&lt;40;[.K34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48</text:p>
          </table:table-cell>
          <table:table-cell table:style-name="ce1" office:value-type="string" calcext:value-type="string">
            <text:p>Priya Nai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56.4" calcext:value-type="float">
            <text:p>56.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49]&lt;40;[.H349]&lt;40;[.J349]&lt;40;[.K34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49</text:p>
          </table:table-cell>
          <table:table-cell table:style-name="ce1" office:value-type="string" calcext:value-type="string">
            <text:p>Sneha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50]&lt;40;[.H350]&lt;40;[.J350]&lt;40;[.K35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50</text:p>
          </table:table-cell>
          <table:table-cell table:style-name="ce1" office:value-type="string" calcext:value-type="string">
            <text:p>Aarav Pat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87.4" calcext:value-type="float">
            <text:p>87.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51]&lt;40;[.H351]&lt;40;[.J351]&lt;40;[.K35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51</text:p>
          </table:table-cell>
          <table:table-cell table:style-name="ce1" office:value-type="string" calcext:value-type="string">
            <text:p>Kavya Gup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52]&lt;40;[.H352]&lt;40;[.J352]&lt;40;[.K35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52</text:p>
          </table:table-cell>
          <table:table-cell table:style-name="ce1" office:value-type="string" calcext:value-type="string">
            <text:p>Pooja Iy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53]&lt;40;[.H353]&lt;40;[.J353]&lt;40;[.K35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53</text:p>
          </table:table-cell>
          <table:table-cell table:style-name="ce1" office:value-type="string" calcext:value-type="string">
            <text:p>Ananya Sha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60.4" calcext:value-type="float">
            <text:p>60.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54]&lt;40;[.H354]&lt;40;[.J354]&lt;40;[.K35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54</text:p>
          </table:table-cell>
          <table:table-cell table:style-name="ce1" office:value-type="string" calcext:value-type="string">
            <text:p>Arjun Sing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60.2" calcext:value-type="float">
            <text:p>60.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55]&lt;40;[.H355]&lt;40;[.J355]&lt;40;[.K35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55</text:p>
          </table:table-cell>
          <table:table-cell table:style-name="ce1" office:value-type="string" calcext:value-type="string">
            <text:p>Rahul Sha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56]&lt;40;[.H356]&lt;40;[.J356]&lt;40;[.K35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56</text:p>
          </table:table-cell>
          <table:table-cell table:style-name="ce1" office:value-type="string" calcext:value-type="string">
            <text:p>Ritika Banerje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65.2" calcext:value-type="float">
            <text:p>65.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57]&lt;40;[.H357]&lt;40;[.J357]&lt;40;[.K35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57</text:p>
          </table:table-cell>
          <table:table-cell table:style-name="ce1" office:value-type="string" calcext:value-type="string">
            <text:p>Kavya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64.4" calcext:value-type="float">
            <text:p>64.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58]&lt;40;[.H358]&lt;40;[.J358]&lt;40;[.K35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58</text:p>
          </table:table-cell>
          <table:table-cell table:style-name="ce1" office:value-type="string" calcext:value-type="string">
            <text:p>Sneha Banerje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79.2" calcext:value-type="float">
            <text:p>79.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59]&lt;40;[.H359]&lt;40;[.J359]&lt;40;[.K35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59</text:p>
          </table:table-cell>
          <table:table-cell table:style-name="ce1" office:value-type="string" calcext:value-type="string">
            <text:p>Tanvi Ja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56.6" calcext:value-type="float">
            <text:p>56.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60]&lt;40;[.H360]&lt;40;[.J360]&lt;40;[.K36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60</text:p>
          </table:table-cell>
          <table:table-cell table:style-name="ce1" office:value-type="string" calcext:value-type="string">
            <text:p>Arjun Yadav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66.4" calcext:value-type="float">
            <text:p>66.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61]&lt;40;[.H361]&lt;40;[.J361]&lt;40;[.K36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61</text:p>
          </table:table-cell>
          <table:table-cell table:style-name="ce1" office:value-type="string" calcext:value-type="string">
            <text:p>Aarav Kulkarn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62]&lt;40;[.H362]&lt;40;[.J362]&lt;40;[.K36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62</text:p>
          </table:table-cell>
          <table:table-cell table:style-name="ce1" office:value-type="string" calcext:value-type="string">
            <text:p>Ritika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56.4" calcext:value-type="float">
            <text:p>56.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63]&lt;40;[.H363]&lt;40;[.J363]&lt;40;[.K36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63</text:p>
          </table:table-cell>
          <table:table-cell table:style-name="ce1" office:value-type="string" calcext:value-type="string">
            <text:p>Shreya Kulkarni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73" calcext:value-type="float">
            <text:p>7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67.8" calcext:value-type="float">
            <text:p>67.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64]&lt;40;[.H364]&lt;40;[.J364]&lt;40;[.K36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64</text:p>
          </table:table-cell>
          <table:table-cell table:style-name="ce1" office:value-type="string" calcext:value-type="string">
            <text:p>Priya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83.4" calcext:value-type="float">
            <text:p>83.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65]&lt;40;[.H365]&lt;40;[.J365]&lt;40;[.K36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65</text:p>
          </table:table-cell>
          <table:table-cell table:style-name="ce1" office:value-type="string" calcext:value-type="string">
            <text:p>Simran Pat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62.2" calcext:value-type="float">
            <text:p>62.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66]&lt;40;[.H366]&lt;40;[.J366]&lt;40;[.K36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66</text:p>
          </table:table-cell>
          <table:table-cell table:style-name="ce1" office:value-type="string" calcext:value-type="string">
            <text:p>Pooja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80.2" calcext:value-type="float">
            <text:p>80.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67]&lt;40;[.H367]&lt;40;[.J367]&lt;40;[.K36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67</text:p>
          </table:table-cell>
          <table:table-cell table:style-name="ce1" office:value-type="string" calcext:value-type="string">
            <text:p>Arjun Sha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68]&lt;40;[.H368]&lt;40;[.J368]&lt;40;[.K36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68</text:p>
          </table:table-cell>
          <table:table-cell table:style-name="ce1" office:value-type="string" calcext:value-type="string">
            <text:p>Simran Banerje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68.8" calcext:value-type="float">
            <text:p>68.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69]&lt;40;[.H369]&lt;40;[.J369]&lt;40;[.K36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69</text:p>
          </table:table-cell>
          <table:table-cell table:style-name="ce1" office:value-type="string" calcext:value-type="string">
            <text:p>Ishita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68.6" calcext:value-type="float">
            <text:p>68.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70]&lt;40;[.H370]&lt;40;[.J370]&lt;40;[.K37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70</text:p>
          </table:table-cell>
          <table:table-cell table:style-name="ce1" office:value-type="string" calcext:value-type="string">
            <text:p>Arjun Banerje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81.4" calcext:value-type="float">
            <text:p>81.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71]&lt;40;[.H371]&lt;40;[.J371]&lt;40;[.K37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71</text:p>
          </table:table-cell>
          <table:table-cell table:style-name="ce1" office:value-type="string" calcext:value-type="string">
            <text:p>Sai Pat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72]&lt;40;[.H372]&lt;40;[.J372]&lt;40;[.K37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72</text:p>
          </table:table-cell>
          <table:table-cell table:style-name="ce1" office:value-type="string" calcext:value-type="string">
            <text:p>Priya Ja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73]&lt;40;[.H373]&lt;40;[.J373]&lt;40;[.K37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73</text:p>
          </table:table-cell>
          <table:table-cell table:style-name="ce1" office:value-type="string" calcext:value-type="string">
            <text:p>Tanvi Ja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75.6" calcext:value-type="float">
            <text:p>75.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74]&lt;40;[.H374]&lt;40;[.J374]&lt;40;[.K37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74</text:p>
          </table:table-cell>
          <table:table-cell table:style-name="ce1" office:value-type="string" calcext:value-type="string">
            <text:p>Sneha Yadav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60.4" calcext:value-type="float">
            <text:p>60.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75]&lt;40;[.H375]&lt;40;[.J375]&lt;40;[.K37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75</text:p>
          </table:table-cell>
          <table:table-cell table:style-name="ce1" office:value-type="string" calcext:value-type="string">
            <text:p>Karan Kulkarni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76]&lt;40;[.H376]&lt;40;[.J376]&lt;40;[.K37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76</text:p>
          </table:table-cell>
          <table:table-cell table:style-name="ce1" office:value-type="string" calcext:value-type="string">
            <text:p>Neha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68.8" calcext:value-type="float">
            <text:p>68.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77]&lt;40;[.H377]&lt;40;[.J377]&lt;40;[.K37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77</text:p>
          </table:table-cell>
          <table:table-cell table:style-name="ce1" office:value-type="string" calcext:value-type="string">
            <text:p>Shreya Redd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78]&lt;40;[.H378]&lt;40;[.J378]&lt;40;[.K37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78</text:p>
          </table:table-cell>
          <table:table-cell table:style-name="ce1" office:value-type="string" calcext:value-type="string">
            <text:p>Ritika Pat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81.8" calcext:value-type="float">
            <text:p>81.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79]&lt;40;[.H379]&lt;40;[.J379]&lt;40;[.K37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79</text:p>
          </table:table-cell>
          <table:table-cell table:style-name="ce1" office:value-type="string" calcext:value-type="string">
            <text:p>Kavya Pat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80]&lt;40;[.H380]&lt;40;[.J380]&lt;40;[.K38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80</text:p>
          </table:table-cell>
          <table:table-cell table:style-name="ce1" office:value-type="string" calcext:value-type="string">
            <text:p>Rohan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69.2" calcext:value-type="float">
            <text:p>69.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81]&lt;40;[.H381]&lt;40;[.J381]&lt;40;[.K38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81</text:p>
          </table:table-cell>
          <table:table-cell table:style-name="ce1" office:value-type="string" calcext:value-type="string">
            <text:p>Ritika Kau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69.2" calcext:value-type="float">
            <text:p>69.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82]&lt;40;[.H382]&lt;40;[.J382]&lt;40;[.K38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82</text:p>
          </table:table-cell>
          <table:table-cell table:style-name="ce1" office:value-type="string" calcext:value-type="string">
            <text:p>Sneha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63.4" calcext:value-type="float">
            <text:p>63.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83]&lt;40;[.H383]&lt;40;[.J383]&lt;40;[.K38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83</text:p>
          </table:table-cell>
          <table:table-cell table:style-name="ce1" office:value-type="string" calcext:value-type="string">
            <text:p>Shreya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84]&lt;40;[.H384]&lt;40;[.J384]&lt;40;[.K38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84</text:p>
          </table:table-cell>
          <table:table-cell table:style-name="ce1" office:value-type="string" calcext:value-type="string">
            <text:p>Karan Redd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85]&lt;40;[.H385]&lt;40;[.J385]&lt;40;[.K38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85</text:p>
          </table:table-cell>
          <table:table-cell table:style-name="ce1" office:value-type="string" calcext:value-type="string">
            <text:p>Ritika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86]&lt;40;[.H386]&lt;40;[.J386]&lt;40;[.K38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86</text:p>
          </table:table-cell>
          <table:table-cell table:style-name="ce1" office:value-type="string" calcext:value-type="string">
            <text:p>Ishita Banerje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79.6" calcext:value-type="float">
            <text:p>79.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87]&lt;40;[.H387]&lt;40;[.J387]&lt;40;[.K38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87</text:p>
          </table:table-cell>
          <table:table-cell table:style-name="ce1" office:value-type="string" calcext:value-type="string">
            <text:p>Aditya Banerje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69.4" calcext:value-type="float">
            <text:p>69.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88]&lt;40;[.H388]&lt;40;[.J388]&lt;40;[.K38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88</text:p>
          </table:table-cell>
          <table:table-cell table:style-name="ce1" office:value-type="string" calcext:value-type="string">
            <text:p>Simran Redd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0.2" calcext:value-type="float">
            <text:p>70.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89]&lt;40;[.H389]&lt;40;[.J389]&lt;40;[.K38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89</text:p>
          </table:table-cell>
          <table:table-cell table:style-name="ce1" office:value-type="string" calcext:value-type="string">
            <text:p>Ritika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79.6" calcext:value-type="float">
            <text:p>79.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90]&lt;40;[.H390]&lt;40;[.J390]&lt;40;[.K39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90</text:p>
          </table:table-cell>
          <table:table-cell table:style-name="ce1" office:value-type="string" calcext:value-type="string">
            <text:p>Sneha Sha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76.8" calcext:value-type="float">
            <text:p>76.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91]&lt;40;[.H391]&lt;40;[.J391]&lt;40;[.K39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91</text:p>
          </table:table-cell>
          <table:table-cell table:style-name="ce1" office:value-type="string" calcext:value-type="string">
            <text:p>Sneha Ja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61.2" calcext:value-type="float">
            <text:p>61.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392]&lt;40;[.H392]&lt;40;[.J392]&lt;40;[.K39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92</text:p>
          </table:table-cell>
          <table:table-cell table:style-name="ce1" office:value-type="string" calcext:value-type="string">
            <text:p>Arjun D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93]&lt;40;[.H393]&lt;40;[.J393]&lt;40;[.K39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93</text:p>
          </table:table-cell>
          <table:table-cell table:style-name="ce1" office:value-type="string" calcext:value-type="string">
            <text:p>Sai Yadav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94]&lt;40;[.H394]&lt;40;[.J394]&lt;40;[.K39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94</text:p>
          </table:table-cell>
          <table:table-cell table:style-name="ce1" office:value-type="string" calcext:value-type="string">
            <text:p>Vivaan Nai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68.4" calcext:value-type="float">
            <text:p>68.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95]&lt;40;[.H395]&lt;40;[.J395]&lt;40;[.K39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95</text:p>
          </table:table-cell>
          <table:table-cell table:style-name="ce1" office:value-type="string" calcext:value-type="string">
            <text:p>Sai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71.2" calcext:value-type="float">
            <text:p>71.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96]&lt;40;[.H396]&lt;40;[.J396]&lt;40;[.K39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96</text:p>
          </table:table-cell>
          <table:table-cell table:style-name="ce1" office:value-type="string" calcext:value-type="string">
            <text:p>Arjun Nai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atna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46.4" calcext:value-type="float">
            <text:p>46.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Fail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97]&lt;40;[.H397]&lt;40;[.J397]&lt;40;[.K39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97</text:p>
          </table:table-cell>
          <table:table-cell table:style-name="ce1" office:value-type="string" calcext:value-type="string">
            <text:p>Arjun Gupt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76.2" calcext:value-type="float">
            <text:p>76.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98]&lt;40;[.H398]&lt;40;[.J398]&lt;40;[.K39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98</text:p>
          </table:table-cell>
          <table:table-cell table:style-name="ce1" office:value-type="string" calcext:value-type="string">
            <text:p>Vivaan Sing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66.4" calcext:value-type="float">
            <text:p>66.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399]&lt;40;[.H399]&lt;40;[.J399]&lt;40;[.K39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399</text:p>
          </table:table-cell>
          <table:table-cell table:style-name="ce1" office:value-type="string" calcext:value-type="string">
            <text:p>Rahul D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70.6" calcext:value-type="float">
            <text:p>70.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00]&lt;40;[.H400]&lt;40;[.J400]&lt;40;[.K40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00</text:p>
          </table:table-cell>
          <table:table-cell table:style-name="ce1" office:value-type="string" calcext:value-type="string">
            <text:p>Ananya Iy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76.6" calcext:value-type="float">
            <text:p>76.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01]&lt;40;[.H401]&lt;40;[.J401]&lt;40;[.K40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01</text:p>
          </table:table-cell>
          <table:table-cell table:style-name="ce1" office:value-type="string" calcext:value-type="string">
            <text:p>Rohan D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6.4" calcext:value-type="float">
            <text:p>76.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02]&lt;40;[.H402]&lt;40;[.J402]&lt;40;[.K40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02</text:p>
          </table:table-cell>
          <table:table-cell table:style-name="ce1" office:value-type="string" calcext:value-type="string">
            <text:p>Vivaan Gupt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65.6" calcext:value-type="float">
            <text:p>65.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03]&lt;40;[.H403]&lt;40;[.J403]&lt;40;[.K40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03</text:p>
          </table:table-cell>
          <table:table-cell table:style-name="ce1" office:value-type="string" calcext:value-type="string">
            <text:p>Pooja Pate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60.8" calcext:value-type="float">
            <text:p>60.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04]&lt;40;[.H404]&lt;40;[.J404]&lt;40;[.K40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04</text:p>
          </table:table-cell>
          <table:table-cell table:style-name="ce1" office:value-type="string" calcext:value-type="string">
            <text:p>Vivaan Banerje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70.6" calcext:value-type="float">
            <text:p>70.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05]&lt;40;[.H405]&lt;40;[.J405]&lt;40;[.K40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05</text:p>
          </table:table-cell>
          <table:table-cell table:style-name="ce1" office:value-type="string" calcext:value-type="string">
            <text:p>Sneha Sing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75.6" calcext:value-type="float">
            <text:p>75.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06]&lt;40;[.H406]&lt;40;[.J406]&lt;40;[.K40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06</text:p>
          </table:table-cell>
          <table:table-cell table:style-name="ce1" office:value-type="string" calcext:value-type="string">
            <text:p>Sai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66.6" calcext:value-type="float">
            <text:p>66.6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07]&lt;40;[.H407]&lt;40;[.J407]&lt;40;[.K40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07</text:p>
          </table:table-cell>
          <table:table-cell table:style-name="ce1" office:value-type="string" calcext:value-type="string">
            <text:p>Karan Sha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85.8" calcext:value-type="float">
            <text:p>85.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08]&lt;40;[.H408]&lt;40;[.J408]&lt;40;[.K40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08</text:p>
          </table:table-cell>
          <table:table-cell table:style-name="ce1" office:value-type="string" calcext:value-type="string">
            <text:p>Ritika Banerje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81.4" calcext:value-type="float">
            <text:p>81.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09]&lt;40;[.H409]&lt;40;[.J409]&lt;40;[.K40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09</text:p>
          </table:table-cell>
          <table:table-cell table:style-name="ce1" office:value-type="string" calcext:value-type="string">
            <text:p>Vivaan Gup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82.6" calcext:value-type="float">
            <text:p>82.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10]&lt;40;[.H410]&lt;40;[.J410]&lt;40;[.K41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10</text:p>
          </table:table-cell>
          <table:table-cell table:style-name="ce1" office:value-type="string" calcext:value-type="string">
            <text:p>Arjun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79.4" calcext:value-type="float">
            <text:p>79.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11]&lt;40;[.H411]&lt;40;[.J411]&lt;40;[.K41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11</text:p>
          </table:table-cell>
          <table:table-cell table:style-name="ce1" office:value-type="string" calcext:value-type="string">
            <text:p>Pooja D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53.6" calcext:value-type="float">
            <text:p>53.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12]&lt;40;[.H412]&lt;40;[.J412]&lt;40;[.K41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12</text:p>
          </table:table-cell>
          <table:table-cell table:style-name="ce1" office:value-type="string" calcext:value-type="string">
            <text:p>Aarav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54.4" calcext:value-type="float">
            <text:p>54.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13]&lt;40;[.H413]&lt;40;[.J413]&lt;40;[.K41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13</text:p>
          </table:table-cell>
          <table:table-cell table:style-name="ce1" office:value-type="string" calcext:value-type="string">
            <text:p>Aditya Kulkarn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75.2" calcext:value-type="float">
            <text:p>75.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14]&lt;40;[.H414]&lt;40;[.J414]&lt;40;[.K41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14</text:p>
          </table:table-cell>
          <table:table-cell table:style-name="ce1" office:value-type="string" calcext:value-type="string">
            <text:p>Aarav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15]&lt;40;[.H415]&lt;40;[.J415]&lt;40;[.K41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15</text:p>
          </table:table-cell>
          <table:table-cell table:style-name="ce1" office:value-type="string" calcext:value-type="string">
            <text:p>Rohan Kulkarn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16]&lt;40;[.H416]&lt;40;[.J416]&lt;40;[.K41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16</text:p>
          </table:table-cell>
          <table:table-cell table:style-name="ce1" office:value-type="string" calcext:value-type="string">
            <text:p>Vivaan Gup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71.4" calcext:value-type="float">
            <text:p>71.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17]&lt;40;[.H417]&lt;40;[.J417]&lt;40;[.K41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17</text:p>
          </table:table-cell>
          <table:table-cell table:style-name="ce1" office:value-type="string" calcext:value-type="string">
            <text:p>Arjun Pat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18]&lt;40;[.H418]&lt;40;[.J418]&lt;40;[.K41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18</text:p>
          </table:table-cell>
          <table:table-cell table:style-name="ce1" office:value-type="string" calcext:value-type="string">
            <text:p>Ishita Kulkarn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19]&lt;40;[.H419]&lt;40;[.J419]&lt;40;[.K41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19</text:p>
          </table:table-cell>
          <table:table-cell table:style-name="ce1" office:value-type="string" calcext:value-type="string">
            <text:p>Simran Choudha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70.6" calcext:value-type="float">
            <text:p>70.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20]&lt;40;[.H420]&lt;40;[.J420]&lt;40;[.K42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20</text:p>
          </table:table-cell>
          <table:table-cell table:style-name="ce1" office:value-type="string" calcext:value-type="string">
            <text:p>Rahul Choudha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85.4" calcext:value-type="float">
            <text:p>85.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21]&lt;40;[.H421]&lt;40;[.J421]&lt;40;[.K42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21</text:p>
          </table:table-cell>
          <table:table-cell table:style-name="ce1" office:value-type="string" calcext:value-type="string">
            <text:p>Aarav Ja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58.4" calcext:value-type="float">
            <text:p>58.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22]&lt;40;[.H422]&lt;40;[.J422]&lt;40;[.K42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22</text:p>
          </table:table-cell>
          <table:table-cell table:style-name="ce1" office:value-type="string" calcext:value-type="string">
            <text:p>Ritika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53.2" calcext:value-type="float">
            <text:p>53.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23]&lt;40;[.H423]&lt;40;[.J423]&lt;40;[.K42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23</text:p>
          </table:table-cell>
          <table:table-cell table:style-name="ce1" office:value-type="string" calcext:value-type="string">
            <text:p>Vivaan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78.4" calcext:value-type="float">
            <text:p>78.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24]&lt;40;[.H424]&lt;40;[.J424]&lt;40;[.K42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24</text:p>
          </table:table-cell>
          <table:table-cell table:style-name="ce1" office:value-type="string" calcext:value-type="string">
            <text:p>Sneha Pat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61.2" calcext:value-type="float">
            <text:p>61.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25]&lt;40;[.H425]&lt;40;[.J425]&lt;40;[.K42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25</text:p>
          </table:table-cell>
          <table:table-cell table:style-name="ce1" office:value-type="string" calcext:value-type="string">
            <text:p>Arjun Kau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64.8" calcext:value-type="float">
            <text:p>64.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26]&lt;40;[.H426]&lt;40;[.J426]&lt;40;[.K42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26</text:p>
          </table:table-cell>
          <table:table-cell table:style-name="ce1" office:value-type="string" calcext:value-type="string">
            <text:p>Aarav Nai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66.6" calcext:value-type="float">
            <text:p>66.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27]&lt;40;[.H427]&lt;40;[.J427]&lt;40;[.K42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27</text:p>
          </table:table-cell>
          <table:table-cell table:style-name="ce1" office:value-type="string" calcext:value-type="string">
            <text:p>Ananya Sha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78.2" calcext:value-type="float">
            <text:p>78.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28]&lt;40;[.H428]&lt;40;[.J428]&lt;40;[.K42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28</text:p>
          </table:table-cell>
          <table:table-cell table:style-name="ce1" office:value-type="string" calcext:value-type="string">
            <text:p>Meera Kulkarn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77.8" calcext:value-type="float">
            <text:p>77.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29]&lt;40;[.H429]&lt;40;[.J429]&lt;40;[.K42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29</text:p>
          </table:table-cell>
          <table:table-cell table:style-name="ce1" office:value-type="string" calcext:value-type="string">
            <text:p>Tanvi Gupt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66.4" calcext:value-type="float">
            <text:p>66.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30]&lt;40;[.H430]&lt;40;[.J430]&lt;40;[.K43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30</text:p>
          </table:table-cell>
          <table:table-cell table:style-name="ce1" office:value-type="string" calcext:value-type="string">
            <text:p>Kavya Ja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67.8" calcext:value-type="float">
            <text:p>67.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31]&lt;40;[.H431]&lt;40;[.J431]&lt;40;[.K43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31</text:p>
          </table:table-cell>
          <table:table-cell table:style-name="ce1" office:value-type="string" calcext:value-type="string">
            <text:p>Ananya Gupt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67.6" calcext:value-type="float">
            <text:p>67.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32]&lt;40;[.H432]&lt;40;[.J432]&lt;40;[.K43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32</text:p>
          </table:table-cell>
          <table:table-cell table:style-name="ce1" office:value-type="string" calcext:value-type="string">
            <text:p>Rohan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33]&lt;40;[.H433]&lt;40;[.J433]&lt;40;[.K43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33</text:p>
          </table:table-cell>
          <table:table-cell table:style-name="ce1" office:value-type="string" calcext:value-type="string">
            <text:p>Pooja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34]&lt;40;[.H434]&lt;40;[.J434]&lt;40;[.K43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34</text:p>
          </table:table-cell>
          <table:table-cell table:style-name="ce1" office:value-type="string" calcext:value-type="string">
            <text:p>Sai Iy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65.8" calcext:value-type="float">
            <text:p>65.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35]&lt;40;[.H435]&lt;40;[.J435]&lt;40;[.K43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35</text:p>
          </table:table-cell>
          <table:table-cell table:style-name="ce1" office:value-type="string" calcext:value-type="string">
            <text:p>Sneha Sing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36]&lt;40;[.H436]&lt;40;[.J436]&lt;40;[.K43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36</text:p>
          </table:table-cell>
          <table:table-cell table:style-name="ce1" office:value-type="string" calcext:value-type="string">
            <text:p>Sneha Redd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mbai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72.6" calcext:value-type="float">
            <text:p>72.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37]&lt;40;[.H437]&lt;40;[.J437]&lt;40;[.K43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37</text:p>
          </table:table-cell>
          <table:table-cell table:style-name="ce1" office:value-type="string" calcext:value-type="string">
            <text:p>Neha Gup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38]&lt;40;[.H438]&lt;40;[.J438]&lt;40;[.K43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38</text:p>
          </table:table-cell>
          <table:table-cell table:style-name="ce1" office:value-type="string" calcext:value-type="string">
            <text:p>Simran Sha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75.4" calcext:value-type="float">
            <text:p>75.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39]&lt;40;[.H439]&lt;40;[.J439]&lt;40;[.K43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39</text:p>
          </table:table-cell>
          <table:table-cell table:style-name="ce1" office:value-type="string" calcext:value-type="string">
            <text:p>Ritika Banerje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40]&lt;40;[.H440]&lt;40;[.J440]&lt;40;[.K44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40</text:p>
          </table:table-cell>
          <table:table-cell table:style-name="ce1" office:value-type="string" calcext:value-type="string">
            <text:p>Pooja Kulkarn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74.8" calcext:value-type="float">
            <text:p>74.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41]&lt;40;[.H441]&lt;40;[.J441]&lt;40;[.K44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41</text:p>
          </table:table-cell>
          <table:table-cell table:style-name="ce1" office:value-type="string" calcext:value-type="string">
            <text:p>Arjun Choudha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60.8" calcext:value-type="float">
            <text:p>60.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42]&lt;40;[.H442]&lt;40;[.J442]&lt;40;[.K44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42</text:p>
          </table:table-cell>
          <table:table-cell table:style-name="ce1" office:value-type="string" calcext:value-type="string">
            <text:p>Karan Ja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74.8" calcext:value-type="float">
            <text:p>74.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43]&lt;40;[.H443]&lt;40;[.J443]&lt;40;[.K44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43</text:p>
          </table:table-cell>
          <table:table-cell table:style-name="ce1" office:value-type="string" calcext:value-type="string">
            <text:p>Sneha Kulkarn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74.4" calcext:value-type="float">
            <text:p>74.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44]&lt;40;[.H444]&lt;40;[.J444]&lt;40;[.K44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44</text:p>
          </table:table-cell>
          <table:table-cell table:style-name="ce1" office:value-type="string" calcext:value-type="string">
            <text:p>Simran Sing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56.4" calcext:value-type="float">
            <text:p>56.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45]&lt;40;[.H445]&lt;40;[.J445]&lt;40;[.K44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45</text:p>
          </table:table-cell>
          <table:table-cell table:style-name="ce1" office:value-type="string" calcext:value-type="string">
            <text:p>Priya Redd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83.8" calcext:value-type="float">
            <text:p>83.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46]&lt;40;[.H446]&lt;40;[.J446]&lt;40;[.K44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46</text:p>
          </table:table-cell>
          <table:table-cell table:style-name="ce1" office:value-type="string" calcext:value-type="string">
            <text:p>Rohan Banerje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47]&lt;40;[.H447]&lt;40;[.J447]&lt;40;[.K44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47</text:p>
          </table:table-cell>
          <table:table-cell table:style-name="ce1" office:value-type="string" calcext:value-type="string">
            <text:p>Simran D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67.2" calcext:value-type="float">
            <text:p>67.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48]&lt;40;[.H448]&lt;40;[.J448]&lt;40;[.K44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48</text:p>
          </table:table-cell>
          <table:table-cell table:style-name="ce1" office:value-type="string" calcext:value-type="string">
            <text:p>Pooja D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74.2" calcext:value-type="float">
            <text:p>74.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49]&lt;40;[.H449]&lt;40;[.J449]&lt;40;[.K44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49</text:p>
          </table:table-cell>
          <table:table-cell table:style-name="ce1" office:value-type="string" calcext:value-type="string">
            <text:p>Tanvi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60.2" calcext:value-type="float">
            <text:p>60.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50]&lt;40;[.H450]&lt;40;[.J450]&lt;40;[.K45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50</text:p>
          </table:table-cell>
          <table:table-cell table:style-name="ce1" office:value-type="string" calcext:value-type="string">
            <text:p>Karan Ja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66.6" calcext:value-type="float">
            <text:p>66.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51]&lt;40;[.H451]&lt;40;[.J451]&lt;40;[.K45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51</text:p>
          </table:table-cell>
          <table:table-cell table:style-name="ce1" office:value-type="string" calcext:value-type="string">
            <text:p>Tanvi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67.6" calcext:value-type="float">
            <text:p>67.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52]&lt;40;[.H452]&lt;40;[.J452]&lt;40;[.K45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52</text:p>
          </table:table-cell>
          <table:table-cell table:style-name="ce1" office:value-type="string" calcext:value-type="string">
            <text:p>Karan Gupt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53]&lt;40;[.H453]&lt;40;[.J453]&lt;40;[.K45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53</text:p>
          </table:table-cell>
          <table:table-cell table:style-name="ce1" office:value-type="string" calcext:value-type="string">
            <text:p>Rahul Da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float" office:value="46" calcext:value-type="float">
            <text:p>4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61.8" calcext:value-type="float">
            <text:p>61.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54]&lt;40;[.H454]&lt;40;[.J454]&lt;40;[.K45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54</text:p>
          </table:table-cell>
          <table:table-cell table:style-name="ce1" office:value-type="string" calcext:value-type="string">
            <text:p>Karan Banerje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61.2" calcext:value-type="float">
            <text:p>61.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55]&lt;40;[.H455]&lt;40;[.J455]&lt;40;[.K45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55</text:p>
          </table:table-cell>
          <table:table-cell table:style-name="ce1" office:value-type="string" calcext:value-type="string">
            <text:p>Ritika Sing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56]&lt;40;[.H456]&lt;40;[.J456]&lt;40;[.K45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56</text:p>
          </table:table-cell>
          <table:table-cell table:style-name="ce1" office:value-type="string" calcext:value-type="string">
            <text:p>Karan Gup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2" table:style-name="ce1" office:value-type="float" office:value="63" calcext:value-type="float">
            <text:p>6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57]&lt;40;[.H457]&lt;40;[.J457]&lt;40;[.K45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57</text:p>
          </table:table-cell>
          <table:table-cell table:style-name="ce1" office:value-type="string" calcext:value-type="string">
            <text:p>Neha D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74.2" calcext:value-type="float">
            <text:p>74.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58]&lt;40;[.H458]&lt;40;[.J458]&lt;40;[.K45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58</text:p>
          </table:table-cell>
          <table:table-cell table:style-name="ce1" office:value-type="string" calcext:value-type="string">
            <text:p>Aditya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72.4" calcext:value-type="float">
            <text:p>72.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59]&lt;40;[.H459]&lt;40;[.J459]&lt;40;[.K45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59</text:p>
          </table:table-cell>
          <table:table-cell table:style-name="ce1" office:value-type="string" calcext:value-type="string">
            <text:p>Pooja Kulkarni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58.2" calcext:value-type="float">
            <text:p>58.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60]&lt;40;[.H460]&lt;40;[.J460]&lt;40;[.K46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60</text:p>
          </table:table-cell>
          <table:table-cell table:style-name="ce1" office:value-type="string" calcext:value-type="string">
            <text:p>Pooja Iy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60.6" calcext:value-type="float">
            <text:p>60.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61]&lt;40;[.H461]&lt;40;[.J461]&lt;40;[.K46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61</text:p>
          </table:table-cell>
          <table:table-cell table:style-name="ce1" office:value-type="string" calcext:value-type="string">
            <text:p>Aarav Gup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80.6" calcext:value-type="float">
            <text:p>80.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62]&lt;40;[.H462]&lt;40;[.J462]&lt;40;[.K46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62</text:p>
          </table:table-cell>
          <table:table-cell table:style-name="ce1" office:value-type="string" calcext:value-type="string">
            <text:p>Kavya Ve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80.8" calcext:value-type="float">
            <text:p>80.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63]&lt;40;[.H463]&lt;40;[.J463]&lt;40;[.K46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63</text:p>
          </table:table-cell>
          <table:table-cell table:style-name="ce1" office:value-type="string" calcext:value-type="string">
            <text:p>Ananya Pat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69.4" calcext:value-type="float">
            <text:p>69.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64]&lt;40;[.H464]&lt;40;[.J464]&lt;40;[.K46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64</text:p>
          </table:table-cell>
          <table:table-cell table:style-name="ce1" office:value-type="string" calcext:value-type="string">
            <text:p>Ritika Choudha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72.8" calcext:value-type="float">
            <text:p>72.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65]&lt;40;[.H465]&lt;40;[.J465]&lt;40;[.K46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65</text:p>
          </table:table-cell>
          <table:table-cell table:style-name="ce1" office:value-type="string" calcext:value-type="string">
            <text:p>Shreya Pate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62.6" calcext:value-type="float">
            <text:p>62.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66]&lt;40;[.H466]&lt;40;[.J466]&lt;40;[.K46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66</text:p>
          </table:table-cell>
          <table:table-cell table:style-name="ce1" office:value-type="string" calcext:value-type="string">
            <text:p>Ananya Ja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67]&lt;40;[.H467]&lt;40;[.J467]&lt;40;[.K46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67</text:p>
          </table:table-cell>
          <table:table-cell table:style-name="ce1" office:value-type="string" calcext:value-type="string">
            <text:p>Rahul Kulkarn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57.4" calcext:value-type="float">
            <text:p>57.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68]&lt;40;[.H468]&lt;40;[.J468]&lt;40;[.K46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68</text:p>
          </table:table-cell>
          <table:table-cell table:style-name="ce1" office:value-type="string" calcext:value-type="string">
            <text:p>Ritika Sharm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76.8" calcext:value-type="float">
            <text:p>76.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69]&lt;40;[.H469]&lt;40;[.J469]&lt;40;[.K46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69</text:p>
          </table:table-cell>
          <table:table-cell table:style-name="ce1" office:value-type="string" calcext:value-type="string">
            <text:p>Rohan Kau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77.4" calcext:value-type="float">
            <text:p>77.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70]&lt;40;[.H470]&lt;40;[.J470]&lt;40;[.K47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70</text:p>
          </table:table-cell>
          <table:table-cell table:style-name="ce1" office:value-type="string" calcext:value-type="string">
            <text:p>Simran Redd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71]&lt;40;[.H471]&lt;40;[.J471]&lt;40;[.K47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71</text:p>
          </table:table-cell>
          <table:table-cell table:style-name="ce1" office:value-type="string" calcext:value-type="string">
            <text:p>Sai Pat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72]&lt;40;[.H472]&lt;40;[.J472]&lt;40;[.K47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72</text:p>
          </table:table-cell>
          <table:table-cell table:style-name="ce1" office:value-type="string" calcext:value-type="string">
            <text:p>Ananya Banerje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51.8" calcext:value-type="float">
            <text:p>51.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73]&lt;40;[.H473]&lt;40;[.J473]&lt;40;[.K47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73</text:p>
          </table:table-cell>
          <table:table-cell table:style-name="ce1" office:value-type="string" calcext:value-type="string">
            <text:p>Priya D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66.4" calcext:value-type="float">
            <text:p>66.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74]&lt;40;[.H474]&lt;40;[.J474]&lt;40;[.K47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74</text:p>
          </table:table-cell>
          <table:table-cell table:style-name="ce1" office:value-type="string" calcext:value-type="string">
            <text:p>Karan Ve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77.8" calcext:value-type="float">
            <text:p>77.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75]&lt;40;[.H475]&lt;40;[.J475]&lt;40;[.K47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75</text:p>
          </table:table-cell>
          <table:table-cell table:style-name="ce1" office:value-type="string" calcext:value-type="string">
            <text:p>Ritika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84.6" calcext:value-type="float">
            <text:p>84.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76]&lt;40;[.H476]&lt;40;[.J476]&lt;40;[.K47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76</text:p>
          </table:table-cell>
          <table:table-cell table:style-name="ce1" office:value-type="string" calcext:value-type="string">
            <text:p>Kavya Sing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0.2" calcext:value-type="float">
            <text:p>70.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77]&lt;40;[.H477]&lt;40;[.J477]&lt;40;[.K47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77</text:p>
          </table:table-cell>
          <table:table-cell table:style-name="ce1" office:value-type="string" calcext:value-type="string">
            <text:p>Kavya Sing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64.6" calcext:value-type="float">
            <text:p>64.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78]&lt;40;[.H478]&lt;40;[.J478]&lt;40;[.K47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78</text:p>
          </table:table-cell>
          <table:table-cell table:style-name="ce1" office:value-type="string" calcext:value-type="string">
            <text:p>Vivaan Nai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79]&lt;40;[.H479]&lt;40;[.J479]&lt;40;[.K47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79</text:p>
          </table:table-cell>
          <table:table-cell table:style-name="ce1" office:value-type="string" calcext:value-type="string">
            <text:p>Arjun Gup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80]&lt;40;[.H480]&lt;40;[.J480]&lt;40;[.K48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80</text:p>
          </table:table-cell>
          <table:table-cell table:style-name="ce1" office:value-type="string" calcext:value-type="string">
            <text:p>Vivaan Banerje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68.2" calcext:value-type="float">
            <text:p>68.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81]&lt;40;[.H481]&lt;40;[.J481]&lt;40;[.K48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81</text:p>
          </table:table-cell>
          <table:table-cell table:style-name="ce1" office:value-type="string" calcext:value-type="string">
            <text:p>Ritika Ja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handigarh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80.2" calcext:value-type="float">
            <text:p>80.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82]&lt;40;[.H482]&lt;40;[.J482]&lt;40;[.K48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82</text:p>
          </table:table-cell>
          <table:table-cell table:style-name="ce1" office:value-type="string" calcext:value-type="string">
            <text:p>Shreya Sing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83]&lt;40;[.H483]&lt;40;[.J483]&lt;40;[.K48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83</text:p>
          </table:table-cell>
          <table:table-cell table:style-name="ce1" office:value-type="string" calcext:value-type="string">
            <text:p>Pooja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80.6" calcext:value-type="float">
            <text:p>80.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84]&lt;40;[.H484]&lt;40;[.J484]&lt;40;[.K48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84</text:p>
          </table:table-cell>
          <table:table-cell table:style-name="ce1" office:value-type="string" calcext:value-type="string">
            <text:p>Shreya Redd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85]&lt;40;[.H485]&lt;40;[.J485]&lt;40;[.K48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85</text:p>
          </table:table-cell>
          <table:table-cell table:style-name="ce1" office:value-type="string" calcext:value-type="string">
            <text:p>Tanvi Shar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86]&lt;40;[.H486]&lt;40;[.J486]&lt;40;[.K48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86</text:p>
          </table:table-cell>
          <table:table-cell table:style-name="ce1" office:value-type="string" calcext:value-type="string">
            <text:p>Ritika Choudha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72.4" calcext:value-type="float">
            <text:p>72.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87]&lt;40;[.H487]&lt;40;[.J487]&lt;40;[.K48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87</text:p>
          </table:table-cell>
          <table:table-cell table:style-name="ce1" office:value-type="string" calcext:value-type="string">
            <text:p>Simran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hopal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80.2" calcext:value-type="float">
            <text:p>80.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88]&lt;40;[.H488]&lt;40;[.J488]&lt;40;[.K48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88</text:p>
          </table:table-cell>
          <table:table-cell table:style-name="ce1" office:value-type="string" calcext:value-type="string">
            <text:p>Kavya Iy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89]&lt;40;[.H489]&lt;40;[.J489]&lt;40;[.K48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89</text:p>
          </table:table-cell>
          <table:table-cell table:style-name="ce1" office:value-type="string" calcext:value-type="string">
            <text:p>Sneha Kau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72.2" calcext:value-type="float">
            <text:p>72.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90]&lt;40;[.H490]&lt;40;[.J490]&lt;40;[.K49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90</text:p>
          </table:table-cell>
          <table:table-cell table:style-name="ce1" office:value-type="string" calcext:value-type="string">
            <text:p>Pooja Redd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62.6" calcext:value-type="float">
            <text:p>62.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91]&lt;40;[.H491]&lt;40;[.J491]&lt;40;[.K49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91</text:p>
          </table:table-cell>
          <table:table-cell table:style-name="ce1" office:value-type="string" calcext:value-type="string">
            <text:p>Tanvi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72.8" calcext:value-type="float">
            <text:p>72.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92]&lt;40;[.H492]&lt;40;[.J492]&lt;40;[.K492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92</text:p>
          </table:table-cell>
          <table:table-cell table:style-name="ce1" office:value-type="string" calcext:value-type="string">
            <text:p>Aditya Banerje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75.4" calcext:value-type="float">
            <text:p>75.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93]&lt;40;[.H493]&lt;40;[.J493]&lt;40;[.K493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93</text:p>
          </table:table-cell>
          <table:table-cell table:style-name="ce1" office:value-type="string" calcext:value-type="string">
            <text:p>Simran D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52.4" calcext:value-type="float">
            <text:p>52.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94]&lt;40;[.H494]&lt;40;[.J494]&lt;40;[.K494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94</text:p>
          </table:table-cell>
          <table:table-cell table:style-name="ce1" office:value-type="string" calcext:value-type="string">
            <text:p>Meera Banerje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umbai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73.8" calcext:value-type="float">
            <text:p>73.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495]&lt;40;[.H495]&lt;40;[.J495]&lt;40;[.K495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95</text:p>
          </table:table-cell>
          <table:table-cell table:style-name="ce1" office:value-type="string" calcext:value-type="string">
            <text:p>Sneha Yada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aipur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74.8" calcext:value-type="float">
            <text:p>74.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96]&lt;40;[.H496]&lt;40;[.J496]&lt;40;[.K496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96</text:p>
          </table:table-cell>
          <table:table-cell table:style-name="ce1" office:value-type="string" calcext:value-type="string">
            <text:p>Ritika Gupt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atna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74.2" calcext:value-type="float">
            <text:p>74.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97]&lt;40;[.H497]&lt;40;[.J497]&lt;40;[.K497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97</text:p>
          </table:table-cell>
          <table:table-cell table:style-name="ce1" office:value-type="string" calcext:value-type="string">
            <text:p>Rohan Iy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73.2" calcext:value-type="float">
            <text:p>73.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98]&lt;40;[.H498]&lt;40;[.J498]&lt;40;[.K498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98</text:p>
          </table:table-cell>
          <table:table-cell table:style-name="ce1" office:value-type="string" calcext:value-type="string">
            <text:p>Meera Iy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ucknow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80.4" calcext:value-type="float">
            <text:p>80.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Topper" calcext:value-type="string">
            <text:p>Topper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499]&lt;40;[.H499]&lt;40;[.J499]&lt;40;[.K499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499</text:p>
          </table:table-cell>
          <table:table-cell table:style-name="ce1" office:value-type="string" calcext:value-type="string">
            <text:p>Kavya Iy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olkata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69.2" calcext:value-type="float">
            <text:p>69.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Low" calcext:value-type="string">
            <text:p>Low</text:p>
          </table:table-cell>
          <table:table-cell table:style-name="ce1" table:formula="of:=IF(OR([.G500]&lt;40;[.H500]&lt;40;[.J500]&lt;40;[.K500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STD-1500</text:p>
          </table:table-cell>
          <table:table-cell table:style-name="ce1" office:value-type="string" calcext:value-type="string">
            <text:p>Priya Choudha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61.2" calcext:value-type="float">
            <text:p>61.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ass</text:p>
          </table:table-cell>
          <table:table-cell table:style-name="ce1" table:formula="of:=IF([.M$1:.M$1048576]&gt;75;&quot;Topper&quot;;&quot;Average&quot;)" office:value-type="string" office:string-value="Average" calcext:value-type="string">
            <text:p>Average</text:p>
          </table:table-cell>
          <table:table-cell table:style-name="ce1" table:formula="of:=IF([.N$1:.N$1048576]&lt;70;&quot;Low&quot;;&quot;OK&quot;)" office:value-type="string" office:string-value="OK" calcext:value-type="string">
            <text:p>OK</text:p>
          </table:table-cell>
          <table:table-cell table:style-name="ce1" table:formula="of:=IF(OR([.G501]&lt;40;[.H501]&lt;40;[.J501]&lt;40;[.K501]&lt;40);&quot;FAIL&quot;;&quot;PASS&quot;)" office:value-type="string" office:string-value="PASS" calcext:value-type="string">
            <text:p>PASS</text:p>
          </table:table-cell>
          <table:table-cell table:number-columns-repeated="1006"/>
        </table:table-row>
        <table:table-row table:style-name="ro2" table:number-rows-repeated="4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udent_5f_Data" style:display-name="PageStyle_Student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525" meta:object-count="0"/>
    <meta:generator>LibreOfficeDev/6.0.5.2$Linux_X86_64 LibreOffice_project/</meta:generator>
  </office:meta>
</office:document-meta>
</file>